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61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6134in"/>
    </style:style>
    <style:style style:name="co4" style:family="table-column">
      <style:table-column-properties fo:break-before="auto" style:column-width="0.6453in"/>
    </style:style>
    <style:style style:name="co5" style:family="table-column">
      <style:table-column-properties fo:break-before="auto" style:column-width="0.52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8"/>
    <style:style style:name="ce3" style:family="table-cell" style:parent-style-name="Default" style:data-style-name="N118">
      <style:map style:condition="cell-content()&gt;0.5" style:apply-style-name="red" style:base-cell-address="Sheet1.E1"/>
    </style:style>
    <style:style style:name="ce4" style:family="table-cell" style:parent-style-name="Default">
      <style:map style:condition="cell-content()&gt;0.5" style:apply-style-name="red" style:base-cell-address="Sheet1.E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column table:style-name="co6" table:default-cell-style-name="ce2"/>
        <table:table-column table:style-name="co6" table:default-cell-style-name="Default"/>
        <table:table-column table:style-name="co6" table:default-cell-style-name="ce4"/>
        <table:table-row table:style-name="ro1">
          <table:table-cell office:value-type="string">
            <text:p>tick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3" office:value-type="string">
            <text:p>deltaG/sec</text:p>
          </table:table-cell>
          <table:table-cell table:number-columns-repeated="2"/>
          <table:table-cell office:value-type="string">
            <text:p>Length</text:p>
          </table:table-cell>
          <table:table-cell office:value-type="string">
            <text:p>delta</text:p>
          </table:table-cell>
          <table:table-cell office:value-type="string">
            <text:p>deltaAverage/samples</text:p>
          </table:table-cell>
        </table:table-row>
        <table:table-row table:style-name="ro1">
          <table:table-cell office:value-type="float" office:value="63428298408187">
            <text:p>63428298408187</text:p>
          </table:table-cell>
          <table:table-cell table:style-name="ce2" office:value-type="float" office:value="0.0078125">
            <text:p>0.0078</text:p>
          </table:table-cell>
          <table:table-cell table:style-name="ce2" office:value-type="float" office:value="-0.0703125">
            <text:p>-0.0703</text:p>
          </table:table-cell>
          <table:table-cell table:style-name="ce2" office:value-type="float" office:value="1.0234375">
            <text:p>1.0234</text:p>
          </table:table-cell>
          <table:table-cell table:style-name="ce3" office:value-type="float" office:value="0.0000223110293011697">
            <text:p>0.0000</text:p>
          </table:table-cell>
          <table:table-cell office:value-type="float" office:value="0">
            <text:p>0.0000</text:p>
          </table:table-cell>
          <table:table-cell table:formula="of:=[.$A$2]-[.A2]" office:value-type="float" office:value="0">
            <text:p>0.0000</text:p>
          </table:table-cell>
          <table:table-cell table:formula="of:=SQRT([.B2]*[.B2]+[.C2]*[.C2]+[.D2]*[.D3])" office:value-type="float" office:value="1.02587971966442">
            <text:p>1.0259</text:p>
          </table:table-cell>
          <table:table-cell table:number-columns-repeated="2" office:value-type="float" office:value="0">
            <text:p>0.0000</text:p>
          </table:table-cell>
        </table:table-row>
        <table:table-row table:style-name="ro1">
          <table:table-cell office:value-type="float" office:value="63428298408573">
            <text:p>63428298408573</text:p>
          </table:table-cell>
          <table:table-cell table:style-name="ce2" office:value-type="float" office:value="0.0078125">
            <text:p>0.0078</text:p>
          </table:table-cell>
          <table:table-cell table:style-name="ce2" office:value-type="float" office:value="-0.07421875">
            <text:p>-0.0742</text:p>
          </table:table-cell>
          <table:table-cell table:style-name="ce2" office:value-type="float" office:value="1.0234375">
            <text:p>1.0234</text:p>
          </table:table-cell>
          <table:table-cell table:style-name="ce3" office:value-type="float" office:value="0.000297440505137025">
            <text:p>0.0003</text:p>
          </table:table-cell>
          <table:table-cell table:formula="of:=+[.A3]-[.A2]" office:value-type="float" office:value="386">
            <text:p>386.0000</text:p>
          </table:table-cell>
          <table:table-cell table:formula="of:=([.A3]-[.$A$2])/1000" office:value-type="float" office:value="0.386">
            <text:p>0.3860</text:p>
          </table:table-cell>
          <table:table-cell table:formula="of:=SQRT([.B3]*[.B3]+[.C3]*[.C3]+[.D3]*[.D4])" office:value-type="float" office:value="1.02615484914026">
            <text:p>1.0262</text:p>
          </table:table-cell>
          <table:table-cell table:formula="of:=ABS([.H3]-[.H2])" office:value-type="float" office:value="0.000275129475836078">
            <text:p>0.0003</text:p>
          </table:table-cell>
          <table:table-cell table:formula="of:=SUM([.I2];[.I3])/COUNT([.$I$2];[.I3])" office:value-type="float" office:value="0.000137564737918039">
            <text:p>0.0001</text:p>
          </table:table-cell>
        </table:table-row>
        <table:table-row table:style-name="ro1">
          <table:table-cell office:value-type="float" office:value="63428298409075">
            <text:p>63428298409075</text:p>
          </table:table-cell>
          <table:table-cell table:style-name="ce2" office:value-type="float" office:value="0.0078125">
            <text:p>0.0078</text:p>
          </table:table-cell>
          <table:table-cell table:style-name="ce2" office:value-type="float" office:value="-0.07421875">
            <text:p>-0.0742</text:p>
          </table:table-cell>
          <table:table-cell table:style-name="ce2" office:value-type="float" office:value="1.0234375">
            <text:p>1.0234</text:p>
          </table:table-cell>
          <table:table-cell table:style-name="ce3" office:value-type="float" office:value="0.000297440505137025">
            <text:p>0.0003</text:p>
          </table:table-cell>
          <table:table-cell table:formula="of:=+[.A4]-[.A3]" office:value-type="float" office:value="502">
            <text:p>502.0000</text:p>
          </table:table-cell>
          <table:table-cell table:formula="of:=([.A4]-[.$A$2])/1000" office:value-type="float" office:value="0.888">
            <text:p>0.8880</text:p>
          </table:table-cell>
          <table:table-cell table:formula="of:=SQRT([.B4]*[.B4]+[.C4]*[.C4]+[.D4]*[.D5])" office:value-type="float" office:value="1.02810095669075">
            <text:p>1.0281</text:p>
          </table:table-cell>
          <table:table-cell table:formula="of:=ABS([.H4]-[.H3])" office:value-type="float" office:value="0.00194610755049451">
            <text:p>0.0019</text:p>
          </table:table-cell>
          <table:table-cell table:formula="of:=SUM([.I3];[.I4])/COUNT([.$I$2];[.I4])" office:value-type="float" office:value="0.0011106185131653">
            <text:p>0.0011</text:p>
          </table:table-cell>
        </table:table-row>
        <table:table-row table:style-name="ro1">
          <table:table-cell office:value-type="float" office:value="63428298409578">
            <text:p>63428298409578</text:p>
          </table:table-cell>
          <table:table-cell table:style-name="ce2" office:value-type="float" office:value="0.01171875">
            <text:p>0.0117</text:p>
          </table:table-cell>
          <table:table-cell table:style-name="ce2" office:value-type="float" office:value="-0.07421875">
            <text:p>-0.0742</text:p>
          </table:table-cell>
          <table:table-cell table:style-name="ce2" office:value-type="float" office:value="1.02734375">
            <text:p>1.0273</text:p>
          </table:table-cell>
          <table:table-cell table:style-name="ce3" office:value-type="float" office:value="0.00423041898793697">
            <text:p>0.0042</text:p>
          </table:table-cell>
          <table:table-cell table:formula="of:=+[.A5]-[.A4]" office:value-type="float" office:value="503">
            <text:p>503.0000</text:p>
          </table:table-cell>
          <table:table-cell table:formula="of:=([.A5]-[.$A$2])/1000" office:value-type="float" office:value="1.391">
            <text:p>1.3910</text:p>
          </table:table-cell>
          <table:table-cell table:formula="of:=SQRT([.B5]*[.B5]+[.C5]*[.C5]+[.D5]*[.D6])" office:value-type="float" office:value="1.02422739079116">
            <text:p>1.0242</text:p>
          </table:table-cell>
          <table:table-cell table:formula="of:=ABS([.H5]-[.H4])" office:value-type="float" office:value="0.00387356589958743">
            <text:p>0.0039</text:p>
          </table:table-cell>
          <table:table-cell table:formula="of:=SUM([.I4];[.I5])/COUNT([.$I$2];[.I5])" office:value-type="float" office:value="0.00290983672504097">
            <text:p>0.0029</text:p>
          </table:table-cell>
        </table:table-row>
        <table:table-row table:style-name="ro1">
          <table:table-cell office:value-type="float" office:value="63428298410081">
            <text:p>63428298410081</text:p>
          </table:table-cell>
          <table:table-cell table:style-name="ce2" office:value-type="float" office:value="0.0078125">
            <text:p>0.0078</text:p>
          </table:table-cell>
          <table:table-cell table:style-name="ce2" office:value-type="float" office:value="-0.0703125">
            <text:p>-0.0703</text:p>
          </table:table-cell>
          <table:table-cell table:style-name="ce2" office:value-type="float" office:value="1.015625">
            <text:p>1.0156</text:p>
          </table:table-cell>
          <table:table-cell table:style-name="ce3" office:value-type="float" office:value="0.00777144790415041">
            <text:p>0.0078</text:p>
          </table:table-cell>
          <table:table-cell table:formula="of:=+[.A6]-[.A5]" office:value-type="float" office:value="503">
            <text:p>503.0000</text:p>
          </table:table-cell>
          <table:table-cell table:formula="of:=([.A6]-[.$A$2])/1000" office:value-type="float" office:value="1.894">
            <text:p>1.8940</text:p>
          </table:table-cell>
          <table:table-cell table:formula="of:=SQRT([.B6]*[.B6]+[.C6]*[.C6]+[.D6]*[.D7])" office:value-type="float" office:value="1.02197533911049">
            <text:p>1.0220</text:p>
          </table:table-cell>
          <table:table-cell table:formula="of:=ABS([.H6]-[.H5])" office:value-type="float" office:value="0.00225205168067411">
            <text:p>0.0023</text:p>
          </table:table-cell>
          <table:table-cell table:formula="of:=SUM([.I5];[.I6])/COUNT([.$I$2];[.I6])" office:value-type="float" office:value="0.00306280879013077">
            <text:p>0.0031</text:p>
          </table:table-cell>
        </table:table-row>
        <table:table-row table:style-name="ro1">
          <table:table-cell office:value-type="float" office:value="63428298410582">
            <text:p>63428298410582</text:p>
          </table:table-cell>
          <table:table-cell table:style-name="ce2" office:value-type="float" office:value="0.0078125">
            <text:p>0.0078</text:p>
          </table:table-cell>
          <table:table-cell table:style-name="ce2" office:value-type="float" office:value="-0.06640625">
            <text:p>-0.0664</text:p>
          </table:table-cell>
          <table:table-cell table:style-name="ce2" office:value-type="float" office:value="1.0234375">
            <text:p>1.0234</text:p>
          </table:table-cell>
          <table:table-cell table:style-name="ce3" office:value-type="float" office:value="0.000238014511957152">
            <text:p>0.0002</text:p>
          </table:table-cell>
          <table:table-cell table:formula="of:=+[.A7]-[.A6]" office:value-type="float" office:value="501">
            <text:p>501.0000</text:p>
          </table:table-cell>
          <table:table-cell table:formula="of:=([.A7]-[.$A$2])/1000" office:value-type="float" office:value="2.395">
            <text:p>2.3950</text:p>
          </table:table-cell>
          <table:table-cell table:formula="of:=SQRT([.B7]*[.B7]+[.C7]*[.C7]+[.D7]*[.D8])" office:value-type="float" office:value="1.02561939412316">
            <text:p>1.0256</text:p>
          </table:table-cell>
          <table:table-cell table:formula="of:=ABS([.H7]-[.H6])" office:value-type="float" office:value="0.00364405501267284">
            <text:p>0.0036</text:p>
          </table:table-cell>
          <table:table-cell table:formula="of:=SUM([.I6];[.I7])/COUNT([.$I$2];[.I7])" office:value-type="float" office:value="0.00294805334667347">
            <text:p>0.0029</text:p>
          </table:table-cell>
        </table:table-row>
        <table:table-row table:style-name="ro1">
          <table:table-cell office:value-type="float" office:value="63428298411085">
            <text:p>63428298411085</text:p>
          </table:table-cell>
          <table:table-cell table:style-name="ce2" office:value-type="float" office:value="0.01171875">
            <text:p>0.0117</text:p>
          </table:table-cell>
          <table:table-cell table:style-name="ce2" office:value-type="float" office:value="-0.06640625">
            <text:p>-0.0664</text:p>
          </table:table-cell>
          <table:table-cell table:style-name="ce2" office:value-type="float" office:value="1.0234375">
            <text:p>1.0234</text:p>
          </table:table-cell>
          <table:table-cell table:style-name="ce3" office:value-type="float" office:value="0.000200821103564008">
            <text:p>0.0002</text:p>
          </table:table-cell>
          <table:table-cell table:formula="of:=+[.A8]-[.A7]" office:value-type="float" office:value="503">
            <text:p>503.0000</text:p>
          </table:table-cell>
          <table:table-cell table:formula="of:=([.A8]-[.$A$2])/1000" office:value-type="float" office:value="2.898">
            <text:p>2.8980</text:p>
          </table:table-cell>
          <table:table-cell table:formula="of:=SQRT([.B8]*[.B8]+[.C8]*[.C8]+[.D8]*[.D9])" office:value-type="float" office:value="1.02370583314373">
            <text:p>1.0237</text:p>
          </table:table-cell>
          <table:table-cell table:formula="of:=ABS([.H8]-[.H7])" office:value-type="float" office:value="0.00191356097943163">
            <text:p>0.0019</text:p>
          </table:table-cell>
          <table:table-cell table:formula="of:=SUM([.I7];[.I8])/COUNT([.$I$2];[.I8])" office:value-type="float" office:value="0.00277880799605223">
            <text:p>0.0028</text:p>
          </table:table-cell>
        </table:table-row>
        <table:table-row table:style-name="ro1">
          <table:table-cell office:value-type="float" office:value="63428298411655">
            <text:p>63428298411655</text:p>
          </table:table-cell>
          <table:table-cell table:style-name="ce2" office:value-type="float" office:value="0.0078125">
            <text:p>0.0078</text:p>
          </table:table-cell>
          <table:table-cell table:style-name="ce2" office:value-type="float" office:value="-0.0625">
            <text:p>-0.0625</text:p>
          </table:table-cell>
          <table:table-cell table:style-name="ce2" office:value-type="float" office:value="1.01953125">
            <text:p>1.0195</text:p>
          </table:table-cell>
          <table:table-cell table:style-name="ce3" office:value-type="float" office:value="0.00438236983935303">
            <text:p>0.0044</text:p>
          </table:table-cell>
          <table:table-cell table:formula="of:=+[.A9]-[.A8]" office:value-type="float" office:value="570">
            <text:p>570.0000</text:p>
          </table:table-cell>
          <table:table-cell table:formula="of:=([.A9]-[.$A$2])/1000" office:value-type="float" office:value="3.468">
            <text:p>3.4680</text:p>
          </table:table-cell>
          <table:table-cell table:formula="of:=SQRT([.B9]*[.B9]+[.C9]*[.C9]+[.D9]*[.D10])" office:value-type="float" office:value="1.02147503879577">
            <text:p>1.0215</text:p>
          </table:table-cell>
          <table:table-cell table:formula="of:=ABS([.H9]-[.H8])" office:value-type="float" office:value="0.00223079434796425">
            <text:p>0.0022</text:p>
          </table:table-cell>
          <table:table-cell table:formula="of:=SUM([.I8];[.I9])/COUNT([.$I$2];[.I9])" office:value-type="float" office:value="0.00207217766369794">
            <text:p>0.0021</text:p>
          </table:table-cell>
        </table:table-row>
        <table:table-row table:style-name="ro1">
          <table:table-cell office:value-type="float" office:value="63428298412091">
            <text:p>63428298412091</text:p>
          </table:table-cell>
          <table:table-cell table:style-name="ce2" office:value-type="float" office:value="0.0078125">
            <text:p>0.0078</text:p>
          </table:table-cell>
          <table:table-cell table:style-name="ce2" office:value-type="float" office:value="-0.07421875">
            <text:p>-0.0742</text:p>
          </table:table-cell>
          <table:table-cell table:style-name="ce2" office:value-type="float" office:value="1.01953125">
            <text:p>1.0195</text:p>
          </table:table-cell>
          <table:table-cell table:style-name="ce3" office:value-type="float" office:value="0.00359842592360748">
            <text:p>0.0036</text:p>
          </table:table-cell>
          <table:table-cell table:formula="of:=+[.A10]-[.A9]" office:value-type="float" office:value="436">
            <text:p>436.0000</text:p>
          </table:table-cell>
          <table:table-cell table:formula="of:=([.A10]-[.$A$2])/1000" office:value-type="float" office:value="3.904">
            <text:p>3.9040</text:p>
          </table:table-cell>
          <table:table-cell table:formula="of:=SQRT([.B10]*[.B10]+[.C10]*[.C10]+[.D10]*[.D11])" office:value-type="float" office:value="1.02225898271151">
            <text:p>1.0223</text:p>
          </table:table-cell>
          <table:table-cell table:formula="of:=ABS([.H10]-[.H9])" office:value-type="float" office:value="0.000783943915745322">
            <text:p>0.0008</text:p>
          </table:table-cell>
          <table:table-cell table:formula="of:=SUM([.I9];[.I10])/COUNT([.$I$2];[.I10])" office:value-type="float" office:value="0.00150736913185479">
            <text:p>0.0015</text:p>
          </table:table-cell>
        </table:table-row>
        <table:table-row table:style-name="ro1">
          <table:table-cell office:value-type="float" office:value="63428298412593">
            <text:p>63428298412593</text:p>
          </table:table-cell>
          <table:table-cell table:style-name="ce2" office:value-type="float" office:value="0.01171875">
            <text:p>0.0117</text:p>
          </table:table-cell>
          <table:table-cell table:style-name="ce2" office:value-type="float" office:value="-0.06640625">
            <text:p>-0.0664</text:p>
          </table:table-cell>
          <table:table-cell table:style-name="ce2" office:value-type="float" office:value="1.01953125">
            <text:p>1.0195</text:p>
          </table:table-cell>
          <table:table-cell table:style-name="ce3" office:value-type="float" office:value="0.00409858735331237">
            <text:p>0.0041</text:p>
          </table:table-cell>
          <table:table-cell table:formula="of:=+[.A11]-[.A10]" office:value-type="float" office:value="502">
            <text:p>502.0000</text:p>
          </table:table-cell>
          <table:table-cell table:formula="of:=([.A11]-[.$A$2])/1000" office:value-type="float" office:value="4.406">
            <text:p>4.4060</text:p>
          </table:table-cell>
          <table:table-cell table:formula="of:=SQRT([.B11]*[.B11]+[.C11]*[.C11]+[.D11]*[.D12])" office:value-type="float" office:value="1.02370583314373">
            <text:p>1.0237</text:p>
          </table:table-cell>
          <table:table-cell table:formula="of:=ABS([.H11]-[.H10])" office:value-type="float" office:value="0.00144685043221893">
            <text:p>0.0014</text:p>
          </table:table-cell>
          <table:table-cell table:formula="of:=SUM([.I10];[.I11])/COUNT([.$I$2];[.I11])" office:value-type="float" office:value="0.00111539717398212">
            <text:p>0.0011</text:p>
          </table:table-cell>
        </table:table-row>
        <table:table-row table:style-name="ro1">
          <table:table-cell office:value-type="float" office:value="63428298413095">
            <text:p>63428298413095</text:p>
          </table:table-cell>
          <table:table-cell table:style-name="ce2" office:value-type="float" office:value="0.00390625">
            <text:p>0.0039</text:p>
          </table:table-cell>
          <table:table-cell table:style-name="ce2" office:value-type="float" office:value="-0.06640625">
            <text:p>-0.0664</text:p>
          </table:table-cell>
          <table:table-cell table:style-name="ce2" office:value-type="float" office:value="1.0234375">
            <text:p>1.0234</text:p>
          </table:table-cell>
          <table:table-cell table:style-name="ce3" office:value-type="float" office:value="0.000260331204428477">
            <text:p>0.0003</text:p>
          </table:table-cell>
          <table:table-cell table:formula="of:=+[.A12]-[.A11]" office:value-type="float" office:value="502">
            <text:p>502.0000</text:p>
          </table:table-cell>
          <table:table-cell table:formula="of:=([.A12]-[.$A$2])/1000" office:value-type="float" office:value="4.908">
            <text:p>4.9080</text:p>
          </table:table-cell>
          <table:table-cell table:formula="of:=SQRT([.B12]*[.B12]+[.C12]*[.C12]+[.D12]*[.D13])" office:value-type="float" office:value="1.02559707743069">
            <text:p>1.0256</text:p>
          </table:table-cell>
          <table:table-cell table:formula="of:=ABS([.H12]-[.H11])" office:value-type="float" office:value="0.0018912442869603">
            <text:p>0.0019</text:p>
          </table:table-cell>
          <table:table-cell table:formula="of:=SUM([.I11];[.I12])/COUNT([.$I$2];[.I12])" office:value-type="float" office:value="0.00166904735958962">
            <text:p>0.0017</text:p>
          </table:table-cell>
        </table:table-row>
        <table:table-row table:style-name="ro1">
          <table:table-cell office:value-type="float" office:value="63428298413598">
            <text:p>63428298413598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-0.06640625">
            <text:p>-0.0664</text:p>
          </table:table-cell>
          <table:table-cell table:style-name="ce2" office:value-type="float" office:value="1.0234375">
            <text:p>1.0234</text:p>
          </table:table-cell>
          <table:table-cell table:style-name="ce3" office:value-type="float" office:value="0.000267770209831708">
            <text:p>0.0003</text:p>
          </table:table-cell>
          <table:table-cell table:formula="of:=+[.A13]-[.A12]" office:value-type="float" office:value="503">
            <text:p>503.0000</text:p>
          </table:table-cell>
          <table:table-cell table:formula="of:=([.A13]-[.$A$2])/1000" office:value-type="float" office:value="5.411">
            <text:p>5.4110</text:p>
          </table:table-cell>
          <table:table-cell table:formula="of:=SQRT([.B13]*[.B13]+[.C13]*[.C13]+[.D13]*[.D14])" office:value-type="float" office:value="1.02168414932236">
            <text:p>1.0217</text:p>
          </table:table-cell>
          <table:table-cell table:formula="of:=ABS([.H13]-[.H12])" office:value-type="float" office:value="0.003912928108327">
            <text:p>0.0039</text:p>
          </table:table-cell>
          <table:table-cell table:formula="of:=SUM([.I12];[.I13])/COUNT([.$I$2];[.I13])" office:value-type="float" office:value="0.00290208619764365">
            <text:p>0.0029</text:p>
          </table:table-cell>
        </table:table-row>
        <table:table-row table:style-name="ro1">
          <table:table-cell office:value-type="float" office:value="63428298414101">
            <text:p>63428298414101</text:p>
          </table:table-cell>
          <table:table-cell table:style-name="ce2" office:value-type="float" office:value="0.0078125">
            <text:p>0.0078</text:p>
          </table:table-cell>
          <table:table-cell table:style-name="ce2" office:value-type="float" office:value="-0.06640625">
            <text:p>-0.0664</text:p>
          </table:table-cell>
          <table:table-cell table:style-name="ce2" office:value-type="float" office:value="1.015625">
            <text:p>1.0156</text:p>
          </table:table-cell>
          <table:table-cell table:style-name="ce3" office:value-type="float" office:value="0.00803376682858681">
            <text:p>0.0080</text:p>
          </table:table-cell>
          <table:table-cell table:formula="of:=+[.A14]-[.A13]" office:value-type="float" office:value="503">
            <text:p>503.0000</text:p>
          </table:table-cell>
          <table:table-cell table:formula="of:=([.A14]-[.$A$2])/1000" office:value-type="float" office:value="5.914">
            <text:p>5.9140</text:p>
          </table:table-cell>
          <table:table-cell table:formula="of:=SQRT([.B14]*[.B14]+[.C14]*[.C14]+[.D14]*[.D15])" office:value-type="float" office:value="1.01782364180653">
            <text:p>1.0178</text:p>
          </table:table-cell>
          <table:table-cell table:formula="of:=ABS([.H14]-[.H13])" office:value-type="float" office:value="0.00386050751583156">
            <text:p>0.0039</text:p>
          </table:table-cell>
          <table:table-cell table:formula="of:=SUM([.I13];[.I14])/COUNT([.$I$2];[.I14])" office:value-type="float" office:value="0.00388671781207928">
            <text:p>0.0039</text:p>
          </table:table-cell>
        </table:table-row>
        <table:table-row table:style-name="ro1">
          <table:table-cell office:value-type="float" office:value="63428298414603">
            <text:p>63428298414603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-0.0703125">
            <text:p>-0.0703</text:p>
          </table:table-cell>
          <table:table-cell table:style-name="ce2" office:value-type="float" office:value="1.015625">
            <text:p>1.0156</text:p>
          </table:table-cell>
          <table:table-cell table:style-name="ce3" office:value-type="float" office:value="0.00780142378887816">
            <text:p>0.0078</text:p>
          </table:table-cell>
          <table:table-cell table:formula="of:=+[.A15]-[.A14]" office:value-type="float" office:value="502">
            <text:p>502.0000</text:p>
          </table:table-cell>
          <table:table-cell table:formula="of:=([.A15]-[.$A$2])/1000" office:value-type="float" office:value="6.416">
            <text:p>6.4160</text:p>
          </table:table-cell>
          <table:table-cell table:formula="of:=SQRT([.B15]*[.B15]+[.C15]*[.C15]+[.D15]*[.D16])" office:value-type="float" office:value="1.01805598484624">
            <text:p>1.0181</text:p>
          </table:table-cell>
          <table:table-cell table:formula="of:=ABS([.H15]-[.H14])" office:value-type="float" office:value="0.000232343039708649">
            <text:p>0.0002</text:p>
          </table:table-cell>
          <table:table-cell table:formula="of:=SUM([.I14];[.I15])/COUNT([.$I$2];[.I15])" office:value-type="float" office:value="0.0020464252777701">
            <text:p>0.0020</text:p>
          </table:table-cell>
        </table:table-row>
        <table:table-row table:style-name="ro1">
          <table:table-cell office:value-type="float" office:value="63428298415107">
            <text:p>63428298415107</text:p>
          </table:table-cell>
          <table:table-cell table:style-name="ce2" office:value-type="float" office:value="0.00390625">
            <text:p>0.0039</text:p>
          </table:table-cell>
          <table:table-cell table:style-name="ce2" office:value-type="float" office:value="-0.0703125">
            <text:p>-0.0703</text:p>
          </table:table-cell>
          <table:table-cell table:style-name="ce2" office:value-type="float" office:value="1.015625">
            <text:p>1.0156</text:p>
          </table:table-cell>
          <table:table-cell table:style-name="ce3" office:value-type="float" office:value="0.00779392973495163">
            <text:p>0.0078</text:p>
          </table:table-cell>
          <table:table-cell table:formula="of:=+[.A16]-[.A15]" office:value-type="float" office:value="504">
            <text:p>504.0000</text:p>
          </table:table-cell>
          <table:table-cell table:formula="of:=([.A16]-[.$A$2])/1000" office:value-type="float" office:value="6.92">
            <text:p>6.9200</text:p>
          </table:table-cell>
          <table:table-cell table:formula="of:=SQRT([.B16]*[.B16]+[.C16]*[.C16]+[.D16]*[.D17])" office:value-type="float" office:value="1.0219529428417">
            <text:p>1.0220</text:p>
          </table:table-cell>
          <table:table-cell table:formula="of:=ABS([.H16]-[.H15])" office:value-type="float" office:value="0.00389695799545953">
            <text:p>0.0039</text:p>
          </table:table-cell>
          <table:table-cell table:formula="of:=SUM([.I15];[.I16])/COUNT([.$I$2];[.I16])" office:value-type="float" office:value="0.00206465051758409">
            <text:p>0.0021</text:p>
          </table:table-cell>
        </table:table-row>
        <table:table-row table:style-name="ro1">
          <table:table-cell office:value-type="float" office:value="63428298415672">
            <text:p>63428298415672</text:p>
          </table:table-cell>
          <table:table-cell table:style-name="ce2" office:value-type="float" office:value="0.04296875">
            <text:p>0.0430</text:p>
          </table:table-cell>
          <table:table-cell table:style-name="ce2" office:value-type="float" office:value="-0.05078125">
            <text:p>-0.0508</text:p>
          </table:table-cell>
          <table:table-cell table:style-name="ce2" office:value-type="float" office:value="1.0234375">
            <text:p>1.0234</text:p>
          </table:table-cell>
          <table:table-cell table:style-name="ce3" office:value-type="float" office:value="0.000260331204428477">
            <text:p>0.0003</text:p>
          </table:table-cell>
          <table:table-cell table:formula="of:=+[.A17]-[.A16]" office:value-type="float" office:value="565">
            <text:p>565.0000</text:p>
          </table:table-cell>
          <table:table-cell table:formula="of:=([.A17]-[.$A$2])/1000" office:value-type="float" office:value="7.485">
            <text:p>7.4850</text:p>
          </table:table-cell>
          <table:table-cell table:formula="of:=SQRT([.B17]*[.B17]+[.C17]*[.C17]+[.D17]*[.D18])" office:value-type="float" office:value="1.04299069499385">
            <text:p>1.0430</text:p>
          </table:table-cell>
          <table:table-cell table:formula="of:=ABS([.H17]-[.H16])" office:value-type="float" office:value="0.0210377521521472">
            <text:p>0.0210</text:p>
          </table:table-cell>
          <table:table-cell table:formula="of:=SUM([.I16];[.I17])/COUNT([.$I$2];[.I17])" office:value-type="float" office:value="0.0124673550738034">
            <text:p>0.0125</text:p>
          </table:table-cell>
        </table:table-row>
        <table:table-row table:style-name="ro1">
          <table:table-cell office:value-type="float" office:value="63428298416106">
            <text:p>63428298416106</text:p>
          </table:table-cell>
          <table:table-cell table:style-name="ce2" office:value-type="float" office:value="-0.02734375">
            <text:p>-0.0273</text:p>
          </table:table-cell>
          <table:table-cell table:style-name="ce2" office:value-type="float" office:value="-0.0859375">
            <text:p>-0.0859</text:p>
          </table:table-cell>
          <table:table-cell table:style-name="ce2" office:value-type="float" office:value="1.05859375">
            <text:p>1.0586</text:p>
          </table:table-cell>
          <table:table-cell table:style-name="ce3" office:value-type="float" office:value="0.0365707828721349">
            <text:p>0.0366</text:p>
          </table:table-cell>
          <table:table-cell table:formula="of:=+[.A18]-[.A17]" office:value-type="float" office:value="434">
            <text:p>434.0000</text:p>
          </table:table-cell>
          <table:table-cell table:formula="of:=([.A18]-[.$A$2])/1000" office:value-type="float" office:value="7.919">
            <text:p>7.9190</text:p>
          </table:table-cell>
          <table:table-cell table:formula="of:=SQRT([.B18]*[.B18]+[.C18]*[.C18]+[.D18]*[.D19])" office:value-type="float" office:value="0.955890582985639">
            <text:p>0.9559</text:p>
          </table:table-cell>
          <table:table-cell table:formula="of:=ABS([.H18]-[.H17])" office:value-type="float" office:value="0.0871001120082088">
            <text:p>0.0871</text:p>
          </table:table-cell>
          <table:table-cell table:formula="of:=SUM([.I17];[.I18])/COUNT([.$I$2];[.I18])" office:value-type="float" office:value="0.054068932080178">
            <text:p>0.0541</text:p>
          </table:table-cell>
        </table:table-row>
        <table:table-row table:style-name="ro1">
          <table:table-cell office:value-type="float" office:value="63428298416609">
            <text:p>63428298416609</text:p>
          </table:table-cell>
          <table:table-cell table:style-name="ce2" office:value-type="float" office:value="-0.0390625">
            <text:p>-0.0391</text:p>
          </table:table-cell>
          <table:table-cell table:style-name="ce2" office:value-type="float" office:value="-0.47265625">
            <text:p>-0.4727</text:p>
          </table:table-cell>
          <table:table-cell table:style-name="ce2" office:value-type="float" office:value="0.85546875">
            <text:p>0.8555</text:p>
          </table:table-cell>
          <table:table-cell table:style-name="ce3" office:value-type="float" office:value="0.0477180567036706">
            <text:p>0.0477</text:p>
          </table:table-cell>
          <table:table-cell table:formula="of:=+[.A19]-[.A18]" office:value-type="float" office:value="503">
            <text:p>503.0000</text:p>
          </table:table-cell>
          <table:table-cell table:formula="of:=([.A19]-[.$A$2])/1000" office:value-type="float" office:value="8.422">
            <text:p>8.4220</text:p>
          </table:table-cell>
          <table:table-cell table:formula="of:=SQRT([.B19]*[.B19]+[.C19]*[.C19]+[.D19]*[.D20])" office:value-type="float" office:value="0.727339134652381">
            <text:p>0.7273</text:p>
          </table:table-cell>
          <table:table-cell table:formula="of:=ABS([.H19]-[.H18])" office:value-type="float" office:value="0.228551448333258">
            <text:p>0.2286</text:p>
          </table:table-cell>
          <table:table-cell table:formula="of:=SUM([.I18];[.I19])/COUNT([.$I$2];[.I19])" office:value-type="float" office:value="0.157825780170733">
            <text:p>0.1578</text:p>
          </table:table-cell>
        </table:table-row>
        <table:table-row table:style-name="ro1">
          <table:table-cell office:value-type="float" office:value="63428298417111">
            <text:p>63428298417111</text:p>
          </table:table-cell>
          <table:table-cell table:style-name="ce2" office:value-type="float" office:value="0.03515625">
            <text:p>0.0352</text:p>
          </table:table-cell>
          <table:table-cell table:style-name="ce2" office:value-type="float" office:value="-0.73046875">
            <text:p>-0.7305</text:p>
          </table:table-cell>
          <table:table-cell table:style-name="ce2" office:value-type="float" office:value="0.35546875">
            <text:p>0.3555</text:p>
          </table:table-cell>
          <table:table-cell table:style-name="ce3" office:value-type="float" office:value="0.212728520409404">
            <text:p>0.2127</text:p>
          </table:table-cell>
          <table:table-cell table:formula="of:=+[.A20]-[.A19]" office:value-type="float" office:value="502">
            <text:p>502.0000</text:p>
          </table:table-cell>
          <table:table-cell table:formula="of:=([.A20]-[.$A$2])/1000" office:value-type="float" office:value="8.924">
            <text:p>8.9240</text:p>
          </table:table-cell>
          <table:table-cell table:formula="of:=SQRT([.B20]*[.B20]+[.C20]*[.C20]+[.D20]*[.D21])" office:value-type="float" office:value="0.772855289075233">
            <text:p>0.7729</text:p>
          </table:table-cell>
          <table:table-cell table:formula="of:=ABS([.H20]-[.H19])" office:value-type="float" office:value="0.045516154422852">
            <text:p>0.0455</text:p>
          </table:table-cell>
          <table:table-cell table:formula="of:=SUM([.I19];[.I20])/COUNT([.$I$2];[.I20])" office:value-type="float" office:value="0.137033801378055">
            <text:p>0.1370</text:p>
          </table:table-cell>
        </table:table-row>
        <table:table-row table:style-name="ro1">
          <table:table-cell office:value-type="float" office:value="63428298417612">
            <text:p>63428298417612</text:p>
          </table:table-cell>
          <table:table-cell table:style-name="ce2" office:value-type="float" office:value="0.03125">
            <text:p>0.0313</text:p>
          </table:table-cell>
          <table:table-cell table:style-name="ce2" office:value-type="float" office:value="-0.88671875">
            <text:p>-0.8867</text:p>
          </table:table-cell>
          <table:table-cell table:style-name="ce2" office:value-type="float" office:value="0.17578125">
            <text:p>0.1758</text:p>
          </table:table-cell>
          <table:table-cell table:style-name="ce3" office:value-type="float" office:value="0.121343311479567">
            <text:p>0.1213</text:p>
          </table:table-cell>
          <table:table-cell table:formula="of:=+[.A21]-[.A20]" office:value-type="float" office:value="501">
            <text:p>501.0000</text:p>
          </table:table-cell>
          <table:table-cell table:formula="of:=([.A21]-[.$A$2])/1000" office:value-type="float" office:value="9.425">
            <text:p>9.4250</text:p>
          </table:table-cell>
          <table:table-cell table:formula="of:=SQRT([.B21]*[.B21]+[.C21]*[.C21]+[.D21]*[.D22])" office:value-type="float" office:value="0.899184472087764">
            <text:p>0.8992</text:p>
          </table:table-cell>
          <table:table-cell table:formula="of:=ABS([.H21]-[.H20])" office:value-type="float" office:value="0.12632918301253">
            <text:p>0.1263</text:p>
          </table:table-cell>
          <table:table-cell table:formula="of:=SUM([.I20];[.I21])/COUNT([.$I$2];[.I21])" office:value-type="float" office:value="0.0859226687176911">
            <text:p>0.0859</text:p>
          </table:table-cell>
        </table:table-row>
        <table:table-row table:style-name="ro1">
          <table:table-cell office:value-type="float" office:value="63428298418115">
            <text:p>63428298418115</text:p>
          </table:table-cell>
          <table:table-cell table:style-name="ce2" office:value-type="float" office:value="0.01953125">
            <text:p>0.0195</text:p>
          </table:table-cell>
          <table:table-cell table:style-name="ce2" office:value-type="float" office:value="-0.97265625">
            <text:p>-0.9727</text:p>
          </table:table-cell>
          <table:table-cell table:style-name="ce2" office:value-type="float" office:value="0.12109375">
            <text:p>0.1211</text:p>
          </table:table-cell>
          <table:table-cell table:style-name="ce3" office:value-type="float" office:value="0.0455199149602052">
            <text:p>0.0455</text:p>
          </table:table-cell>
          <table:table-cell table:formula="of:=+[.A22]-[.A21]" office:value-type="float" office:value="503">
            <text:p>503.0000</text:p>
          </table:table-cell>
          <table:table-cell table:formula="of:=([.A22]-[.$A$2])/1000" office:value-type="float" office:value="9.928">
            <text:p>9.9280</text:p>
          </table:table-cell>
          <table:table-cell table:formula="of:=SQRT([.B22]*[.B22]+[.C22]*[.C22]+[.D22]*[.D23])" office:value-type="float" office:value="0.982047098619129">
            <text:p>0.9820</text:p>
          </table:table-cell>
          <table:table-cell table:formula="of:=ABS([.H22]-[.H21])" office:value-type="float" office:value="0.0828626265313659">
            <text:p>0.0829</text:p>
          </table:table-cell>
          <table:table-cell table:formula="of:=SUM([.I21];[.I22])/COUNT([.$I$2];[.I22])" office:value-type="float" office:value="0.104595904771948">
            <text:p>0.1046</text:p>
          </table:table-cell>
        </table:table-row>
        <table:table-row table:style-name="ro1">
          <table:table-cell office:value-type="float" office:value="63428298418616">
            <text:p>63428298418616</text:p>
          </table:table-cell>
          <table:table-cell table:style-name="ce2" office:value-type="float" office:value="0.01171875">
            <text:p>0.0117</text:p>
          </table:table-cell>
          <table:table-cell table:style-name="ce2" office:value-type="float" office:value="-0.97265625">
            <text:p>-0.9727</text:p>
          </table:table-cell>
          <table:table-cell table:style-name="ce2" office:value-type="float" office:value="0.1484375">
            <text:p>0.1484</text:p>
          </table:table-cell>
          <table:table-cell table:style-name="ce3" office:value-type="float" office:value="0.0421674502514928">
            <text:p>0.0422</text:p>
          </table:table-cell>
          <table:table-cell table:formula="of:=+[.A23]-[.A22]" office:value-type="float" office:value="501">
            <text:p>501.0000</text:p>
          </table:table-cell>
          <table:table-cell table:formula="of:=([.A23]-[.$A$2])/1000" office:value-type="float" office:value="10.429">
            <text:p>10.4290</text:p>
          </table:table-cell>
          <table:table-cell table:formula="of:=SQRT([.B23]*[.B23]+[.C23]*[.C23]+[.D23]*[.D24])" office:value-type="float" office:value="1.01302250696091">
            <text:p>1.0130</text:p>
          </table:table-cell>
          <table:table-cell table:formula="of:=ABS([.H23]-[.H22])" office:value-type="float" office:value="0.0309754083417846">
            <text:p>0.0310</text:p>
          </table:table-cell>
          <table:table-cell table:formula="of:=SUM([.I22];[.I23])/COUNT([.$I$2];[.I23])" office:value-type="float" office:value="0.0569190174365752">
            <text:p>0.0569</text:p>
          </table:table-cell>
        </table:table-row>
        <table:table-row table:style-name="ro1">
          <table:table-cell office:value-type="float" office:value="63428298419117">
            <text:p>63428298419117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-0.828125">
            <text:p>-0.8281</text:p>
          </table:table-cell>
          <table:table-cell table:style-name="ce2" office:value-type="float" office:value="0.5390625">
            <text:p>0.5391</text:p>
          </table:table-cell>
          <table:table-cell table:style-name="ce3" office:value-type="float" office:value="0.0380357295340978">
            <text:p>0.0380</text:p>
          </table:table-cell>
          <table:table-cell table:formula="of:=+[.A24]-[.A23]" office:value-type="float" office:value="501">
            <text:p>501.0000</text:p>
          </table:table-cell>
          <table:table-cell table:formula="of:=([.A24]-[.$A$2])/1000" office:value-type="float" office:value="10.93">
            <text:p>10.9300</text:p>
          </table:table-cell>
          <table:table-cell table:formula="of:=SQRT([.B24]*[.B24]+[.C24]*[.C24]+[.D24]*[.D25])" office:value-type="float" office:value="1.02267684041533">
            <text:p>1.0227</text:p>
          </table:table-cell>
          <table:table-cell table:formula="of:=ABS([.H24]-[.H23])" office:value-type="float" office:value="0.00965433345441236">
            <text:p>0.0097</text:p>
          </table:table-cell>
          <table:table-cell table:formula="of:=SUM([.I23];[.I24])/COUNT([.$I$2];[.I24])" office:value-type="float" office:value="0.0203148708980985">
            <text:p>0.0203</text:p>
          </table:table-cell>
        </table:table-row>
        <table:table-row table:style-name="ro1">
          <table:table-cell office:value-type="float" office:value="63428298419655">
            <text:p>63428298419655</text:p>
          </table:table-cell>
          <table:table-cell table:style-name="ce2" office:value-type="float" office:value="0.08203125">
            <text:p>0.0820</text:p>
          </table:table-cell>
          <table:table-cell table:style-name="ce2" office:value-type="float" office:value="-0.7734375">
            <text:p>-0.7734</text:p>
          </table:table-cell>
          <table:table-cell table:style-name="ce2" office:value-type="float" office:value="0.66796875">
            <text:p>0.6680</text:p>
          </table:table-cell>
          <table:table-cell table:style-name="ce3" office:value-type="float" office:value="0.00484788333714681">
            <text:p>0.0048</text:p>
          </table:table-cell>
          <table:table-cell table:formula="of:=+[.A25]-[.A24]" office:value-type="float" office:value="538">
            <text:p>538.0000</text:p>
          </table:table-cell>
          <table:table-cell table:formula="of:=([.A25]-[.$A$2])/1000" office:value-type="float" office:value="11.468">
            <text:p>11.4680</text:p>
          </table:table-cell>
          <table:table-cell table:formula="of:=SQRT([.B25]*[.B25]+[.C25]*[.C25]+[.D25]*[.D26])" office:value-type="float" office:value="1.03031740501562">
            <text:p>1.0303</text:p>
          </table:table-cell>
          <table:table-cell table:formula="of:=ABS([.H25]-[.H24])" office:value-type="float" office:value="0.0076405646002955">
            <text:p>0.0076</text:p>
          </table:table-cell>
          <table:table-cell table:formula="of:=SUM([.I24];[.I25])/COUNT([.$I$2];[.I25])" office:value-type="float" office:value="0.00864744902735393">
            <text:p>0.0086</text:p>
          </table:table-cell>
        </table:table-row>
        <table:table-row table:style-name="ro1">
          <table:table-cell office:value-type="float" office:value="63428298420123">
            <text:p>63428298420123</text:p>
          </table:table-cell>
          <table:table-cell table:style-name="ce2" office:value-type="float" office:value="0.18359375">
            <text:p>0.1836</text:p>
          </table:table-cell>
          <table:table-cell table:style-name="ce2" office:value-type="float" office:value="-0.7578125">
            <text:p>-0.7578</text:p>
          </table:table-cell>
          <table:table-cell table:style-name="ce2" office:value-type="float" office:value="0.68359375">
            <text:p>0.6836</text:p>
          </table:table-cell>
          <table:table-cell table:style-name="ce3" office:value-type="float" office:value="0.0188744364078874">
            <text:p>0.0189</text:p>
          </table:table-cell>
          <table:table-cell table:formula="of:=+[.A26]-[.A25]" office:value-type="float" office:value="468">
            <text:p>468.0000</text:p>
          </table:table-cell>
          <table:table-cell table:formula="of:=([.A26]-[.$A$2])/1000" office:value-type="float" office:value="11.936">
            <text:p>11.9360</text:p>
          </table:table-cell>
          <table:table-cell table:formula="of:=SQRT([.B26]*[.B26]+[.C26]*[.C26]+[.D26]*[.D27])" office:value-type="float" office:value="1.03696039713886">
            <text:p>1.0370</text:p>
          </table:table-cell>
          <table:table-cell table:formula="of:=ABS([.H26]-[.H25])" office:value-type="float" office:value="0.00664299212323471">
            <text:p>0.0066</text:p>
          </table:table-cell>
          <table:table-cell table:formula="of:=SUM([.I25];[.I26])/COUNT([.$I$2];[.I26])" office:value-type="float" office:value="0.00714177836176511">
            <text:p>0.0071</text:p>
          </table:table-cell>
        </table:table-row>
        <table:table-row table:style-name="ro1">
          <table:table-cell office:value-type="float" office:value="63428298420625">
            <text:p>63428298420625</text:p>
          </table:table-cell>
          <table:table-cell table:style-name="ce2" office:value-type="float" office:value="0.2421875">
            <text:p>0.2422</text:p>
          </table:table-cell>
          <table:table-cell table:style-name="ce2" office:value-type="float" office:value="-0.765625">
            <text:p>-0.7656</text:p>
          </table:table-cell>
          <table:table-cell table:style-name="ce2" office:value-type="float" office:value="0.68359375">
            <text:p>0.6836</text:p>
          </table:table-cell>
          <table:table-cell table:style-name="ce3" office:value-type="float" office:value="0.0289595933501861">
            <text:p>0.0290</text:p>
          </table:table-cell>
          <table:table-cell table:formula="of:=+[.A27]-[.A26]" office:value-type="float" office:value="502">
            <text:p>502.0000</text:p>
          </table:table-cell>
          <table:table-cell table:formula="of:=([.A27]-[.$A$2])/1000" office:value-type="float" office:value="12.438">
            <text:p>12.4380</text:p>
          </table:table-cell>
          <table:table-cell table:formula="of:=SQRT([.B27]*[.B27]+[.C27]*[.C27]+[.D27]*[.D28])" office:value-type="float" office:value="1.05457898747335">
            <text:p>1.0546</text:p>
          </table:table-cell>
          <table:table-cell table:formula="of:=ABS([.H27]-[.H26])" office:value-type="float" office:value="0.0176185903344916">
            <text:p>0.0176</text:p>
          </table:table-cell>
          <table:table-cell table:formula="of:=SUM([.I26];[.I27])/COUNT([.$I$2];[.I27])" office:value-type="float" office:value="0.0121307912288632">
            <text:p>0.0121</text:p>
          </table:table-cell>
        </table:table-row>
        <table:table-row table:style-name="ro1">
          <table:table-cell office:value-type="float" office:value="63428298421561">
            <text:p>63428298421561</text:p>
          </table:table-cell>
          <table:table-cell table:style-name="ce2" office:value-type="float" office:value="0.26953125">
            <text:p>0.2695</text:p>
          </table:table-cell>
          <table:table-cell table:style-name="ce2" office:value-type="float" office:value="-0.765625">
            <text:p>-0.7656</text:p>
          </table:table-cell>
          <table:table-cell table:style-name="ce2" office:value-type="float" office:value="0.68359375">
            <text:p>0.6836</text:p>
          </table:table-cell>
          <table:table-cell table:style-name="ce3" office:value-type="float" office:value="0.0355357373514626">
            <text:p>0.0355</text:p>
          </table:table-cell>
          <table:table-cell table:formula="of:=+[.A28]-[.A27]" office:value-type="float" office:value="936">
            <text:p>936.0000</text:p>
          </table:table-cell>
          <table:table-cell table:formula="of:=([.A28]-[.$A$2])/1000" office:value-type="float" office:value="13.374">
            <text:p>13.3740</text:p>
          </table:table-cell>
          <table:table-cell table:formula="of:=SQRT([.B28]*[.B28]+[.C28]*[.C28]+[.D28]*[.D29])" office:value-type="float" office:value="1.06119232488302">
            <text:p>1.0612</text:p>
          </table:table-cell>
          <table:table-cell table:formula="of:=ABS([.H28]-[.H27])" office:value-type="float" office:value="0.00661333740966996">
            <text:p>0.0066</text:p>
          </table:table-cell>
          <table:table-cell table:formula="of:=SUM([.I27];[.I28])/COUNT([.$I$2];[.I28])" office:value-type="float" office:value="0.0121159638720808">
            <text:p>0.0121</text:p>
          </table:table-cell>
        </table:table-row>
        <table:table-row table:style-name="ro1">
          <table:table-cell office:value-type="float" office:value="63428298421904">
            <text:p>63428298421904</text:p>
          </table:table-cell>
          <table:table-cell table:style-name="ce2" office:value-type="float" office:value="0.23828125">
            <text:p>0.2383</text:p>
          </table:table-cell>
          <table:table-cell table:style-name="ce2" office:value-type="float" office:value="-0.78125">
            <text:p>-0.7813</text:p>
          </table:table-cell>
          <table:table-cell table:style-name="ce2" office:value-type="float" office:value="0.68359375">
            <text:p>0.6836</text:p>
          </table:table-cell>
          <table:table-cell table:style-name="ce3" office:value-type="float" office:value="0.0436211688965833">
            <text:p>0.0436</text:p>
          </table:table-cell>
          <table:table-cell table:formula="of:=+[.A29]-[.A28]" office:value-type="float" office:value="343">
            <text:p>343.0000</text:p>
          </table:table-cell>
          <table:table-cell table:formula="of:=([.A29]-[.$A$2])/1000" office:value-type="float" office:value="13.717">
            <text:p>13.7170</text:p>
          </table:table-cell>
          <table:table-cell table:formula="of:=SQRT([.B29]*[.B29]+[.C29]*[.C29]+[.D29]*[.D30])" office:value-type="float" office:value="1.07009863282988">
            <text:p>1.0701</text:p>
          </table:table-cell>
          <table:table-cell table:formula="of:=ABS([.H29]-[.H28])" office:value-type="float" office:value="0.00890630794686031">
            <text:p>0.0089</text:p>
          </table:table-cell>
          <table:table-cell table:formula="of:=SUM([.I28];[.I29])/COUNT([.$I$2];[.I29])" office:value-type="float" office:value="0.00775982267826514">
            <text:p>0.0078</text:p>
          </table:table-cell>
        </table:table-row>
        <table:table-row table:style-name="ro1">
          <table:table-cell office:value-type="float" office:value="63428298422380">
            <text:p>63428298422380</text:p>
          </table:table-cell>
          <table:table-cell table:style-name="ce2" office:value-type="float" office:value="0.140625">
            <text:p>0.1406</text:p>
          </table:table-cell>
          <table:table-cell table:style-name="ce2" office:value-type="float" office:value="-0.76171875">
            <text:p>-0.7617</text:p>
          </table:table-cell>
          <table:table-cell table:style-name="ce2" office:value-type="float" office:value="0.69921875">
            <text:p>0.6992</text:p>
          </table:table-cell>
          <table:table-cell table:style-name="ce3" office:value-type="float" office:value="0.0212436311223612">
            <text:p>0.0212</text:p>
          </table:table-cell>
          <table:table-cell table:formula="of:=+[.A30]-[.A29]" office:value-type="float" office:value="476">
            <text:p>476.0000</text:p>
          </table:table-cell>
          <table:table-cell table:formula="of:=([.A30]-[.$A$2])/1000" office:value-type="float" office:value="14.193">
            <text:p>14.1930</text:p>
          </table:table-cell>
          <table:table-cell table:formula="of:=SQRT([.B30]*[.B30]+[.C30]*[.C30]+[.D30]*[.D31])" office:value-type="float" office:value="1.05262384913769">
            <text:p>1.0526</text:p>
          </table:table-cell>
          <table:table-cell table:formula="of:=ABS([.H30]-[.H29])" office:value-type="float" office:value="0.0174747836921927">
            <text:p>0.0175</text:p>
          </table:table-cell>
          <table:table-cell table:formula="of:=SUM([.I29];[.I30])/COUNT([.$I$2];[.I30])" office:value-type="float" office:value="0.0131905458195265">
            <text:p>0.0132</text:p>
          </table:table-cell>
        </table:table-row>
        <table:table-row table:style-name="ro1">
          <table:table-cell office:value-type="float" office:value="63428298422882">
            <text:p>63428298422882</text:p>
          </table:table-cell>
          <table:table-cell table:style-name="ce2" office:value-type="float" office:value="0.03515625">
            <text:p>0.0352</text:p>
          </table:table-cell>
          <table:table-cell table:style-name="ce2" office:value-type="float" office:value="-0.74609375">
            <text:p>-0.7461</text:p>
          </table:table-cell>
          <table:table-cell table:style-name="ce2" office:value-type="float" office:value="0.7265625">
            <text:p>0.7266</text:p>
          </table:table-cell>
          <table:table-cell table:style-name="ce3" office:value-type="float" office:value="0.0202512132713037">
            <text:p>0.0203</text:p>
          </table:table-cell>
          <table:table-cell table:formula="of:=+[.A31]-[.A30]" office:value-type="float" office:value="502">
            <text:p>502.0000</text:p>
          </table:table-cell>
          <table:table-cell table:formula="of:=([.A31]-[.$A$2])/1000" office:value-type="float" office:value="14.695">
            <text:p>14.6950</text:p>
          </table:table-cell>
          <table:table-cell table:formula="of:=SQRT([.B31]*[.B31]+[.C31]*[.C31]+[.D31]*[.D32])" office:value-type="float" office:value="1.05688428625429">
            <text:p>1.0569</text:p>
          </table:table-cell>
          <table:table-cell table:formula="of:=ABS([.H31]-[.H30])" office:value-type="float" office:value="0.00426043711660884">
            <text:p>0.0043</text:p>
          </table:table-cell>
          <table:table-cell table:formula="of:=SUM([.I30];[.I31])/COUNT([.$I$2];[.I31])" office:value-type="float" office:value="0.0108676104044008">
            <text:p>0.0109</text:p>
          </table:table-cell>
        </table:table-row>
        <table:table-row table:style-name="ro1">
          <table:table-cell office:value-type="float" office:value="63428298423385">
            <text:p>63428298423385</text:p>
          </table:table-cell>
          <table:table-cell table:style-name="ce2" office:value-type="float" office:value="0.0625">
            <text:p>0.0625</text:p>
          </table:table-cell>
          <table:table-cell table:style-name="ce2" office:value-type="float" office:value="-0.7109375">
            <text:p>-0.7109</text:p>
          </table:table-cell>
          <table:table-cell table:style-name="ce2" office:value-type="float" office:value="0.76953125">
            <text:p>0.7695</text:p>
          </table:table-cell>
          <table:table-cell table:style-name="ce3" office:value-type="float" office:value="0.023934591282937">
            <text:p>0.0239</text:p>
          </table:table-cell>
          <table:table-cell table:formula="of:=+[.A32]-[.A31]" office:value-type="float" office:value="503">
            <text:p>503.0000</text:p>
          </table:table-cell>
          <table:table-cell table:formula="of:=([.A32]-[.$A$2])/1000" office:value-type="float" office:value="15.198">
            <text:p>15.1980</text:p>
          </table:table-cell>
          <table:table-cell table:formula="of:=SQRT([.B32]*[.B32]+[.C32]*[.C32]+[.D32]*[.D33])" office:value-type="float" office:value="1.02343004529728">
            <text:p>1.0234</text:p>
          </table:table-cell>
          <table:table-cell table:formula="of:=ABS([.H32]-[.H31])" office:value-type="float" office:value="0.0334542409570171">
            <text:p>0.0335</text:p>
          </table:table-cell>
          <table:table-cell table:formula="of:=SUM([.I31];[.I32])/COUNT([.$I$2];[.I32])" office:value-type="float" office:value="0.018857339036813">
            <text:p>0.0189</text:p>
          </table:table-cell>
        </table:table-row>
        <table:table-row table:style-name="ro1">
          <table:table-cell office:value-type="float" office:value="63428298423883">
            <text:p>63428298423883</text:p>
          </table:table-cell>
          <table:table-cell table:style-name="ce2" office:value-type="float" office:value="0.328125">
            <text:p>0.3281</text:p>
          </table:table-cell>
          <table:table-cell table:style-name="ce2" office:value-type="float" office:value="-0.640625">
            <text:p>-0.6406</text:p>
          </table:table-cell>
          <table:table-cell table:style-name="ce2" office:value-type="float" office:value="0.69921875">
            <text:p>0.6992</text:p>
          </table:table-cell>
          <table:table-cell table:style-name="ce3" office:value-type="float" office:value="0.022109062329486">
            <text:p>0.0221</text:p>
          </table:table-cell>
          <table:table-cell table:formula="of:=+[.A33]-[.A32]" office:value-type="float" office:value="498">
            <text:p>498.0000</text:p>
          </table:table-cell>
          <table:table-cell table:formula="of:=([.A33]-[.$A$2])/1000" office:value-type="float" office:value="15.696">
            <text:p>15.6960</text:p>
          </table:table-cell>
          <table:table-cell table:formula="of:=SQRT([.B33]*[.B33]+[.C33]*[.C33]+[.D33]*[.D34])" office:value-type="float" office:value="0.805710817772109">
            <text:p>0.8057</text:p>
          </table:table-cell>
          <table:table-cell table:formula="of:=ABS([.H33]-[.H32])" office:value-type="float" office:value="0.217719227525169">
            <text:p>0.2177</text:p>
          </table:table-cell>
          <table:table-cell table:formula="of:=SUM([.I32];[.I33])/COUNT([.$I$2];[.I33])" office:value-type="float" office:value="0.125586734241093">
            <text:p>0.1256</text:p>
          </table:table-cell>
        </table:table-row>
        <table:table-row table:style-name="ro1">
          <table:table-cell office:value-type="float" office:value="63428298424383">
            <text:p>63428298424383</text:p>
          </table:table-cell>
          <table:table-cell table:style-name="ce2" office:value-type="float" office:value="0.60546875">
            <text:p>0.6055</text:p>
          </table:table-cell>
          <table:table-cell table:style-name="ce2" office:value-type="float" office:value="-0.54296875">
            <text:p>-0.5430</text:p>
          </table:table-cell>
          <table:table-cell table:style-name="ce2" office:value-type="float" office:value="0.1875">
            <text:p>0.1875</text:p>
          </table:table-cell>
          <table:table-cell table:style-name="ce3" office:value-type="float" office:value="0.183219711368193">
            <text:p>0.1832</text:p>
          </table:table-cell>
          <table:table-cell table:formula="of:=+[.A34]-[.A33]" office:value-type="float" office:value="500">
            <text:p>500.0000</text:p>
          </table:table-cell>
          <table:table-cell table:formula="of:=([.A34]-[.$A$2])/1000" office:value-type="float" office:value="16.196">
            <text:p>16.1960</text:p>
          </table:table-cell>
          <table:table-cell table:formula="of:=SQRT([.B34]*[.B34]+[.C34]*[.C34]+[.D34]*[.D35])" office:value-type="float" office:value="0.85540631906897">
            <text:p>0.8554</text:p>
          </table:table-cell>
          <table:table-cell table:formula="of:=ABS([.H34]-[.H33])" office:value-type="float" office:value="0.0496955012968616">
            <text:p>0.0497</text:p>
          </table:table-cell>
          <table:table-cell table:formula="of:=SUM([.I33];[.I34])/COUNT([.$I$2];[.I34])" office:value-type="float" office:value="0.133707364411015">
            <text:p>0.1337</text:p>
          </table:table-cell>
        </table:table-row>
        <table:table-row table:style-name="ro1">
          <table:table-cell office:value-type="float" office:value="63428298424885">
            <text:p>63428298424885</text:p>
          </table:table-cell>
          <table:table-cell table:style-name="ce2" office:value-type="float" office:value="0.67578125">
            <text:p>0.6758</text:p>
          </table:table-cell>
          <table:table-cell table:style-name="ce2" office:value-type="float" office:value="-0.5">
            <text:p>-0.5000</text:p>
          </table:table-cell>
          <table:table-cell table:style-name="ce2" office:value-type="float" office:value="0.375">
            <text:p>0.3750</text:p>
          </table:table-cell>
          <table:table-cell table:style-name="ce3" office:value-type="float" office:value="0.097564106635704">
            <text:p>0.0976</text:p>
          </table:table-cell>
          <table:table-cell table:formula="of:=+[.A35]-[.A34]" office:value-type="float" office:value="502">
            <text:p>502.0000</text:p>
          </table:table-cell>
          <table:table-cell table:formula="of:=([.A35]-[.$A$2])/1000" office:value-type="float" office:value="16.698">
            <text:p>16.6980</text:p>
          </table:table-cell>
          <table:table-cell table:formula="of:=SQRT([.B35]*[.B35]+[.C35]*[.C35]+[.D35]*[.D36])" office:value-type="float" office:value="0.970080047136092">
            <text:p>0.9701</text:p>
          </table:table-cell>
          <table:table-cell table:formula="of:=ABS([.H35]-[.H34])" office:value-type="float" office:value="0.114673728067122">
            <text:p>0.1147</text:p>
          </table:table-cell>
          <table:table-cell table:formula="of:=SUM([.I34];[.I35])/COUNT([.$I$2];[.I35])" office:value-type="float" office:value="0.0821846146819917">
            <text:p>0.0822</text:p>
          </table:table-cell>
        </table:table-row>
        <table:table-row table:style-name="ro1">
          <table:table-cell office:value-type="float" office:value="63428298425388">
            <text:p>63428298425388</text:p>
          </table:table-cell>
          <table:table-cell table:style-name="ce2" office:value-type="float" office:value="0.33984375">
            <text:p>0.3398</text:p>
          </table:table-cell>
          <table:table-cell table:style-name="ce2" office:value-type="float" office:value="-0.55078125">
            <text:p>-0.5508</text:p>
          </table:table-cell>
          <table:table-cell table:style-name="ce2" office:value-type="float" office:value="0.625">
            <text:p>0.6250</text:p>
          </table:table-cell>
          <table:table-cell table:style-name="ce3" office:value-type="float" office:value="0.118353103409463">
            <text:p>0.1184</text:p>
          </table:table-cell>
          <table:table-cell table:formula="of:=+[.A36]-[.A35]" office:value-type="float" office:value="503">
            <text:p>503.0000</text:p>
          </table:table-cell>
          <table:table-cell table:formula="of:=([.A36]-[.$A$2])/1000" office:value-type="float" office:value="17.201">
            <text:p>17.2010</text:p>
          </table:table-cell>
          <table:table-cell table:formula="of:=SQRT([.B36]*[.B36]+[.C36]*[.C36]+[.D36]*[.D37])" office:value-type="float" office:value="0.92908002737419">
            <text:p>0.9291</text:p>
          </table:table-cell>
          <table:table-cell table:formula="of:=ABS([.H36]-[.H35])" office:value-type="float" office:value="0.0410000197619023">
            <text:p>0.0410</text:p>
          </table:table-cell>
          <table:table-cell table:formula="of:=SUM([.I35];[.I36])/COUNT([.$I$2];[.I36])" office:value-type="float" office:value="0.077836873914512">
            <text:p>0.0778</text:p>
          </table:table-cell>
        </table:table-row>
        <table:table-row table:style-name="ro1">
          <table:table-cell office:value-type="float" office:value="63428298425890">
            <text:p>63428298425890</text:p>
          </table:table-cell>
          <table:table-cell table:style-name="ce2" office:value-type="float" office:value="0.07421875">
            <text:p>0.0742</text:p>
          </table:table-cell>
          <table:table-cell table:style-name="ce2" office:value-type="float" office:value="-0.57421875">
            <text:p>-0.5742</text:p>
          </table:table-cell>
          <table:table-cell table:style-name="ce2" office:value-type="float" office:value="0.7109375">
            <text:p>0.7109</text:p>
          </table:table-cell>
          <table:table-cell table:style-name="ce3" office:value-type="float" office:value="0.108717737163186">
            <text:p>0.1087</text:p>
          </table:table-cell>
          <table:table-cell table:formula="of:=+[.A37]-[.A36]" office:value-type="float" office:value="502">
            <text:p>502.0000</text:p>
          </table:table-cell>
          <table:table-cell table:formula="of:=([.A37]-[.$A$2])/1000" office:value-type="float" office:value="17.703">
            <text:p>17.7030</text:p>
          </table:table-cell>
          <table:table-cell table:formula="of:=SQRT([.B37]*[.B37]+[.C37]*[.C37]+[.D37]*[.D38])" office:value-type="float" office:value="0.781132803709619">
            <text:p>0.7811</text:p>
          </table:table-cell>
          <table:table-cell table:formula="of:=ABS([.H37]-[.H36])" office:value-type="float" office:value="0.147947223664571">
            <text:p>0.1479</text:p>
          </table:table-cell>
          <table:table-cell table:formula="of:=SUM([.I36];[.I37])/COUNT([.$I$2];[.I37])" office:value-type="float" office:value="0.0944736217132365">
            <text:p>0.0945</text:p>
          </table:table-cell>
        </table:table-row>
        <table:table-row table:style-name="ro1">
          <table:table-cell office:value-type="float" office:value="63428298426393">
            <text:p>63428298426393</text:p>
          </table:table-cell>
          <table:table-cell table:style-name="ce2" office:value-type="float" office:value="-0.34375">
            <text:p>-0.3438</text:p>
          </table:table-cell>
          <table:table-cell table:style-name="ce2" office:value-type="float" office:value="-0.60546875">
            <text:p>-0.6055</text:p>
          </table:table-cell>
          <table:table-cell table:style-name="ce2" office:value-type="float" office:value="0.38671875">
            <text:p>0.3867</text:p>
          </table:table-cell>
          <table:table-cell table:style-name="ce3" office:value-type="float" office:value="0.265993723815075">
            <text:p>0.2660</text:p>
          </table:table-cell>
          <table:table-cell table:formula="of:=+[.A38]-[.A37]" office:value-type="float" office:value="503">
            <text:p>503.0000</text:p>
          </table:table-cell>
          <table:table-cell table:formula="of:=([.A38]-[.$A$2])/1000" office:value-type="float" office:value="18.206">
            <text:p>18.2060</text:p>
          </table:table-cell>
          <table:table-cell table:formula="of:=SQRT([.B38]*[.B38]+[.C38]*[.C38]+[.D38]*[.D39])" office:value-type="float" office:value="0.654876725338918">
            <text:p>0.6549</text:p>
          </table:table-cell>
          <table:table-cell table:formula="of:=ABS([.H38]-[.H37])" office:value-type="float" office:value="0.126256078370701">
            <text:p>0.1263</text:p>
          </table:table-cell>
          <table:table-cell table:formula="of:=SUM([.I37];[.I38])/COUNT([.$I$2];[.I38])" office:value-type="float" office:value="0.137101651017636">
            <text:p>0.1371</text:p>
          </table:table-cell>
        </table:table-row>
        <table:table-row table:style-name="ro1">
          <table:table-cell office:value-type="float" office:value="63428298426894">
            <text:p>63428298426894</text:p>
          </table:table-cell>
          <table:table-cell table:style-name="ce2" office:value-type="float" office:value="-0.375">
            <text:p>-0.3750</text:p>
          </table:table-cell>
          <table:table-cell table:style-name="ce2" office:value-type="float" office:value="-0.52734375">
            <text:p>-0.5273</text:p>
          </table:table-cell>
          <table:table-cell table:style-name="ce2" office:value-type="float" office:value="-0.14453125">
            <text:p>-0.1445</text:p>
          </table:table-cell>
          <table:table-cell table:style-name="ce3" office:value-type="float" office:value="0.315111665563357">
            <text:p>0.3151</text:p>
          </table:table-cell>
          <table:table-cell table:formula="of:=+[.A39]-[.A38]" office:value-type="float" office:value="501">
            <text:p>501.0000</text:p>
          </table:table-cell>
          <table:table-cell table:formula="of:=([.A39]-[.$A$2])/1000" office:value-type="float" office:value="18.707">
            <text:p>18.7070</text:p>
          </table:table-cell>
          <table:table-cell table:formula="of:=SQRT([.B39]*[.B39]+[.C39]*[.C39]+[.D39]*[.D40])" office:value-type="float" office:value="0.697875368025606">
            <text:p>0.6979</text:p>
          </table:table-cell>
          <table:table-cell table:formula="of:=ABS([.H39]-[.H38])" office:value-type="float" office:value="0.0429986426866877">
            <text:p>0.0430</text:p>
          </table:table-cell>
          <table:table-cell table:formula="of:=SUM([.I38];[.I39])/COUNT([.$I$2];[.I39])" office:value-type="float" office:value="0.0846273605286942">
            <text:p>0.0846</text:p>
          </table:table-cell>
        </table:table-row>
        <table:table-row table:style-name="ro1">
          <table:table-cell office:value-type="float" office:value="63428298427396">
            <text:p>63428298427396</text:p>
          </table:table-cell>
          <table:table-cell table:style-name="ce2" office:value-type="float" office:value="-0.171875">
            <text:p>-0.1719</text:p>
          </table:table-cell>
          <table:table-cell table:style-name="ce2" office:value-type="float" office:value="-0.47265625">
            <text:p>-0.4727</text:p>
          </table:table-cell>
          <table:table-cell table:style-name="ce2" office:value-type="float" office:value="-0.47265625">
            <text:p>-0.4727</text:p>
          </table:table-cell>
          <table:table-cell table:style-name="ce3" office:value-type="float" office:value="0.122948566169859">
            <text:p>0.1229</text:p>
          </table:table-cell>
          <table:table-cell table:formula="of:=+[.A40]-[.A39]" office:value-type="float" office:value="502">
            <text:p>502.0000</text:p>
          </table:table-cell>
          <table:table-cell table:formula="of:=([.A40]-[.$A$2])/1000" office:value-type="float" office:value="19.209">
            <text:p>19.2090</text:p>
          </table:table-cell>
          <table:table-cell table:formula="of:=SQRT([.B40]*[.B40]+[.C40]*[.C40]+[.D40]*[.D41])" office:value-type="float" office:value="0.752873320887842">
            <text:p>0.7529</text:p>
          </table:table-cell>
          <table:table-cell table:formula="of:=ABS([.H40]-[.H39])" office:value-type="float" office:value="0.054997952862236">
            <text:p>0.0550</text:p>
          </table:table-cell>
          <table:table-cell table:formula="of:=SUM([.I39];[.I40])/COUNT([.$I$2];[.I40])" office:value-type="float" office:value="0.0489982977744619">
            <text:p>0.0490</text:p>
          </table:table-cell>
        </table:table-row>
        <table:table-row table:style-name="ro1">
          <table:table-cell office:value-type="float" office:value="63428298427913">
            <text:p>63428298427913</text:p>
          </table:table-cell>
          <table:table-cell table:style-name="ce2" office:value-type="float" office:value="-0.11328125">
            <text:p>-0.1133</text:p>
          </table:table-cell>
          <table:table-cell table:style-name="ce2" office:value-type="float" office:value="-0.03125">
            <text:p>-0.0313</text:p>
          </table:table-cell>
          <table:table-cell table:style-name="ce2" office:value-type="float" office:value="-0.6640625">
            <text:p>-0.6641</text:p>
          </table:table-cell>
          <table:table-cell table:style-name="ce3" office:value-type="float" office:value="0.23013422793657">
            <text:p>0.2301</text:p>
          </table:table-cell>
          <table:table-cell table:formula="of:=+[.A41]-[.A40]" office:value-type="float" office:value="517">
            <text:p>517.0000</text:p>
          </table:table-cell>
          <table:table-cell table:formula="of:=([.A41]-[.$A$2])/1000" office:value-type="float" office:value="19.726">
            <text:p>19.7260</text:p>
          </table:table-cell>
          <table:table-cell table:formula="of:=SQRT([.B41]*[.B41]+[.C41]*[.C41]+[.D41]*[.D42])" office:value-type="float" office:value="0.551667062503792">
            <text:p>0.5517</text:p>
          </table:table-cell>
          <table:table-cell table:formula="of:=ABS([.H41]-[.H40])" office:value-type="float" office:value="0.20120625838405">
            <text:p>0.2012</text:p>
          </table:table-cell>
          <table:table-cell table:formula="of:=SUM([.I40];[.I41])/COUNT([.$I$2];[.I41])" office:value-type="float" office:value="0.128102105623143">
            <text:p>0.1281</text:p>
          </table:table-cell>
        </table:table-row>
        <table:table-row table:style-name="ro1">
          <table:table-cell office:value-type="float" office:value="63428298428415">
            <text:p>63428298428415</text:p>
          </table:table-cell>
          <table:table-cell table:style-name="ce2" office:value-type="float" office:value="-0.12109375">
            <text:p>-0.1211</text:p>
          </table:table-cell>
          <table:table-cell table:style-name="ce2" office:value-type="float" office:value="0.453125">
            <text:p>0.4531</text:p>
          </table:table-cell>
          <table:table-cell table:style-name="ce2" office:value-type="float" office:value="-0.4375">
            <text:p>-0.4375</text:p>
          </table:table-cell>
          <table:table-cell table:style-name="ce3" office:value-type="float" office:value="0.338961167416871">
            <text:p>0.3390</text:p>
          </table:table-cell>
          <table:table-cell table:formula="of:=+[.A42]-[.A41]" office:value-type="float" office:value="502">
            <text:p>502.0000</text:p>
          </table:table-cell>
          <table:table-cell table:formula="of:=([.A42]-[.$A$2])/1000" office:value-type="float" office:value="20.228">
            <text:p>20.2280</text:p>
          </table:table-cell>
          <table:table-cell table:formula="of:=SQRT([.B42]*[.B42]+[.C42]*[.C42]+[.D42]*[.D43])" office:value-type="float" office:value="0.561862160066028">
            <text:p>0.5619</text:p>
          </table:table-cell>
          <table:table-cell table:formula="of:=ABS([.H42]-[.H41])" office:value-type="float" office:value="0.0101950975622358">
            <text:p>0.0102</text:p>
          </table:table-cell>
          <table:table-cell table:formula="of:=SUM([.I41];[.I42])/COUNT([.$I$2];[.I42])" office:value-type="float" office:value="0.105700677973143">
            <text:p>0.1057</text:p>
          </table:table-cell>
        </table:table-row>
        <table:table-row table:style-name="ro1">
          <table:table-cell office:value-type="float" office:value="63428298428918">
            <text:p>63428298428918</text:p>
          </table:table-cell>
          <table:table-cell table:style-name="ce2" office:value-type="float" office:value="-0.0703125">
            <text:p>-0.0703</text:p>
          </table:table-cell>
          <table:table-cell table:style-name="ce2" office:value-type="float" office:value="0.69921875">
            <text:p>0.6992</text:p>
          </table:table-cell>
          <table:table-cell table:style-name="ce2" office:value-type="float" office:value="-0.21875">
            <text:p>-0.2188</text:p>
          </table:table-cell>
          <table:table-cell table:style-name="ce3" office:value-type="float" office:value="0.24798313904524">
            <text:p>0.2480</text:p>
          </table:table-cell>
          <table:table-cell table:formula="of:=+[.A43]-[.A42]" office:value-type="float" office:value="503">
            <text:p>503.0000</text:p>
          </table:table-cell>
          <table:table-cell table:formula="of:=([.A43]-[.$A$2])/1000" office:value-type="float" office:value="20.731">
            <text:p>20.7310</text:p>
          </table:table-cell>
          <table:table-cell table:formula="of:=SQRT([.B43]*[.B43]+[.C43]*[.C43]+[.D43]*[.D44])" office:value-type="float" office:value="0.766152958909194">
            <text:p>0.7662</text:p>
          </table:table-cell>
          <table:table-cell table:formula="of:=ABS([.H43]-[.H42])" office:value-type="float" office:value="0.204290798843166">
            <text:p>0.2043</text:p>
          </table:table-cell>
          <table:table-cell table:formula="of:=SUM([.I42];[.I43])/COUNT([.$I$2];[.I43])" office:value-type="float" office:value="0.107242948202701">
            <text:p>0.1072</text:p>
          </table:table-cell>
        </table:table-row>
        <table:table-row table:style-name="ro1">
          <table:table-cell office:value-type="float" office:value="63428298429420">
            <text:p>63428298429420</text:p>
          </table:table-cell>
          <table:table-cell table:style-name="ce2" office:value-type="float" office:value="-0.0859375">
            <text:p>-0.0859</text:p>
          </table:table-cell>
          <table:table-cell table:style-name="ce2" office:value-type="float" office:value="0.7421875">
            <text:p>0.7422</text:p>
          </table:table-cell>
          <table:table-cell table:style-name="ce2" office:value-type="float" office:value="-0.42578125">
            <text:p>-0.4258</text:p>
          </table:table-cell>
          <table:table-cell table:style-name="ce3" office:value-type="float" office:value="0.128167253561284">
            <text:p>0.1282</text:p>
          </table:table-cell>
          <table:table-cell table:formula="of:=+[.A44]-[.A43]" office:value-type="float" office:value="502">
            <text:p>502.0000</text:p>
          </table:table-cell>
          <table:table-cell table:formula="of:=([.A44]-[.$A$2])/1000" office:value-type="float" office:value="21.233">
            <text:p>21.2330</text:p>
          </table:table-cell>
          <table:table-cell table:formula="of:=SQRT([.B44]*[.B44]+[.C44]*[.C44]+[.D44]*[.D45])" office:value-type="float" office:value="0.880969799758163">
            <text:p>0.8810</text:p>
          </table:table-cell>
          <table:table-cell table:formula="of:=ABS([.H44]-[.H43])" office:value-type="float" office:value="0.114816840848969">
            <text:p>0.1148</text:p>
          </table:table-cell>
          <table:table-cell table:formula="of:=SUM([.I43];[.I44])/COUNT([.$I$2];[.I44])" office:value-type="float" office:value="0.159553819846068">
            <text:p>0.1596</text:p>
          </table:table-cell>
        </table:table-row>
        <table:table-row table:style-name="ro1">
          <table:table-cell office:value-type="float" office:value="63428298429926">
            <text:p>63428298429926</text:p>
          </table:table-cell>
          <table:table-cell table:style-name="ce2" office:value-type="float" office:value="-0.12890625">
            <text:p>-0.1289</text:p>
          </table:table-cell>
          <table:table-cell table:style-name="ce2" office:value-type="float" office:value="0.04296875">
            <text:p>0.0430</text:p>
          </table:table-cell>
          <table:table-cell table:style-name="ce2" office:value-type="float" office:value="-0.51171875">
            <text:p>-0.5117</text:p>
          </table:table-cell>
          <table:table-cell table:style-name="ce3" office:value-type="float" office:value="0.49578813923923">
            <text:p>0.4958</text:p>
          </table:table-cell>
          <table:table-cell table:formula="of:=+[.A45]-[.A44]" office:value-type="float" office:value="506">
            <text:p>506.0000</text:p>
          </table:table-cell>
          <table:table-cell table:formula="of:=([.A45]-[.$A$2])/1000" office:value-type="float" office:value="21.739">
            <text:p>21.7390</text:p>
          </table:table-cell>
          <table:table-cell table:formula="of:=SQRT([.B45]*[.B45]+[.C45]*[.C45]+[.D45]*[.D46])" office:value-type="float" office:value="0">
            <text:p>Err:502</text:p>
          </table:table-cell>
          <table:table-cell table:formula="of:=ABS([.H45]-[.H44])" office:value-type="float" office:value="0">
            <text:p>Err:502</text:p>
          </table:table-cell>
          <table:table-cell table:formula="of:=SUM([.I44];[.I45])/COUNT([.$I$2];[.I45])" office:value-type="float" office:value="0">
            <text:p>Err:502</text:p>
          </table:table-cell>
        </table:table-row>
        <table:table-row table:style-name="ro1">
          <table:table-cell office:value-type="float" office:value="63428298430427">
            <text:p>63428298430427</text:p>
          </table:table-cell>
          <table:table-cell table:style-name="ce2" office:value-type="float" office:value="-0.12890625">
            <text:p>-0.1289</text:p>
          </table:table-cell>
          <table:table-cell table:style-name="ce2" office:value-type="float" office:value="-0.3125">
            <text:p>-0.3125</text:p>
          </table:table-cell>
          <table:table-cell table:style-name="ce2" office:value-type="float" office:value="0.15625">
            <text:p>0.1563</text:p>
          </table:table-cell>
          <table:table-cell table:style-name="ce3" office:value-type="float" office:value="0.664553182132135">
            <text:p>0.6646</text:p>
          </table:table-cell>
          <table:table-cell table:formula="of:=+[.A46]-[.A45]" office:value-type="float" office:value="501">
            <text:p>501.0000</text:p>
          </table:table-cell>
          <table:table-cell table:formula="of:=([.A46]-[.$A$2])/1000" office:value-type="float" office:value="22.24">
            <text:p>22.2400</text:p>
          </table:table-cell>
          <table:table-cell table:formula="of:=SQRT([.B46]*[.B46]+[.C46]*[.C46]+[.D46]*[.D47])" office:value-type="float" office:value="0.447585345606357">
            <text:p>0.4476</text:p>
          </table:table-cell>
          <table:table-cell table:formula="of:=ABS([.H46]-[.H45])" office:value-type="float" office:value="0">
            <text:p>Err:502</text:p>
          </table:table-cell>
          <table:table-cell table:formula="of:=SUM([.I45];[.I46])/COUNT([.$I$2];[.I46])" office:value-type="float" office:value="0">
            <text:p>Err:502</text:p>
          </table:table-cell>
        </table:table-row>
        <table:table-row table:style-name="ro1">
          <table:table-cell office:value-type="float" office:value="63428298430929">
            <text:p>63428298430929</text:p>
          </table:table-cell>
          <table:table-cell table:style-name="ce2" office:value-type="float" office:value="-0.15234375">
            <text:p>-0.1523</text:p>
          </table:table-cell>
          <table:table-cell table:style-name="ce2" office:value-type="float" office:value="-0.2734375">
            <text:p>-0.2734</text:p>
          </table:table-cell>
          <table:table-cell table:style-name="ce2" office:value-type="float" office:value="0.55078125">
            <text:p>0.5508</text:p>
          </table:table-cell>
          <table:table-cell table:style-name="ce3" office:value-type="float" office:value="0.421067606421772">
            <text:p>0.4211</text:p>
          </table:table-cell>
          <table:table-cell table:formula="of:=+[.A47]-[.A46]" office:value-type="float" office:value="502">
            <text:p>502.0000</text:p>
          </table:table-cell>
          <table:table-cell table:formula="of:=([.A47]-[.$A$2])/1000" office:value-type="float" office:value="22.742">
            <text:p>22.7420</text:p>
          </table:table-cell>
          <table:table-cell table:formula="of:=SQRT([.B47]*[.B47]+[.C47]*[.C47]+[.D47]*[.D48])" office:value-type="float" office:value="0.674628713713838">
            <text:p>0.6746</text:p>
          </table:table-cell>
          <table:table-cell table:formula="of:=ABS([.H47]-[.H46])" office:value-type="float" office:value="0.22704336810748">
            <text:p>0.2270</text:p>
          </table:table-cell>
          <table:table-cell table:formula="of:=SUM([.I46];[.I47])/COUNT([.$I$2];[.I47])" office:value-type="float" office:value="0">
            <text:p>Err:502</text:p>
          </table:table-cell>
        </table:table-row>
        <table:table-row table:style-name="ro1">
          <table:table-cell office:value-type="float" office:value="63428298431429">
            <text:p>63428298431429</text:p>
          </table:table-cell>
          <table:table-cell table:style-name="ce2" office:value-type="float" office:value="-0.48046875">
            <text:p>-0.4805</text:p>
          </table:table-cell>
          <table:table-cell table:style-name="ce2" office:value-type="float" office:value="-0.32421875">
            <text:p>-0.3242</text:p>
          </table:table-cell>
          <table:table-cell table:style-name="ce2" office:value-type="float" office:value="0.6484375">
            <text:p>0.6484</text:p>
          </table:table-cell>
          <table:table-cell table:style-name="ce3" office:value-type="float" office:value="0.191457187623188">
            <text:p>0.1915</text:p>
          </table:table-cell>
          <table:table-cell table:formula="of:=+[.A48]-[.A47]" office:value-type="float" office:value="500">
            <text:p>500.0000</text:p>
          </table:table-cell>
          <table:table-cell table:formula="of:=([.A48]-[.$A$2])/1000" office:value-type="float" office:value="23.242">
            <text:p>23.2420</text:p>
          </table:table-cell>
          <table:table-cell table:formula="of:=SQRT([.B48]*[.B48]+[.C48]*[.C48]+[.D48]*[.D49])" office:value-type="float" office:value="0.796779252826261">
            <text:p>0.7968</text:p>
          </table:table-cell>
          <table:table-cell table:formula="of:=ABS([.H48]-[.H47])" office:value-type="float" office:value="0.122150539112423">
            <text:p>0.1222</text:p>
          </table:table-cell>
          <table:table-cell table:formula="of:=SUM([.I47];[.I48])/COUNT([.$I$2];[.I48])" office:value-type="float" office:value="0.174596953609952">
            <text:p>0.1746</text:p>
          </table:table-cell>
        </table:table-row>
        <table:table-row table:style-name="ro1">
          <table:table-cell office:value-type="float" office:value="63428298431928">
            <text:p>63428298431928</text:p>
          </table:table-cell>
          <table:table-cell table:style-name="ce2" office:value-type="float" office:value="-0.64453125">
            <text:p>-0.6445</text:p>
          </table:table-cell>
          <table:table-cell table:style-name="ce2" office:value-type="float" office:value="-0.50390625">
            <text:p>-0.5039</text:p>
          </table:table-cell>
          <table:table-cell table:style-name="ce2" office:value-type="float" office:value="0.4609375">
            <text:p>0.4609</text:p>
          </table:table-cell>
          <table:table-cell table:style-name="ce3" office:value-type="float" office:value="0.126051256733198">
            <text:p>0.1261</text:p>
          </table:table-cell>
          <table:table-cell table:formula="of:=+[.A49]-[.A48]" office:value-type="float" office:value="499">
            <text:p>499.0000</text:p>
          </table:table-cell>
          <table:table-cell table:formula="of:=([.A49]-[.$A$2])/1000" office:value-type="float" office:value="23.741">
            <text:p>23.7410</text:p>
          </table:table-cell>
          <table:table-cell table:formula="of:=SQRT([.B49]*[.B49]+[.C49]*[.C49]+[.D49]*[.D50])" office:value-type="float" office:value="0.9921875">
            <text:p>0.9922</text:p>
          </table:table-cell>
          <table:table-cell table:formula="of:=ABS([.H49]-[.H48])" office:value-type="float" office:value="0.195408247173739">
            <text:p>0.1954</text:p>
          </table:table-cell>
          <table:table-cell table:formula="of:=SUM([.I48];[.I49])/COUNT([.$I$2];[.I49])" office:value-type="float" office:value="0.158779393143081">
            <text:p>0.1588</text:p>
          </table:table-cell>
        </table:table-row>
        <table:table-row table:style-name="ro1">
          <table:table-cell office:value-type="float" office:value="63428298432430">
            <text:p>63428298432430</text:p>
          </table:table-cell>
          <table:table-cell table:style-name="ce2" office:value-type="float" office:value="-0.34375">
            <text:p>-0.3438</text:p>
          </table:table-cell>
          <table:table-cell table:style-name="ce2" office:value-type="float" office:value="-0.484375">
            <text:p>-0.4844</text:p>
          </table:table-cell>
          <table:table-cell table:style-name="ce2" office:value-type="float" office:value="0.68359375">
            <text:p>0.6836</text:p>
          </table:table-cell>
          <table:table-cell table:style-name="ce3" office:value-type="float" office:value="0.137917930789785">
            <text:p>0.1379</text:p>
          </table:table-cell>
          <table:table-cell table:formula="of:=+[.A50]-[.A49]" office:value-type="float" office:value="502">
            <text:p>502.0000</text:p>
          </table:table-cell>
          <table:table-cell table:formula="of:=([.A50]-[.$A$2])/1000" office:value-type="float" office:value="24.243">
            <text:p>24.2430</text:p>
          </table:table-cell>
          <table:table-cell table:formula="of:=SQRT([.B50]*[.B50]+[.C50]*[.C50]+[.D50]*[.D51])" office:value-type="float" office:value="0.927436218536415">
            <text:p>0.9274</text:p>
          </table:table-cell>
          <table:table-cell table:formula="of:=ABS([.H50]-[.H49])" office:value-type="float" office:value="0.064751281463585">
            <text:p>0.0648</text:p>
          </table:table-cell>
          <table:table-cell table:formula="of:=SUM([.I49];[.I50])/COUNT([.$I$2];[.I50])" office:value-type="float" office:value="0.130079764318662">
            <text:p>0.1301</text:p>
          </table:table-cell>
        </table:table-row>
        <table:table-row table:style-name="ro1">
          <table:table-cell office:value-type="float" office:value="63428298432932">
            <text:p>63428298432932</text:p>
          </table:table-cell>
          <table:table-cell table:style-name="ce2" office:value-type="float" office:value="-0.2109375">
            <text:p>-0.2109</text:p>
          </table:table-cell>
          <table:table-cell table:style-name="ce2" office:value-type="float" office:value="-0.55078125">
            <text:p>-0.5508</text:p>
          </table:table-cell>
          <table:table-cell table:style-name="ce2" office:value-type="float" office:value="0.7421875">
            <text:p>0.7422</text:p>
          </table:table-cell>
          <table:table-cell table:style-name="ce3" office:value-type="float" office:value="0.0940137795952853">
            <text:p>0.0940</text:p>
          </table:table-cell>
          <table:table-cell table:formula="of:=+[.A51]-[.A50]" office:value-type="float" office:value="502">
            <text:p>502.0000</text:p>
          </table:table-cell>
          <table:table-cell table:formula="of:=([.A51]-[.$A$2])/1000" office:value-type="float" office:value="24.745">
            <text:p>24.7450</text:p>
          </table:table-cell>
          <table:table-cell table:formula="of:=SQRT([.B51]*[.B51]+[.C51]*[.C51]+[.D51]*[.D52])" office:value-type="float" office:value="0.923206466974784">
            <text:p>0.9232</text:p>
          </table:table-cell>
          <table:table-cell table:formula="of:=ABS([.H51]-[.H50])" office:value-type="float" office:value="0.00422975156163119">
            <text:p>0.0042</text:p>
          </table:table-cell>
          <table:table-cell table:formula="of:=SUM([.I50];[.I51])/COUNT([.$I$2];[.I51])" office:value-type="float" office:value="0.0344905165126081">
            <text:p>0.0345</text:p>
          </table:table-cell>
        </table:table-row>
        <table:table-row table:style-name="ro1">
          <table:table-cell office:value-type="float" office:value="63428298433434">
            <text:p>63428298433434</text:p>
          </table:table-cell>
          <table:table-cell table:style-name="ce2" office:value-type="float" office:value="-0.10546875">
            <text:p>-0.1055</text:p>
          </table:table-cell>
          <table:table-cell table:style-name="ce2" office:value-type="float" office:value="-0.55078125">
            <text:p>-0.5508</text:p>
          </table:table-cell>
          <table:table-cell table:style-name="ce2" office:value-type="float" office:value="0.6796875">
            <text:p>0.6797</text:p>
          </table:table-cell>
          <table:table-cell table:style-name="ce3" office:value-type="float" office:value="0.168362706349216">
            <text:p>0.1684</text:p>
          </table:table-cell>
          <table:table-cell table:formula="of:=+[.A52]-[.A51]" office:value-type="float" office:value="502">
            <text:p>502.0000</text:p>
          </table:table-cell>
          <table:table-cell table:formula="of:=([.A52]-[.$A$2])/1000" office:value-type="float" office:value="25.247">
            <text:p>25.2470</text:p>
          </table:table-cell>
          <table:table-cell table:formula="of:=SQRT([.B52]*[.B52]+[.C52]*[.C52]+[.D52]*[.D53])" office:value-type="float" office:value="0.865972544175406">
            <text:p>0.8660</text:p>
          </table:table-cell>
          <table:table-cell table:formula="of:=ABS([.H52]-[.H51])" office:value-type="float" office:value="0.0572339227993781">
            <text:p>0.0572</text:p>
          </table:table-cell>
          <table:table-cell table:formula="of:=SUM([.I51];[.I52])/COUNT([.$I$2];[.I52])" office:value-type="float" office:value="0.0307318371805046">
            <text:p>0.0307</text:p>
          </table:table-cell>
        </table:table-row>
        <table:table-row table:style-name="ro1">
          <table:table-cell office:value-type="float" office:value="63428298433938">
            <text:p>63428298433938</text:p>
          </table:table-cell>
          <table:table-cell table:style-name="ce2" office:value-type="float" office:value="0.046875">
            <text:p>0.0469</text:p>
          </table:table-cell>
          <table:table-cell table:style-name="ce2" office:value-type="float" office:value="-0.83984375">
            <text:p>-0.8398</text:p>
          </table:table-cell>
          <table:table-cell table:style-name="ce2" office:value-type="float" office:value="0.640625">
            <text:p>0.6406</text:p>
          </table:table-cell>
          <table:table-cell table:style-name="ce3" office:value-type="float" office:value="0.0538439628533625">
            <text:p>0.0538</text:p>
          </table:table-cell>
          <table:table-cell table:formula="of:=+[.A53]-[.A52]" office:value-type="float" office:value="504">
            <text:p>504.0000</text:p>
          </table:table-cell>
          <table:table-cell table:formula="of:=([.A53]-[.$A$2])/1000" office:value-type="float" office:value="25.751">
            <text:p>25.7510</text:p>
          </table:table-cell>
          <table:table-cell table:formula="of:=SQRT([.B53]*[.B53]+[.C53]*[.C53]+[.D53]*[.D54])" office:value-type="float" office:value="0.952748709019888">
            <text:p>0.9527</text:p>
          </table:table-cell>
          <table:table-cell table:formula="of:=ABS([.H53]-[.H52])" office:value-type="float" office:value="0.0867761648444819">
            <text:p>0.0868</text:p>
          </table:table-cell>
          <table:table-cell table:formula="of:=SUM([.I52];[.I53])/COUNT([.$I$2];[.I53])" office:value-type="float" office:value="0.07200504382193">
            <text:p>0.0720</text:p>
          </table:table-cell>
        </table:table-row>
        <table:table-row table:style-name="ro1">
          <table:table-cell office:value-type="float" office:value="63428298434439">
            <text:p>63428298434439</text:p>
          </table:table-cell>
          <table:table-cell table:style-name="ce2" office:value-type="float" office:value="0.015625">
            <text:p>0.0156</text:p>
          </table:table-cell>
          <table:table-cell table:style-name="ce2" office:value-type="float" office:value="-0.87890625">
            <text:p>-0.8789</text:p>
          </table:table-cell>
          <table:table-cell table:style-name="ce2" office:value-type="float" office:value="0.3125">
            <text:p>0.3125</text:p>
          </table:table-cell>
          <table:table-cell table:style-name="ce3" office:value-type="float" office:value="0.0983358248053001">
            <text:p>0.0983</text:p>
          </table:table-cell>
          <table:table-cell table:formula="of:=+[.A54]-[.A53]" office:value-type="float" office:value="501">
            <text:p>501.0000</text:p>
          </table:table-cell>
          <table:table-cell table:formula="of:=([.A54]-[.$A$2])/1000" office:value-type="float" office:value="26.252">
            <text:p>26.2520</text:p>
          </table:table-cell>
          <table:table-cell table:formula="of:=SQRT([.B54]*[.B54]+[.C54]*[.C54]+[.D54]*[.D55])" office:value-type="float" office:value="0.9151052412368">
            <text:p>0.9151</text:p>
          </table:table-cell>
          <table:table-cell table:formula="of:=ABS([.H54]-[.H53])" office:value-type="float" office:value="0.0376434677830874">
            <text:p>0.0376</text:p>
          </table:table-cell>
          <table:table-cell table:formula="of:=SUM([.I53];[.I54])/COUNT([.$I$2];[.I54])" office:value-type="float" office:value="0.0622098163137846">
            <text:p>0.0622</text:p>
          </table:table-cell>
        </table:table-row>
        <table:table-row table:style-name="ro1">
          <table:table-cell office:value-type="float" office:value="63428298435101">
            <text:p>63428298435101</text:p>
          </table:table-cell>
          <table:table-cell table:style-name="ce2" office:value-type="float" office:value="1.29296875">
            <text:p>1.2930</text:p>
          </table:table-cell>
          <table:table-cell table:style-name="ce2" office:value-type="float" office:value="-0.33984375">
            <text:p>-0.3398</text:p>
          </table:table-cell>
          <table:table-cell table:style-name="ce2" office:value-type="float" office:value="0.20703125">
            <text:p>0.2070</text:p>
          </table:table-cell>
          <table:table-cell table:style-name="ce3" office:value-type="float" office:value="0.43232884212427">
            <text:p>0.4323</text:p>
          </table:table-cell>
          <table:table-cell table:formula="of:=+[.A55]-[.A54]" office:value-type="float" office:value="662">
            <text:p>662.0000</text:p>
          </table:table-cell>
          <table:table-cell table:formula="of:=([.A55]-[.$A$2])/1000" office:value-type="float" office:value="26.914">
            <text:p>26.9140</text:p>
          </table:table-cell>
          <table:table-cell table:formula="of:=SQRT([.B55]*[.B55]+[.C55]*[.C55]+[.D55]*[.D56])" office:value-type="float" office:value="1.35520980956075">
            <text:p>1.3552</text:p>
          </table:table-cell>
          <table:table-cell table:formula="of:=ABS([.H55]-[.H54])" office:value-type="float" office:value="0.440104568323951">
            <text:p>0.4401</text:p>
          </table:table-cell>
          <table:table-cell table:formula="of:=SUM([.I54];[.I55])/COUNT([.$I$2];[.I55])" office:value-type="float" office:value="0.238874018053519">
            <text:p>0.2389</text:p>
          </table:table-cell>
        </table:table-row>
        <table:table-row table:style-name="ro1">
          <table:table-cell office:value-type="float" office:value="63428298435516">
            <text:p>63428298435516</text:p>
          </table:table-cell>
          <table:table-cell table:style-name="ce2" office:value-type="float" office:value="0.31640625">
            <text:p>0.3164</text:p>
          </table:table-cell>
          <table:table-cell table:style-name="ce2" office:value-type="float" office:value="-0.3671875">
            <text:p>-0.3672</text:p>
          </table:table-cell>
          <table:table-cell table:style-name="ce2" office:value-type="float" office:value="0.23828125">
            <text:p>0.2383</text:p>
          </table:table-cell>
          <table:table-cell table:style-name="ce3" office:value-type="float" office:value="0.359601563030776">
            <text:p>0.3596</text:p>
          </table:table-cell>
          <table:table-cell table:formula="of:=+[.A56]-[.A55]" office:value-type="float" office:value="415">
            <text:p>415.0000</text:p>
          </table:table-cell>
          <table:table-cell table:formula="of:=([.A56]-[.$A$2])/1000" office:value-type="float" office:value="27.329">
            <text:p>27.3290</text:p>
          </table:table-cell>
          <table:table-cell table:formula="of:=SQRT([.B56]*[.B56]+[.C56]*[.C56]+[.D56]*[.D57])" office:value-type="float" office:value="0.542687652057159">
            <text:p>0.5427</text:p>
          </table:table-cell>
          <table:table-cell table:formula="of:=ABS([.H56]-[.H55])" office:value-type="float" office:value="0.812522157503592">
            <text:p>0.8125</text:p>
          </table:table-cell>
          <table:table-cell table:formula="of:=SUM([.I55];[.I56])/COUNT([.$I$2];[.I56])" office:value-type="float" office:value="0.626313362913771">
            <text:p>0.6263</text:p>
          </table:table-cell>
        </table:table-row>
        <table:table-row table:style-name="ro1">
          <table:table-cell office:value-type="float" office:value="63428298436015">
            <text:p>63428298436015</text:p>
          </table:table-cell>
          <table:table-cell table:style-name="ce2" office:value-type="float" office:value="0.51953125">
            <text:p>0.5195</text:p>
          </table:table-cell>
          <table:table-cell table:style-name="ce2" office:value-type="float" office:value="-0.5390625">
            <text:p>-0.5391</text:p>
          </table:table-cell>
          <table:table-cell table:style-name="ce2" office:value-type="float" office:value="0.25">
            <text:p>0.2500</text:p>
          </table:table-cell>
          <table:table-cell table:style-name="ce3" office:value-type="float" office:value="0.127575153890154">
            <text:p>0.1276</text:p>
          </table:table-cell>
          <table:table-cell table:formula="of:=+[.A57]-[.A56]" office:value-type="float" office:value="499">
            <text:p>499.0000</text:p>
          </table:table-cell>
          <table:table-cell table:formula="of:=([.A57]-[.$A$2])/1000" office:value-type="float" office:value="27.828">
            <text:p>27.8280</text:p>
          </table:table-cell>
          <table:table-cell table:formula="of:=SQRT([.B57]*[.B57]+[.C57]*[.C57]+[.D57]*[.D58])" office:value-type="float" office:value="0.78371680863231">
            <text:p>0.7837</text:p>
          </table:table-cell>
          <table:table-cell table:formula="of:=ABS([.H57]-[.H56])" office:value-type="float" office:value="0.24102915657515">
            <text:p>0.2410</text:p>
          </table:table-cell>
          <table:table-cell table:formula="of:=SUM([.I56];[.I57])/COUNT([.$I$2];[.I57])" office:value-type="float" office:value="0.526775657039371">
            <text:p>0.5268</text:p>
          </table:table-cell>
        </table:table-row>
        <table:table-row table:style-name="ro1">
          <table:table-cell office:value-type="float" office:value="63428298436526">
            <text:p>63428298436526</text:p>
          </table:table-cell>
          <table:table-cell table:style-name="ce2" office:value-type="float" office:value="0.60546875">
            <text:p>0.6055</text:p>
          </table:table-cell>
          <table:table-cell table:style-name="ce2" office:value-type="float" office:value="-0.66015625">
            <text:p>-0.6602</text:p>
          </table:table-cell>
          <table:table-cell table:style-name="ce2" office:value-type="float" office:value="0.21484375">
            <text:p>0.2148</text:p>
          </table:table-cell>
          <table:table-cell table:style-name="ce3" office:value-type="float" office:value="0.12473680767125">
            <text:p>0.1247</text:p>
          </table:table-cell>
          <table:table-cell table:formula="of:=+[.A58]-[.A57]" office:value-type="float" office:value="511">
            <text:p>511.0000</text:p>
          </table:table-cell>
          <table:table-cell table:formula="of:=([.A58]-[.$A$2])/1000" office:value-type="float" office:value="28.339">
            <text:p>28.3390</text:p>
          </table:table-cell>
          <table:table-cell table:formula="of:=SQRT([.B58]*[.B58]+[.C58]*[.C58]+[.D58]*[.D59])" office:value-type="float" office:value="0.91385380897586">
            <text:p>0.9139</text:p>
          </table:table-cell>
          <table:table-cell table:formula="of:=ABS([.H58]-[.H57])" office:value-type="float" office:value="0.13013700034355">
            <text:p>0.1301</text:p>
          </table:table-cell>
          <table:table-cell table:formula="of:=SUM([.I57];[.I58])/COUNT([.$I$2];[.I58])" office:value-type="float" office:value="0.18558307845935">
            <text:p>0.1856</text:p>
          </table:table-cell>
        </table:table-row>
        <table:table-row table:style-name="ro1">
          <table:table-cell office:value-type="float" office:value="63428298437028">
            <text:p>63428298437028</text:p>
          </table:table-cell>
          <table:table-cell table:style-name="ce2" office:value-type="float" office:value="0.65625">
            <text:p>0.6563</text:p>
          </table:table-cell>
          <table:table-cell table:style-name="ce2" office:value-type="float" office:value="-0.66796875">
            <text:p>-0.6680</text:p>
          </table:table-cell>
          <table:table-cell table:style-name="ce2" office:value-type="float" office:value="0.15234375">
            <text:p>0.1523</text:p>
          </table:table-cell>
          <table:table-cell table:style-name="ce3" office:value-type="float" office:value="0.285684562757334">
            <text:p>0.2857</text:p>
          </table:table-cell>
          <table:table-cell table:formula="of:=+[.A59]-[.A58]" office:value-type="float" office:value="502">
            <text:p>502.0000</text:p>
          </table:table-cell>
          <table:table-cell table:formula="of:=([.A59]-[.$A$2])/1000" office:value-type="float" office:value="28.841">
            <text:p>28.8410</text:p>
          </table:table-cell>
          <table:table-cell table:formula="of:=SQRT([.B59]*[.B59]+[.C59]*[.C59]+[.D59]*[.D60])" office:value-type="float" office:value="1.0089020273452">
            <text:p>1.0089</text:p>
          </table:table-cell>
          <table:table-cell table:formula="of:=ABS([.H59]-[.H58])" office:value-type="float" office:value="0.0950482183693377">
            <text:p>0.0950</text:p>
          </table:table-cell>
          <table:table-cell table:formula="of:=SUM([.I58];[.I59])/COUNT([.$I$2];[.I59])" office:value-type="float" office:value="0.112592609356444">
            <text:p>0.1126</text:p>
          </table:table-cell>
        </table:table-row>
        <table:table-row table:style-name="ro1">
          <table:table-cell office:value-type="float" office:value="63428298437638">
            <text:p>63428298437638</text:p>
          </table:table-cell>
          <table:table-cell table:style-name="ce2" office:value-type="float" office:value="0.6875">
            <text:p>0.6875</text:p>
          </table:table-cell>
          <table:table-cell table:style-name="ce2" office:value-type="float" office:value="-0.8125">
            <text:p>-0.8125</text:p>
          </table:table-cell>
          <table:table-cell table:style-name="ce2" office:value-type="float" office:value="0.92578125">
            <text:p>0.9258</text:p>
          </table:table-cell>
          <table:table-cell table:style-name="ce3" office:value-type="float" office:value="0.720451955630843">
            <text:p>0.7205</text:p>
          </table:table-cell>
          <table:table-cell table:formula="of:=+[.A60]-[.A59]" office:value-type="float" office:value="610">
            <text:p>610.0000</text:p>
          </table:table-cell>
          <table:table-cell table:formula="of:=([.A60]-[.$A$2])/1000" office:value-type="float" office:value="29.451">
            <text:p>29.4510</text:p>
          </table:table-cell>
          <table:table-cell table:formula="of:=SQRT([.B60]*[.B60]+[.C60]*[.C60]+[.D60]*[.D61])" office:value-type="float" office:value="1.35972292602091">
            <text:p>1.3597</text:p>
          </table:table-cell>
          <table:table-cell table:formula="of:=ABS([.H60]-[.H59])" office:value-type="float" office:value="0.350820898675716">
            <text:p>0.3508</text:p>
          </table:table-cell>
          <table:table-cell table:formula="of:=SUM([.I59];[.I60])/COUNT([.$I$2];[.I60])" office:value-type="float" office:value="0.222934558522527">
            <text:p>0.2229</text:p>
          </table:table-cell>
        </table:table-row>
        <table:table-row table:style-name="ro1">
          <table:table-cell office:value-type="float" office:value="63428298438677">
            <text:p>63428298438677</text:p>
          </table:table-cell>
          <table:table-cell table:style-name="ce2" office:value-type="float" office:value="0.52734375">
            <text:p>0.5273</text:p>
          </table:table-cell>
          <table:table-cell table:style-name="ce2" office:value-type="float" office:value="-0.9453125">
            <text:p>-0.9453</text:p>
          </table:table-cell>
          <table:table-cell table:style-name="ce2" office:value-type="float" office:value="0.7734375">
            <text:p>0.7734</text:p>
          </table:table-cell>
          <table:table-cell table:style-name="ce3" office:value-type="float" office:value="0.0802516104615008">
            <text:p>0.0803</text:p>
          </table:table-cell>
          <table:table-cell table:formula="of:=+[.A61]-[.A60]" office:value-type="float" office:value="1039">
            <text:p>1039.0000</text:p>
          </table:table-cell>
          <table:table-cell table:formula="of:=([.A61]-[.$A$2])/1000" office:value-type="float" office:value="30.49">
            <text:p>30.4900</text:p>
          </table:table-cell>
          <table:table-cell table:formula="of:=SQRT([.B61]*[.B61]+[.C61]*[.C61]+[.D61]*[.D62])" office:value-type="float" office:value="1.28768273695607">
            <text:p>1.2877</text:p>
          </table:table-cell>
          <table:table-cell table:formula="of:=ABS([.H61]-[.H60])" office:value-type="float" office:value="0.072040189064839">
            <text:p>0.0720</text:p>
          </table:table-cell>
          <table:table-cell table:formula="of:=SUM([.I60];[.I61])/COUNT([.$I$2];[.I61])" office:value-type="float" office:value="0.211430543870277">
            <text:p>0.2114</text:p>
          </table:table-cell>
        </table:table-row>
        <table:table-row table:style-name="ro1">
          <table:table-cell office:value-type="float" office:value="63428298439236">
            <text:p>63428298439236</text:p>
          </table:table-cell>
          <table:table-cell table:style-name="ce2" office:value-type="float" office:value="0.453125">
            <text:p>0.4531</text:p>
          </table:table-cell>
          <table:table-cell table:style-name="ce2" office:value-type="float" office:value="-1.01171875">
            <text:p>-1.0117</text:p>
          </table:table-cell>
          <table:table-cell table:style-name="ce2" office:value-type="float" office:value="0.62890625">
            <text:p>0.6289</text:p>
          </table:table-cell>
          <table:table-cell table:style-name="ce3" office:value-type="float" office:value="0.136104849180107">
            <text:p>0.1361</text:p>
          </table:table-cell>
          <table:table-cell table:formula="of:=+[.A62]-[.A61]" office:value-type="float" office:value="559">
            <text:p>559.0000</text:p>
          </table:table-cell>
          <table:table-cell table:formula="of:=([.A62]-[.$A$2])/1000" office:value-type="float" office:value="31.049">
            <text:p>31.0490</text:p>
          </table:table-cell>
          <table:table-cell table:formula="of:=SQRT([.B62]*[.B62]+[.C62]*[.C62]+[.D62]*[.D63])" office:value-type="float" office:value="1.38002897812646">
            <text:p>1.3800</text:p>
          </table:table-cell>
          <table:table-cell table:formula="of:=ABS([.H62]-[.H61])" office:value-type="float" office:value="0.0923462411703813">
            <text:p>0.0923</text:p>
          </table:table-cell>
          <table:table-cell table:formula="of:=SUM([.I61];[.I62])/COUNT([.$I$2];[.I62])" office:value-type="float" office:value="0.0821932151176101">
            <text:p>0.0822</text:p>
          </table:table-cell>
        </table:table-row>
        <table:table-row table:style-name="ro1">
          <table:table-cell office:value-type="float" office:value="63428298439786">
            <text:p>63428298439786</text:p>
          </table:table-cell>
          <table:table-cell table:style-name="ce2" office:value-type="float" office:value="0.58203125">
            <text:p>0.5820</text:p>
          </table:table-cell>
          <table:table-cell table:style-name="ce2" office:value-type="float" office:value="-1.1171875">
            <text:p>-1.1172</text:p>
          </table:table-cell>
          <table:table-cell table:style-name="ce2" office:value-type="float" office:value="1.07421875">
            <text:p>1.0742</text:p>
          </table:table-cell>
          <table:table-cell table:style-name="ce3" office:value-type="float" office:value="0.244908180587993">
            <text:p>0.2449</text:p>
          </table:table-cell>
          <table:table-cell table:formula="of:=+[.A63]-[.A62]" office:value-type="float" office:value="550">
            <text:p>550.0000</text:p>
          </table:table-cell>
          <table:table-cell table:formula="of:=([.A63]-[.$A$2])/1000" office:value-type="float" office:value="31.599">
            <text:p>31.5990</text:p>
          </table:table-cell>
          <table:table-cell table:formula="of:=SQRT([.B63]*[.B63]+[.C63]*[.C63]+[.D63]*[.D64])" office:value-type="float" office:value="1.5988066991754">
            <text:p>1.5988</text:p>
          </table:table-cell>
          <table:table-cell table:formula="of:=ABS([.H63]-[.H62])" office:value-type="float" office:value="0.21877772104894">
            <text:p>0.2188</text:p>
          </table:table-cell>
          <table:table-cell table:formula="of:=SUM([.I62];[.I63])/COUNT([.$I$2];[.I63])" office:value-type="float" office:value="0.155561981109661">
            <text:p>0.1556</text:p>
          </table:table-cell>
        </table:table-row>
        <table:table-row table:style-name="ro1">
          <table:table-cell office:value-type="float" office:value="63428298440286">
            <text:p>63428298440286</text:p>
          </table:table-cell>
          <table:table-cell table:style-name="ce2" office:value-type="float" office:value="0.3046875">
            <text:p>0.3047</text:p>
          </table:table-cell>
          <table:table-cell table:style-name="ce2" office:value-type="float" office:value="-0.90234375">
            <text:p>-0.9023</text:p>
          </table:table-cell>
          <table:table-cell table:style-name="ce2" office:value-type="float" office:value="0.90234375">
            <text:p>0.9023</text:p>
          </table:table-cell>
          <table:table-cell table:style-name="ce3" office:value-type="float" office:value="0.0986555404751064">
            <text:p>0.0987</text:p>
          </table:table-cell>
          <table:table-cell table:formula="of:=+[.A64]-[.A63]" office:value-type="float" office:value="500">
            <text:p>500.0000</text:p>
          </table:table-cell>
          <table:table-cell table:formula="of:=([.A64]-[.$A$2])/1000" office:value-type="float" office:value="32.099">
            <text:p>32.0990</text:p>
          </table:table-cell>
          <table:table-cell table:formula="of:=SQRT([.B64]*[.B64]+[.C64]*[.C64]+[.D64]*[.D65])" office:value-type="float" office:value="1.26129540111236">
            <text:p>1.2613</text:p>
          </table:table-cell>
          <table:table-cell table:formula="of:=ABS([.H64]-[.H63])" office:value-type="float" office:value="0.337511298063037">
            <text:p>0.3375</text:p>
          </table:table-cell>
          <table:table-cell table:formula="of:=SUM([.I63];[.I64])/COUNT([.$I$2];[.I64])" office:value-type="float" office:value="0.278144509555988">
            <text:p>0.2781</text:p>
          </table:table-cell>
        </table:table-row>
        <table:table-row table:style-name="ro1">
          <table:table-cell office:value-type="float" office:value="63428298440786">
            <text:p>63428298440786</text:p>
          </table:table-cell>
          <table:table-cell table:style-name="ce2" office:value-type="float" office:value="0.234375">
            <text:p>0.2344</text:p>
          </table:table-cell>
          <table:table-cell table:style-name="ce2" office:value-type="float" office:value="-0.9140625">
            <text:p>-0.9141</text:p>
          </table:table-cell>
          <table:table-cell table:style-name="ce2" office:value-type="float" office:value="0.7578125">
            <text:p>0.7578</text:p>
          </table:table-cell>
          <table:table-cell table:style-name="ce3" office:value-type="float" office:value="0.200375412518192">
            <text:p>0.2004</text:p>
          </table:table-cell>
          <table:table-cell table:formula="of:=+[.A65]-[.A64]" office:value-type="float" office:value="500">
            <text:p>500.0000</text:p>
          </table:table-cell>
          <table:table-cell table:formula="of:=([.A65]-[.$A$2])/1000" office:value-type="float" office:value="32.599">
            <text:p>32.5990</text:p>
          </table:table-cell>
          <table:table-cell table:formula="of:=SQRT([.B65]*[.B65]+[.C65]*[.C65]+[.D65]*[.D66])" office:value-type="float" office:value="1.17928645914993">
            <text:p>1.1793</text:p>
          </table:table-cell>
          <table:table-cell table:formula="of:=ABS([.H65]-[.H64])" office:value-type="float" office:value="0.0820089419624313">
            <text:p>0.0820</text:p>
          </table:table-cell>
          <table:table-cell table:formula="of:=SUM([.I64];[.I65])/COUNT([.$I$2];[.I65])" office:value-type="float" office:value="0.209760120012734">
            <text:p>0.2098</text:p>
          </table:table-cell>
        </table:table-row>
        <table:table-row table:style-name="ro1">
          <table:table-cell office:value-type="float" office:value="63428298441236">
            <text:p>63428298441236</text:p>
          </table:table-cell>
          <table:table-cell table:style-name="ce2" office:value-type="float" office:value="0.09765625">
            <text:p>0.0977</text:p>
          </table:table-cell>
          <table:table-cell table:style-name="ce2" office:value-type="float" office:value="-0.9140625">
            <text:p>-0.9141</text:p>
          </table:table-cell>
          <table:table-cell table:style-name="ce2" office:value-type="float" office:value="0.66015625">
            <text:p>0.6602</text:p>
          </table:table-cell>
          <table:table-cell table:style-name="ce3" office:value-type="float" office:value="0.278884394329113">
            <text:p>0.2789</text:p>
          </table:table-cell>
          <table:table-cell table:formula="of:=+[.A66]-[.A65]" office:value-type="float" office:value="450">
            <text:p>450.0000</text:p>
          </table:table-cell>
          <table:table-cell table:formula="of:=([.A66]-[.$A$2])/1000" office:value-type="float" office:value="33.049">
            <text:p>33.0490</text:p>
          </table:table-cell>
          <table:table-cell table:formula="of:=SQRT([.B66]*[.B66]+[.C66]*[.C66]+[.D66]*[.D67])" office:value-type="float" office:value="1.10872835467175">
            <text:p>1.1087</text:p>
          </table:table-cell>
          <table:table-cell table:formula="of:=ABS([.H66]-[.H65])" office:value-type="float" office:value="0.0705581044781785">
            <text:p>0.0706</text:p>
          </table:table-cell>
          <table:table-cell table:formula="of:=SUM([.I65];[.I66])/COUNT([.$I$2];[.I66])" office:value-type="float" office:value="0.0762835232203048">
            <text:p>0.0763</text:p>
          </table:table-cell>
        </table:table-row>
        <table:table-row table:style-name="ro1">
          <table:table-cell office:value-type="float" office:value="63428298441738">
            <text:p>63428298441738</text:p>
          </table:table-cell>
          <table:table-cell table:style-name="ce2" office:value-type="float" office:value="-0.00390625">
            <text:p>-0.0039</text:p>
          </table:table-cell>
          <table:table-cell table:style-name="ce2" office:value-type="float" office:value="-0.91015625">
            <text:p>-0.9102</text:p>
          </table:table-cell>
          <table:table-cell table:style-name="ce2" office:value-type="float" office:value="0.58203125">
            <text:p>0.5820</text:p>
          </table:table-cell>
          <table:table-cell table:style-name="ce3" office:value-type="float" office:value="0.330280467312093">
            <text:p>0.3303</text:p>
          </table:table-cell>
          <table:table-cell table:formula="of:=+[.A67]-[.A66]" office:value-type="float" office:value="502">
            <text:p>502.0000</text:p>
          </table:table-cell>
          <table:table-cell table:formula="of:=([.A67]-[.$A$2])/1000" office:value-type="float" office:value="33.551">
            <text:p>33.5510</text:p>
          </table:table-cell>
          <table:table-cell table:formula="of:=SQRT([.B67]*[.B67]+[.C67]*[.C67]+[.D67]*[.D68])" office:value-type="float" office:value="1.07613465509593">
            <text:p>1.0761</text:p>
          </table:table-cell>
          <table:table-cell table:formula="of:=ABS([.H67]-[.H66])" office:value-type="float" office:value="0.0325936995758191">
            <text:p>0.0326</text:p>
          </table:table-cell>
          <table:table-cell table:formula="of:=SUM([.I66];[.I67])/COUNT([.$I$2];[.I67])" office:value-type="float" office:value="0.0515759020269988">
            <text:p>0.0516</text:p>
          </table:table-cell>
        </table:table-row>
        <table:table-row table:style-name="ro1">
          <table:table-cell office:value-type="float" office:value="63428298442303">
            <text:p>63428298442303</text:p>
          </table:table-cell>
          <table:table-cell table:style-name="ce2" office:value-type="float" office:value="-0.08203125">
            <text:p>-0.0820</text:p>
          </table:table-cell>
          <table:table-cell table:style-name="ce2" office:value-type="float" office:value="-0.8984375">
            <text:p>-0.8984</text:p>
          </table:table-cell>
          <table:table-cell table:style-name="ce2" office:value-type="float" office:value="0.56640625">
            <text:p>0.5664</text:p>
          </table:table-cell>
          <table:table-cell table:style-name="ce3" office:value-type="float" office:value="0.345392817554905">
            <text:p>0.3454</text:p>
          </table:table-cell>
          <table:table-cell table:formula="of:=+[.A68]-[.A67]" office:value-type="float" office:value="565">
            <text:p>565.0000</text:p>
          </table:table-cell>
          <table:table-cell table:formula="of:=([.A68]-[.$A$2])/1000" office:value-type="float" office:value="34.116">
            <text:p>34.1160</text:p>
          </table:table-cell>
          <table:table-cell table:formula="of:=SQRT([.B68]*[.B68]+[.C68]*[.C68]+[.D68]*[.D69])" office:value-type="float" office:value="1.07557442864848">
            <text:p>1.0756</text:p>
          </table:table-cell>
          <table:table-cell table:formula="of:=ABS([.H68]-[.H67])" office:value-type="float" office:value="0.000560226447452461">
            <text:p>0.0006</text:p>
          </table:table-cell>
          <table:table-cell table:formula="of:=SUM([.I67];[.I68])/COUNT([.$I$2];[.I68])" office:value-type="float" office:value="0.0165769630116358">
            <text:p>0.0166</text:p>
          </table:table-cell>
        </table:table-row>
        <table:table-row table:style-name="ro1">
          <table:table-cell office:value-type="float" office:value="63428298442743">
            <text:p>63428298442743</text:p>
          </table:table-cell>
          <table:table-cell table:style-name="ce2" office:value-type="float" office:value="-0.11328125">
            <text:p>-0.1133</text:p>
          </table:table-cell>
          <table:table-cell table:style-name="ce2" office:value-type="float" office:value="-0.90234375">
            <text:p>-0.9023</text:p>
          </table:table-cell>
          <table:table-cell table:style-name="ce2" office:value-type="float" office:value="0.60546875">
            <text:p>0.6055</text:p>
          </table:table-cell>
          <table:table-cell table:style-name="ce3" office:value-type="float" office:value="0.31808969636907">
            <text:p>0.3181</text:p>
          </table:table-cell>
          <table:table-cell table:formula="of:=+[.A69]-[.A68]" office:value-type="float" office:value="440">
            <text:p>440.0000</text:p>
          </table:table-cell>
          <table:table-cell table:formula="of:=([.A69]-[.$A$2])/1000" office:value-type="float" office:value="34.556">
            <text:p>34.5560</text:p>
          </table:table-cell>
          <table:table-cell table:formula="of:=SQRT([.B69]*[.B69]+[.C69]*[.C69]+[.D69]*[.D70])" office:value-type="float" office:value="1.08602882934297">
            <text:p>1.0860</text:p>
          </table:table-cell>
          <table:table-cell table:formula="of:=ABS([.H69]-[.H68])" office:value-type="float" office:value="0.0104544006944922">
            <text:p>0.0105</text:p>
          </table:table-cell>
          <table:table-cell table:formula="of:=SUM([.I68];[.I69])/COUNT([.$I$2];[.I69])" office:value-type="float" office:value="0.00550731357097234">
            <text:p>0.0055</text:p>
          </table:table-cell>
        </table:table-row>
        <table:table-row table:style-name="ro1">
          <table:table-cell office:value-type="float" office:value="63428298443244">
            <text:p>63428298443244</text:p>
          </table:table-cell>
          <table:table-cell table:style-name="ce2" office:value-type="float" office:value="-0.00390625">
            <text:p>-0.0039</text:p>
          </table:table-cell>
          <table:table-cell table:style-name="ce2" office:value-type="float" office:value="-0.9453125">
            <text:p>-0.9453</text:p>
          </table:table-cell>
          <table:table-cell table:style-name="ce2" office:value-type="float" office:value="0.58203125">
            <text:p>0.5820</text:p>
          </table:table-cell>
          <table:table-cell table:style-name="ce3" office:value-type="float" office:value="0.300501043362632">
            <text:p>0.3005</text:p>
          </table:table-cell>
          <table:table-cell table:formula="of:=+[.A70]-[.A69]" office:value-type="float" office:value="501">
            <text:p>501.0000</text:p>
          </table:table-cell>
          <table:table-cell table:formula="of:=([.A70]-[.$A$2])/1000" office:value-type="float" office:value="35.057">
            <text:p>35.0570</text:p>
          </table:table-cell>
          <table:table-cell table:formula="of:=SQRT([.B70]*[.B70]+[.C70]*[.C70]+[.D70]*[.D71])" office:value-type="float" office:value="0.862308558350598">
            <text:p>0.8623</text:p>
          </table:table-cell>
          <table:table-cell table:formula="of:=ABS([.H70]-[.H69])" office:value-type="float" office:value="0.223720270992372">
            <text:p>0.2237</text:p>
          </table:table-cell>
          <table:table-cell table:formula="of:=SUM([.I69];[.I70])/COUNT([.$I$2];[.I70])" office:value-type="float" office:value="0.117087335843432">
            <text:p>0.1171</text:p>
          </table:table-cell>
        </table:table-row>
        <table:table-row table:style-name="ro1">
          <table:table-cell office:value-type="float" office:value="63428298443747">
            <text:p>63428298443747</text:p>
          </table:table-cell>
          <table:table-cell table:style-name="ce2" office:value-type="float" office:value="-0.26171875">
            <text:p>-0.2617</text:p>
          </table:table-cell>
          <table:table-cell table:style-name="ce2" office:value-type="float" office:value="-0.1953125">
            <text:p>-0.1953</text:p>
          </table:table-cell>
          <table:table-cell table:style-name="ce2" office:value-type="float" office:value="-0.2578125">
            <text:p>-0.2578</text:p>
          </table:table-cell>
          <table:table-cell table:style-name="ce3" office:value-type="float" office:value="0.994566222938102">
            <text:p>0.9946</text:p>
          </table:table-cell>
          <table:table-cell table:formula="of:=+[.A71]-[.A70]" office:value-type="float" office:value="503">
            <text:p>503.0000</text:p>
          </table:table-cell>
          <table:table-cell table:formula="of:=([.A71]-[.$A$2])/1000" office:value-type="float" office:value="35.56">
            <text:p>35.5600</text:p>
          </table:table-cell>
          <table:table-cell table:formula="of:=SQRT([.B71]*[.B71]+[.C71]*[.C71]+[.D71]*[.D72])" office:value-type="float" office:value="0.283654005306751">
            <text:p>0.2837</text:p>
          </table:table-cell>
          <table:table-cell table:formula="of:=ABS([.H71]-[.H70])" office:value-type="float" office:value="0.578654553043847">
            <text:p>0.5787</text:p>
          </table:table-cell>
          <table:table-cell table:formula="of:=SUM([.I70];[.I71])/COUNT([.$I$2];[.I71])" office:value-type="float" office:value="0.401187412018109">
            <text:p>0.4012</text:p>
          </table:table-cell>
        </table:table-row>
        <table:table-row table:style-name="ro1">
          <table:table-cell office:value-type="float" office:value="63428298444250">
            <text:p>63428298444250</text:p>
          </table:table-cell>
          <table:table-cell table:style-name="ce2" office:value-type="float" office:value="-0.296875">
            <text:p>-0.2969</text:p>
          </table:table-cell>
          <table:table-cell table:style-name="ce2" office:value-type="float" office:value="-0.51171875">
            <text:p>-0.5117</text:p>
          </table:table-cell>
          <table:table-cell table:style-name="ce2" office:value-type="float" office:value="0.1015625">
            <text:p>0.1016</text:p>
          </table:table-cell>
          <table:table-cell table:style-name="ce3" office:value-type="float" office:value="0.810377509998167">
            <text:p>0.8104</text:p>
          </table:table-cell>
          <table:table-cell table:formula="of:=+[.A72]-[.A71]" office:value-type="float" office:value="503">
            <text:p>503.0000</text:p>
          </table:table-cell>
          <table:table-cell table:formula="of:=([.A72]-[.$A$2])/1000" office:value-type="float" office:value="36.063">
            <text:p>36.0630</text:p>
          </table:table-cell>
          <table:table-cell table:formula="of:=SQRT([.B72]*[.B72]+[.C72]*[.C72]+[.D72]*[.D73])" office:value-type="float" office:value="0.668722162826003">
            <text:p>0.6687</text:p>
          </table:table-cell>
          <table:table-cell table:formula="of:=ABS([.H72]-[.H71])" office:value-type="float" office:value="0.385068157519252">
            <text:p>0.3851</text:p>
          </table:table-cell>
          <table:table-cell table:formula="of:=SUM([.I71];[.I72])/COUNT([.$I$2];[.I72])" office:value-type="float" office:value="0.48186135528155">
            <text:p>0.4819</text:p>
          </table:table-cell>
        </table:table-row>
        <table:table-row table:style-name="ro1">
          <table:table-cell office:value-type="float" office:value="63428298444753">
            <text:p>63428298444753</text:p>
          </table:table-cell>
          <table:table-cell table:style-name="ce2" office:value-type="float" office:value="-0.07421875">
            <text:p>-0.0742</text:p>
          </table:table-cell>
          <table:table-cell table:style-name="ce2" office:value-type="float" office:value="-0.47265625">
            <text:p>-0.4727</text:p>
          </table:table-cell>
          <table:table-cell table:style-name="ce2" office:value-type="float" office:value="0.95703125">
            <text:p>0.9570</text:p>
          </table:table-cell>
          <table:table-cell table:style-name="ce3" office:value-type="float" office:value="0.340669116174963">
            <text:p>0.3407</text:p>
          </table:table-cell>
          <table:table-cell table:formula="of:=+[.A73]-[.A72]" office:value-type="float" office:value="503">
            <text:p>503.0000</text:p>
          </table:table-cell>
          <table:table-cell table:formula="of:=([.A73]-[.$A$2])/1000" office:value-type="float" office:value="36.566">
            <text:p>36.5660</text:p>
          </table:table-cell>
          <table:table-cell table:formula="of:=SQRT([.B73]*[.B73]+[.C73]*[.C73]+[.D73]*[.D74])" office:value-type="float" office:value="0.164434102967572">
            <text:p>0.1644</text:p>
          </table:table-cell>
          <table:table-cell table:formula="of:=ABS([.H73]-[.H72])" office:value-type="float" office:value="0.504288059858431">
            <text:p>0.5043</text:p>
          </table:table-cell>
          <table:table-cell table:formula="of:=SUM([.I72];[.I73])/COUNT([.$I$2];[.I73])" office:value-type="float" office:value="0.444678108688842">
            <text:p>0.4447</text:p>
          </table:table-cell>
        </table:table-row>
        <table:table-row table:style-name="ro1">
          <table:table-cell office:value-type="float" office:value="63428298445253">
            <text:p>63428298445253</text:p>
          </table:table-cell>
          <table:table-cell table:style-name="ce2" office:value-type="float" office:value="-0.4296875">
            <text:p>-0.4297</text:p>
          </table:table-cell>
          <table:table-cell table:style-name="ce2" office:value-type="float" office:value="-0.13671875">
            <text:p>-0.1367</text:p>
          </table:table-cell>
          <table:table-cell table:style-name="ce2" office:value-type="float" office:value="-0.2109375">
            <text:p>-0.2109</text:p>
          </table:table-cell>
          <table:table-cell table:style-name="ce3" office:value-type="float" office:value="0.912819066568249">
            <text:p>0.9128</text:p>
          </table:table-cell>
          <table:table-cell table:formula="of:=+[.A74]-[.A73]" office:value-type="float" office:value="500">
            <text:p>500.0000</text:p>
          </table:table-cell>
          <table:table-cell table:formula="of:=([.A74]-[.$A$2])/1000" office:value-type="float" office:value="37.066">
            <text:p>37.0660</text:p>
          </table:table-cell>
          <table:table-cell table:formula="of:=SQRT([.B74]*[.B74]+[.C74]*[.C74]+[.D74]*[.D75])" office:value-type="float" office:value="0.341768972075344">
            <text:p>0.3418</text:p>
          </table:table-cell>
          <table:table-cell table:formula="of:=ABS([.H74]-[.H73])" office:value-type="float" office:value="0.177334869107773">
            <text:p>0.1773</text:p>
          </table:table-cell>
          <table:table-cell table:formula="of:=SUM([.I73];[.I74])/COUNT([.$I$2];[.I74])" office:value-type="float" office:value="0.340811464483102">
            <text:p>0.3408</text:p>
          </table:table-cell>
        </table:table-row>
        <table:table-row table:style-name="ro1">
          <table:table-cell office:value-type="float" office:value="63428298445790">
            <text:p>63428298445790</text:p>
          </table:table-cell>
          <table:table-cell table:style-name="ce2" office:value-type="float" office:value="-0.37109375">
            <text:p>-0.3711</text:p>
          </table:table-cell>
          <table:table-cell table:style-name="ce2" office:value-type="float" office:value="-0.46484375">
            <text:p>-0.4648</text:p>
          </table:table-cell>
          <table:table-cell table:style-name="ce2" office:value-type="float" office:value="0.41015625">
            <text:p>0.4102</text:p>
          </table:table-cell>
          <table:table-cell table:style-name="ce3" office:value-type="float" office:value="0.688123846858942">
            <text:p>0.6881</text:p>
          </table:table-cell>
          <table:table-cell table:formula="of:=+[.A75]-[.A74]" office:value-type="float" office:value="537">
            <text:p>537.0000</text:p>
          </table:table-cell>
          <table:table-cell table:formula="of:=([.A75]-[.$A$2])/1000" office:value-type="float" office:value="37.603">
            <text:p>37.6030</text:p>
          </table:table-cell>
          <table:table-cell table:formula="of:=SQRT([.B75]*[.B75]+[.C75]*[.C75]+[.D75]*[.D76])" office:value-type="float" office:value="0.788259569820794">
            <text:p>0.7883</text:p>
          </table:table-cell>
          <table:table-cell table:formula="of:=ABS([.H75]-[.H74])" office:value-type="float" office:value="0.446490597745449">
            <text:p>0.4465</text:p>
          </table:table-cell>
          <table:table-cell table:formula="of:=SUM([.I74];[.I75])/COUNT([.$I$2];[.I75])" office:value-type="float" office:value="0.311912733426611">
            <text:p>0.3119</text:p>
          </table:table-cell>
        </table:table-row>
        <table:table-row table:style-name="ro1">
          <table:table-cell office:value-type="float" office:value="63428298446261">
            <text:p>63428298446261</text:p>
          </table:table-cell>
          <table:table-cell table:style-name="ce2" office:value-type="float" office:value="-0.18359375">
            <text:p>-0.1836</text:p>
          </table:table-cell>
          <table:table-cell table:style-name="ce2" office:value-type="float" office:value="-0.65625">
            <text:p>-0.6563</text:p>
          </table:table-cell>
          <table:table-cell table:style-name="ce2" office:value-type="float" office:value="0.65234375">
            <text:p>0.6523</text:p>
          </table:table-cell>
          <table:table-cell table:style-name="ce3" office:value-type="float" office:value="0.467274924557395">
            <text:p>0.4673</text:p>
          </table:table-cell>
          <table:table-cell table:formula="of:=+[.A76]-[.A75]" office:value-type="float" office:value="471">
            <text:p>471.0000</text:p>
          </table:table-cell>
          <table:table-cell table:formula="of:=([.A76]-[.$A$2])/1000" office:value-type="float" office:value="38.074">
            <text:p>38.0740</text:p>
          </table:table-cell>
          <table:table-cell table:formula="of:=SQRT([.B76]*[.B76]+[.C76]*[.C76]+[.D76]*[.D77])" office:value-type="float" office:value="0.933855219661518">
            <text:p>0.9339</text:p>
          </table:table-cell>
          <table:table-cell table:formula="of:=ABS([.H76]-[.H75])" office:value-type="float" office:value="0.145595649840725">
            <text:p>0.1456</text:p>
          </table:table-cell>
          <table:table-cell table:formula="of:=SUM([.I75];[.I76])/COUNT([.$I$2];[.I76])" office:value-type="float" office:value="0.296043123793087">
            <text:p>0.2960</text:p>
          </table:table-cell>
        </table:table-row>
        <table:table-row table:style-name="ro1">
          <table:table-cell office:value-type="float" office:value="63428298446763">
            <text:p>63428298446763</text:p>
          </table:table-cell>
          <table:table-cell table:style-name="ce2" office:value-type="float" office:value="0.17578125">
            <text:p>0.1758</text:p>
          </table:table-cell>
          <table:table-cell table:style-name="ce2" office:value-type="float" office:value="-0.3203125">
            <text:p>-0.3203</text:p>
          </table:table-cell>
          <table:table-cell table:style-name="ce2" office:value-type="float" office:value="0.625">
            <text:p>0.6250</text:p>
          </table:table-cell>
          <table:table-cell table:style-name="ce3" office:value-type="float" office:value="0.686668089685792">
            <text:p>0.6867</text:p>
          </table:table-cell>
          <table:table-cell table:formula="of:=+[.A77]-[.A76]" office:value-type="float" office:value="502">
            <text:p>502.0000</text:p>
          </table:table-cell>
          <table:table-cell table:formula="of:=([.A77]-[.$A$2])/1000" office:value-type="float" office:value="38.576">
            <text:p>38.5760</text:p>
          </table:table-cell>
          <table:table-cell table:formula="of:=SQRT([.B77]*[.B77]+[.C77]*[.C77]+[.D77]*[.D78])" office:value-type="float" office:value="0.696463671348199">
            <text:p>0.6965</text:p>
          </table:table-cell>
          <table:table-cell table:formula="of:=ABS([.H77]-[.H76])" office:value-type="float" office:value="0.237391548313319">
            <text:p>0.2374</text:p>
          </table:table-cell>
          <table:table-cell table:formula="of:=SUM([.I76];[.I77])/COUNT([.$I$2];[.I77])" office:value-type="float" office:value="0.191493599077022">
            <text:p>0.1915</text:p>
          </table:table-cell>
        </table:table-row>
        <table:table-row table:style-name="ro1">
          <table:table-cell office:value-type="float" office:value="63428298447266">
            <text:p>63428298447266</text:p>
          </table:table-cell>
          <table:table-cell table:style-name="ce2" office:value-type="float" office:value="0.234375">
            <text:p>0.2344</text:p>
          </table:table-cell>
          <table:table-cell table:style-name="ce2" office:value-type="float" office:value="-0.734375">
            <text:p>-0.7344</text:p>
          </table:table-cell>
          <table:table-cell table:style-name="ce2" office:value-type="float" office:value="0.5625">
            <text:p>0.5625</text:p>
          </table:table-cell>
          <table:table-cell table:style-name="ce3" office:value-type="float" office:value="0.456355309899044">
            <text:p>0.4564</text:p>
          </table:table-cell>
          <table:table-cell table:formula="of:=+[.A78]-[.A77]" office:value-type="float" office:value="503">
            <text:p>503.0000</text:p>
          </table:table-cell>
          <table:table-cell table:formula="of:=([.A78]-[.$A$2])/1000" office:value-type="float" office:value="39.079">
            <text:p>39.0790</text:p>
          </table:table-cell>
          <table:table-cell table:formula="of:=SQRT([.B78]*[.B78]+[.C78]*[.C78]+[.D78]*[.D79])" office:value-type="float" office:value="0.872485225519607">
            <text:p>0.8725</text:p>
          </table:table-cell>
          <table:table-cell table:formula="of:=ABS([.H78]-[.H77])" office:value-type="float" office:value="0.176021554171408">
            <text:p>0.1760</text:p>
          </table:table-cell>
          <table:table-cell table:formula="of:=SUM([.I77];[.I78])/COUNT([.$I$2];[.I78])" office:value-type="float" office:value="0.206706551242364">
            <text:p>0.2067</text:p>
          </table:table-cell>
        </table:table-row>
        <table:table-row table:style-name="ro1">
          <table:table-cell office:value-type="float" office:value="63428298447765">
            <text:p>63428298447765</text:p>
          </table:table-cell>
          <table:table-cell table:style-name="ce2" office:value-type="float" office:value="0.0625">
            <text:p>0.0625</text:p>
          </table:table-cell>
          <table:table-cell table:style-name="ce2" office:value-type="float" office:value="-0.90234375">
            <text:p>-0.9023</text:p>
          </table:table-cell>
          <table:table-cell table:style-name="ce2" office:value-type="float" office:value="0.296875">
            <text:p>0.2969</text:p>
          </table:table-cell>
          <table:table-cell table:style-name="ce3" office:value-type="float" office:value="0.458652625178798">
            <text:p>0.4587</text:p>
          </table:table-cell>
          <table:table-cell table:formula="of:=+[.A79]-[.A78]" office:value-type="float" office:value="499">
            <text:p>499.0000</text:p>
          </table:table-cell>
          <table:table-cell table:formula="of:=([.A79]-[.$A$2])/1000" office:value-type="float" office:value="39.578">
            <text:p>39.5780</text:p>
          </table:table-cell>
          <table:table-cell table:formula="of:=SQRT([.B79]*[.B79]+[.C79]*[.C79]+[.D79]*[.D80])" office:value-type="float" office:value="0.97067758077557">
            <text:p>0.9707</text:p>
          </table:table-cell>
          <table:table-cell table:formula="of:=ABS([.H79]-[.H78])" office:value-type="float" office:value="0.0981923552559624">
            <text:p>0.0982</text:p>
          </table:table-cell>
          <table:table-cell table:formula="of:=SUM([.I78];[.I79])/COUNT([.$I$2];[.I79])" office:value-type="float" office:value="0.137106954713685">
            <text:p>0.1371</text:p>
          </table:table-cell>
        </table:table-row>
        <table:table-row table:style-name="ro1">
          <table:table-cell office:value-type="float" office:value="63428298448770">
            <text:p>63428298448770</text:p>
          </table:table-cell>
          <table:table-cell table:style-name="ce2" office:value-type="float" office:value="0.140625">
            <text:p>0.1406</text:p>
          </table:table-cell>
          <table:table-cell table:style-name="ce2" office:value-type="float" office:value="-0.94921875">
            <text:p>-0.9492</text:p>
          </table:table-cell>
          <table:table-cell table:style-name="ce2" office:value-type="float" office:value="0.41796875">
            <text:p>0.4180</text:p>
          </table:table-cell>
          <table:table-cell table:style-name="ce3" office:value-type="float" office:value="0.0946766912616894">
            <text:p>0.0947</text:p>
          </table:table-cell>
          <table:table-cell table:formula="of:=+[.A80]-[.A79]" office:value-type="float" office:value="1005">
            <text:p>1005.0000</text:p>
          </table:table-cell>
          <table:table-cell table:formula="of:=([.A80]-[.$A$2])/1000" office:value-type="float" office:value="40.583">
            <text:p>40.5830</text:p>
          </table:table-cell>
          <table:table-cell table:formula="of:=SQRT([.B80]*[.B80]+[.C80]*[.C80]+[.D80]*[.D81])" office:value-type="float" office:value="1.0720859509073">
            <text:p>1.0721</text:p>
          </table:table-cell>
          <table:table-cell table:formula="of:=ABS([.H80]-[.H79])" office:value-type="float" office:value="0.101408370131732">
            <text:p>0.1014</text:p>
          </table:table-cell>
          <table:table-cell table:formula="of:=SUM([.I79];[.I80])/COUNT([.$I$2];[.I80])" office:value-type="float" office:value="0.099800362693847">
            <text:p>0.0998</text:p>
          </table:table-cell>
        </table:table-row>
        <table:table-row table:style-name="ro1">
          <table:table-cell office:value-type="float" office:value="63428298449388">
            <text:p>63428298449388</text:p>
          </table:table-cell>
          <table:table-cell table:style-name="ce2" office:value-type="float" office:value="-0.05859375">
            <text:p>-0.0586</text:p>
          </table:table-cell>
          <table:table-cell table:style-name="ce2" office:value-type="float" office:value="-1.45703125">
            <text:p>-1.4570</text:p>
          </table:table-cell>
          <table:table-cell table:style-name="ce2" office:value-type="float" office:value="0.546875">
            <text:p>0.5469</text:p>
          </table:table-cell>
          <table:table-cell table:style-name="ce3" office:value-type="float" office:value="0.605404550776769">
            <text:p>0.6054</text:p>
          </table:table-cell>
          <table:table-cell table:formula="of:=+[.A81]-[.A80]" office:value-type="float" office:value="618">
            <text:p>618.0000</text:p>
          </table:table-cell>
          <table:table-cell table:formula="of:=([.A81]-[.$A$2])/1000" office:value-type="float" office:value="41.201">
            <text:p>41.2010</text:p>
          </table:table-cell>
          <table:table-cell table:formula="of:=SQRT([.B81]*[.B81]+[.C81]*[.C81]+[.D81]*[.D82])" office:value-type="float" office:value="1.56900015124581">
            <text:p>1.5690</text:p>
          </table:table-cell>
          <table:table-cell table:formula="of:=ABS([.H81]-[.H80])" office:value-type="float" office:value="0.496914200338509">
            <text:p>0.4969</text:p>
          </table:table-cell>
          <table:table-cell table:formula="of:=SUM([.I80];[.I81])/COUNT([.$I$2];[.I81])" office:value-type="float" office:value="0.29916128523512">
            <text:p>0.2992</text:p>
          </table:table-cell>
        </table:table-row>
        <table:table-row table:style-name="ro1">
          <table:table-cell office:value-type="float" office:value="63428298449886">
            <text:p>63428298449886</text:p>
          </table:table-cell>
          <table:table-cell table:style-name="ce2" office:value-type="float" office:value="0.328125">
            <text:p>0.3281</text:p>
          </table:table-cell>
          <table:table-cell table:style-name="ce2" office:value-type="float" office:value="-1.87109375">
            <text:p>-1.8711</text:p>
          </table:table-cell>
          <table:table-cell table:style-name="ce2" office:value-type="float" office:value="0.61328125">
            <text:p>0.6133</text:p>
          </table:table-cell>
          <table:table-cell table:style-name="ce3" office:value-type="float" office:value="1.04420964926576">
            <text:p>1.0442</text:p>
          </table:table-cell>
          <table:table-cell table:formula="of:=+[.A82]-[.A81]" office:value-type="float" office:value="498">
            <text:p>498.0000</text:p>
          </table:table-cell>
          <table:table-cell table:formula="of:=([.A82]-[.$A$2])/1000" office:value-type="float" office:value="41.699">
            <text:p>41.6990</text:p>
          </table:table-cell>
          <table:table-cell table:formula="of:=SQRT([.B82]*[.B82]+[.C82]*[.C82]+[.D82]*[.D83])" office:value-type="float" office:value="1.90782625660478">
            <text:p>1.9078</text:p>
          </table:table-cell>
          <table:table-cell table:formula="of:=ABS([.H82]-[.H81])" office:value-type="float" office:value="0.338826105358974">
            <text:p>0.3388</text:p>
          </table:table-cell>
          <table:table-cell table:formula="of:=SUM([.I81];[.I82])/COUNT([.$I$2];[.I82])" office:value-type="float" office:value="0.417870152848742">
            <text:p>0.4179</text:p>
          </table:table-cell>
        </table:table-row>
        <table:table-row table:style-name="ro1">
          <table:table-cell office:value-type="float" office:value="63428298450336">
            <text:p>63428298450336</text:p>
          </table:table-cell>
          <table:table-cell table:style-name="ce2" office:value-type="float" office:value="-0.1171875">
            <text:p>-0.1172</text:p>
          </table:table-cell>
          <table:table-cell table:style-name="ce2" office:value-type="float" office:value="-1.37109375">
            <text:p>-1.3711</text:p>
          </table:table-cell>
          <table:table-cell table:style-name="ce2" office:value-type="float" office:value="0.05078125">
            <text:p>0.0508</text:p>
          </table:table-cell>
          <table:table-cell table:style-name="ce3" office:value-type="float" office:value="0.425049656111519">
            <text:p>0.4250</text:p>
          </table:table-cell>
          <table:table-cell table:formula="of:=+[.A83]-[.A82]" office:value-type="float" office:value="450">
            <text:p>450.0000</text:p>
          </table:table-cell>
          <table:table-cell table:formula="of:=([.A83]-[.$A$2])/1000" office:value-type="float" office:value="42.149">
            <text:p>42.1490</text:p>
          </table:table-cell>
          <table:table-cell table:formula="of:=SQRT([.B83]*[.B83]+[.C83]*[.C83]+[.D83]*[.D84])" office:value-type="float" office:value="1.38313798252775">
            <text:p>1.3831</text:p>
          </table:table-cell>
          <table:table-cell table:formula="of:=ABS([.H83]-[.H82])" office:value-type="float" office:value="0.524688274077034">
            <text:p>0.5247</text:p>
          </table:table-cell>
          <table:table-cell table:formula="of:=SUM([.I82];[.I83])/COUNT([.$I$2];[.I83])" office:value-type="float" office:value="0.431757189718004">
            <text:p>0.4318</text:p>
          </table:table-cell>
        </table:table-row>
        <table:table-row table:style-name="ro1">
          <table:table-cell office:value-type="float" office:value="63428298450843">
            <text:p>63428298450843</text:p>
          </table:table-cell>
          <table:table-cell table:style-name="ce2" office:value-type="float" office:value="0.2109375">
            <text:p>0.2109</text:p>
          </table:table-cell>
          <table:table-cell table:style-name="ce2" office:value-type="float" office:value="-1.22265625">
            <text:p>-1.2227</text:p>
          </table:table-cell>
          <table:table-cell table:style-name="ce2" office:value-type="float" office:value="0.3828125">
            <text:p>0.3828</text:p>
          </table:table-cell>
          <table:table-cell table:style-name="ce3" office:value-type="float" office:value="0.34645338185566">
            <text:p>0.3465</text:p>
          </table:table-cell>
          <table:table-cell table:formula="of:=+[.A84]-[.A83]" office:value-type="float" office:value="507">
            <text:p>507.0000</text:p>
          </table:table-cell>
          <table:table-cell table:formula="of:=([.A84]-[.$A$2])/1000" office:value-type="float" office:value="42.656">
            <text:p>42.6560</text:p>
          </table:table-cell>
          <table:table-cell table:formula="of:=SQRT([.B84]*[.B84]+[.C84]*[.C84]+[.D84]*[.D85])" office:value-type="float" office:value="1.29728085705074">
            <text:p>1.2973</text:p>
          </table:table-cell>
          <table:table-cell table:formula="of:=ABS([.H84]-[.H83])" office:value-type="float" office:value="0.0858571254770071">
            <text:p>0.0859</text:p>
          </table:table-cell>
          <table:table-cell table:formula="of:=SUM([.I83];[.I84])/COUNT([.$I$2];[.I84])" office:value-type="float" office:value="0.30527269977702">
            <text:p>0.3053</text:p>
          </table:table-cell>
        </table:table-row>
        <table:table-row table:style-name="ro1">
          <table:table-cell office:value-type="float" office:value="63428298451291">
            <text:p>63428298451291</text:p>
          </table:table-cell>
          <table:table-cell table:style-name="ce2" office:value-type="float" office:value="0.41796875">
            <text:p>0.4180</text:p>
          </table:table-cell>
          <table:table-cell table:style-name="ce2" office:value-type="float" office:value="-1.0234375">
            <text:p>-1.0234</text:p>
          </table:table-cell>
          <table:table-cell table:style-name="ce2" office:value-type="float" office:value="0.375">
            <text:p>0.3750</text:p>
          </table:table-cell>
          <table:table-cell table:style-name="ce3" office:value-type="float" office:value="0.215387981265973">
            <text:p>0.2154</text:p>
          </table:table-cell>
          <table:table-cell table:formula="of:=+[.A85]-[.A84]" office:value-type="float" office:value="448">
            <text:p>448.0000</text:p>
          </table:table-cell>
          <table:table-cell table:formula="of:=([.A85]-[.$A$2])/1000" office:value-type="float" office:value="43.104">
            <text:p>43.1040</text:p>
          </table:table-cell>
          <table:table-cell table:formula="of:=SQRT([.B85]*[.B85]+[.C85]*[.C85]+[.D85]*[.D86])" office:value-type="float" office:value="1.17112606276302">
            <text:p>1.1711</text:p>
          </table:table-cell>
          <table:table-cell table:formula="of:=ABS([.H85]-[.H84])" office:value-type="float" office:value="0.126154794287724">
            <text:p>0.1262</text:p>
          </table:table-cell>
          <table:table-cell table:formula="of:=SUM([.I84];[.I85])/COUNT([.$I$2];[.I85])" office:value-type="float" office:value="0.106005959882366">
            <text:p>0.1060</text:p>
          </table:table-cell>
        </table:table-row>
        <table:table-row table:style-name="ro1">
          <table:table-cell office:value-type="float" office:value="63428298451791">
            <text:p>63428298451791</text:p>
          </table:table-cell>
          <table:table-cell table:style-name="ce2" office:value-type="float" office:value="0.3828125">
            <text:p>0.3828</text:p>
          </table:table-cell>
          <table:table-cell table:style-name="ce2" office:value-type="float" office:value="-0.97265625">
            <text:p>-0.9727</text:p>
          </table:table-cell>
          <table:table-cell table:style-name="ce2" office:value-type="float" office:value="0.3984375">
            <text:p>0.3984</text:p>
          </table:table-cell>
          <table:table-cell table:style-name="ce3" office:value-type="float" office:value="0.166661501851514">
            <text:p>0.1667</text:p>
          </table:table-cell>
          <table:table-cell table:formula="of:=+[.A86]-[.A85]" office:value-type="float" office:value="500">
            <text:p>500.0000</text:p>
          </table:table-cell>
          <table:table-cell table:formula="of:=([.A86]-[.$A$2])/1000" office:value-type="float" office:value="43.604">
            <text:p>43.6040</text:p>
          </table:table-cell>
          <table:table-cell table:formula="of:=SQRT([.B86]*[.B86]+[.C86]*[.C86]+[.D86]*[.D87])" office:value-type="float" office:value="1.091885967407">
            <text:p>1.0919</text:p>
          </table:table-cell>
          <table:table-cell table:formula="of:=ABS([.H86]-[.H85])" office:value-type="float" office:value="0.0792400953560233">
            <text:p>0.0792</text:p>
          </table:table-cell>
          <table:table-cell table:formula="of:=SUM([.I85];[.I86])/COUNT([.$I$2];[.I86])" office:value-type="float" office:value="0.102697444821874">
            <text:p>0.1027</text:p>
          </table:table-cell>
        </table:table-row>
        <table:table-row table:style-name="ro1">
          <table:table-cell office:value-type="float" office:value="63428298452296">
            <text:p>63428298452296</text:p>
          </table:table-cell>
          <table:table-cell table:style-name="ce2" office:value-type="float" office:value="0.20703125">
            <text:p>0.2070</text:p>
          </table:table-cell>
          <table:table-cell table:style-name="ce2" office:value-type="float" office:value="-0.984375">
            <text:p>-0.9844</text:p>
          </table:table-cell>
          <table:table-cell table:style-name="ce2" office:value-type="float" office:value="0.25">
            <text:p>0.2500</text:p>
          </table:table-cell>
          <table:table-cell table:style-name="ce3" office:value-type="float" office:value="0.0845318424122299">
            <text:p>0.0845</text:p>
          </table:table-cell>
          <table:table-cell table:formula="of:=+[.A87]-[.A86]" office:value-type="float" office:value="505">
            <text:p>505.0000</text:p>
          </table:table-cell>
          <table:table-cell table:formula="of:=([.A87]-[.$A$2])/1000" office:value-type="float" office:value="44.109">
            <text:p>44.1090</text:p>
          </table:table-cell>
          <table:table-cell table:formula="of:=SQRT([.B87]*[.B87]+[.C87]*[.C87]+[.D87]*[.D88])" office:value-type="float" office:value="0.999580295224732">
            <text:p>0.9996</text:p>
          </table:table-cell>
          <table:table-cell table:formula="of:=ABS([.H87]-[.H86])" office:value-type="float" office:value="0.0923056721822645">
            <text:p>0.0923</text:p>
          </table:table-cell>
          <table:table-cell table:formula="of:=SUM([.I86];[.I87])/COUNT([.$I$2];[.I87])" office:value-type="float" office:value="0.0857728837691439">
            <text:p>0.0858</text:p>
          </table:table-cell>
        </table:table-row>
        <table:table-row table:style-name="ro1">
          <table:table-cell office:value-type="float" office:value="63428298452853">
            <text:p>63428298452853</text:p>
          </table:table-cell>
          <table:table-cell table:style-name="ce2" office:value-type="float" office:value="-0.046875">
            <text:p>-0.0469</text:p>
          </table:table-cell>
          <table:table-cell table:style-name="ce2" office:value-type="float" office:value="-0.92578125">
            <text:p>-0.9258</text:p>
          </table:table-cell>
          <table:table-cell table:style-name="ce2" office:value-type="float" office:value="-0.05078125">
            <text:p>-0.0508</text:p>
          </table:table-cell>
          <table:table-cell table:style-name="ce3" office:value-type="float" office:value="0.0236225424321896">
            <text:p>0.0236</text:p>
          </table:table-cell>
          <table:table-cell table:formula="of:=+[.A88]-[.A87]" office:value-type="float" office:value="557">
            <text:p>557.0000</text:p>
          </table:table-cell>
          <table:table-cell table:formula="of:=([.A88]-[.$A$2])/1000" office:value-type="float" office:value="44.666">
            <text:p>44.6660</text:p>
          </table:table-cell>
          <table:table-cell table:formula="of:=SQRT([.B88]*[.B88]+[.C88]*[.C88]+[.D88]*[.D89])" office:value-type="float" office:value="0.934002264179369">
            <text:p>0.9340</text:p>
          </table:table-cell>
          <table:table-cell table:formula="of:=ABS([.H88]-[.H87])" office:value-type="float" office:value="0.0655780310453632">
            <text:p>0.0656</text:p>
          </table:table-cell>
          <table:table-cell table:formula="of:=SUM([.I87];[.I88])/COUNT([.$I$2];[.I88])" office:value-type="float" office:value="0.0789418516138138">
            <text:p>0.0789</text:p>
          </table:table-cell>
        </table:table-row>
        <table:table-row table:style-name="ro1">
          <table:table-cell office:value-type="float" office:value="63428298453303">
            <text:p>63428298453303</text:p>
          </table:table-cell>
          <table:table-cell table:style-name="ce2" office:value-type="float" office:value="-0.03125">
            <text:p>-0.0313</text:p>
          </table:table-cell>
          <table:table-cell table:style-name="ce2" office:value-type="float" office:value="-0.5859375">
            <text:p>-0.5859</text:p>
          </table:table-cell>
          <table:table-cell table:style-name="ce2" office:value-type="float" office:value="-0.2578125">
            <text:p>-0.2578</text:p>
          </table:table-cell>
          <table:table-cell table:style-name="ce3" office:value-type="float" office:value="0.311068893070598">
            <text:p>0.3111</text:p>
          </table:table-cell>
          <table:table-cell table:formula="of:=+[.A89]-[.A88]" office:value-type="float" office:value="450">
            <text:p>450.0000</text:p>
          </table:table-cell>
          <table:table-cell table:formula="of:=([.A89]-[.$A$2])/1000" office:value-type="float" office:value="45.116">
            <text:p>45.1160</text:p>
          </table:table-cell>
          <table:table-cell table:formula="of:=SQRT([.B89]*[.B89]+[.C89]*[.C89]+[.D89]*[.D90])" office:value-type="float" office:value="0.675340806614057">
            <text:p>0.6753</text:p>
          </table:table-cell>
          <table:table-cell table:formula="of:=ABS([.H89]-[.H88])" office:value-type="float" office:value="0.258661457565312">
            <text:p>0.2587</text:p>
          </table:table-cell>
          <table:table-cell table:formula="of:=SUM([.I88];[.I89])/COUNT([.$I$2];[.I89])" office:value-type="float" office:value="0.162119744305338">
            <text:p>0.1621</text:p>
          </table:table-cell>
        </table:table-row>
        <table:table-row table:style-name="ro1">
          <table:table-cell office:value-type="float" office:value="63428298453809">
            <text:p>63428298453809</text:p>
          </table:table-cell>
          <table:table-cell table:style-name="ce2" office:value-type="float" office:value="-0.3046875">
            <text:p>-0.3047</text:p>
          </table:table-cell>
          <table:table-cell table:style-name="ce2" office:value-type="float" office:value="-0.42578125">
            <text:p>-0.4258</text:p>
          </table:table-cell>
          <table:table-cell table:style-name="ce2" office:value-type="float" office:value="-0.43359375">
            <text:p>-0.4336</text:p>
          </table:table-cell>
          <table:table-cell table:style-name="ce3" office:value-type="float" office:value="0.272179913211926">
            <text:p>0.2722</text:p>
          </table:table-cell>
          <table:table-cell table:formula="of:=+[.A90]-[.A89]" office:value-type="float" office:value="506">
            <text:p>506.0000</text:p>
          </table:table-cell>
          <table:table-cell table:formula="of:=([.A90]-[.$A$2])/1000" office:value-type="float" office:value="45.622">
            <text:p>45.6220</text:p>
          </table:table-cell>
          <table:table-cell table:formula="of:=SQRT([.B90]*[.B90]+[.C90]*[.C90]+[.D90]*[.D91])" office:value-type="float" office:value="0.548838550835136">
            <text:p>0.5488</text:p>
          </table:table-cell>
          <table:table-cell table:formula="of:=ABS([.H90]-[.H89])" office:value-type="float" office:value="0.126502255778921">
            <text:p>0.1265</text:p>
          </table:table-cell>
          <table:table-cell table:formula="of:=SUM([.I89];[.I90])/COUNT([.$I$2];[.I90])" office:value-type="float" office:value="0.192581856672116">
            <text:p>0.1926</text:p>
          </table:table-cell>
        </table:table-row>
        <table:table-row table:style-name="ro1">
          <table:table-cell office:value-type="float" office:value="63428298454312">
            <text:p>63428298454312</text:p>
          </table:table-cell>
          <table:table-cell table:style-name="ce2" office:value-type="float" office:value="0.04296875">
            <text:p>0.0430</text:p>
          </table:table-cell>
          <table:table-cell table:style-name="ce2" office:value-type="float" office:value="-0.66015625">
            <text:p>-0.6602</text:p>
          </table:table-cell>
          <table:table-cell table:style-name="ce2" office:value-type="float" office:value="-0.0625">
            <text:p>-0.0625</text:p>
          </table:table-cell>
          <table:table-cell table:style-name="ce3" office:value-type="float" office:value="0.287480715044021">
            <text:p>0.2875</text:p>
          </table:table-cell>
          <table:table-cell table:formula="of:=+[.A91]-[.A90]" office:value-type="float" office:value="503">
            <text:p>503.0000</text:p>
          </table:table-cell>
          <table:table-cell table:formula="of:=([.A91]-[.$A$2])/1000" office:value-type="float" office:value="46.125">
            <text:p>46.1250</text:p>
          </table:table-cell>
          <table:table-cell table:formula="of:=SQRT([.B91]*[.B91]+[.C91]*[.C91]+[.D91]*[.D92])" office:value-type="float" office:value="0.655063100789248">
            <text:p>0.6551</text:p>
          </table:table-cell>
          <table:table-cell table:formula="of:=ABS([.H91]-[.H90])" office:value-type="float" office:value="0.106224549954112">
            <text:p>0.1062</text:p>
          </table:table-cell>
          <table:table-cell table:formula="of:=SUM([.I90];[.I91])/COUNT([.$I$2];[.I91])" office:value-type="float" office:value="0.116363402866516">
            <text:p>0.1164</text:p>
          </table:table-cell>
        </table:table-row>
        <table:table-row table:style-name="ro1">
          <table:table-cell office:value-type="float" office:value="63428298454813">
            <text:p>63428298454813</text:p>
          </table:table-cell>
          <table:table-cell table:style-name="ce2" office:value-type="float" office:value="0.1953125">
            <text:p>0.1953</text:p>
          </table:table-cell>
          <table:table-cell table:style-name="ce2" office:value-type="float" office:value="-0.83203125">
            <text:p>-0.8320</text:p>
          </table:table-cell>
          <table:table-cell table:style-name="ce2" office:value-type="float" office:value="0.13671875">
            <text:p>0.1367</text:p>
          </table:table-cell>
          <table:table-cell table:style-name="ce3" office:value-type="float" office:value="0.086465360173929">
            <text:p>0.0865</text:p>
          </table:table-cell>
          <table:table-cell table:formula="of:=+[.A92]-[.A91]" office:value-type="float" office:value="501">
            <text:p>501.0000</text:p>
          </table:table-cell>
          <table:table-cell table:formula="of:=([.A92]-[.$A$2])/1000" office:value-type="float" office:value="46.626">
            <text:p>46.6260</text:p>
          </table:table-cell>
          <table:table-cell table:formula="of:=SQRT([.B92]*[.B92]+[.C92]*[.C92]+[.D92]*[.D93])" office:value-type="float" office:value="0.886847801732349">
            <text:p>0.8868</text:p>
          </table:table-cell>
          <table:table-cell table:formula="of:=ABS([.H92]-[.H91])" office:value-type="float" office:value="0.231784700943101">
            <text:p>0.2318</text:p>
          </table:table-cell>
          <table:table-cell table:formula="of:=SUM([.I91];[.I92])/COUNT([.$I$2];[.I92])" office:value-type="float" office:value="0.169004625448606">
            <text:p>0.1690</text:p>
          </table:table-cell>
        </table:table-row>
        <table:table-row table:style-name="ro1">
          <table:table-cell office:value-type="float" office:value="63428298455431">
            <text:p>63428298455431</text:p>
          </table:table-cell>
          <table:table-cell table:style-name="ce2" office:value-type="float" office:value="0.3828125">
            <text:p>0.3828</text:p>
          </table:table-cell>
          <table:table-cell table:style-name="ce2" office:value-type="float" office:value="-1.125">
            <text:p>-1.1250</text:p>
          </table:table-cell>
          <table:table-cell table:style-name="ce2" office:value-type="float" office:value="0.41015625">
            <text:p>0.4102</text:p>
          </table:table-cell>
          <table:table-cell table:style-name="ce3" office:value-type="float" office:value="0.305159384977736">
            <text:p>0.3052</text:p>
          </table:table-cell>
          <table:table-cell table:formula="of:=+[.A93]-[.A92]" office:value-type="float" office:value="618">
            <text:p>618.0000</text:p>
          </table:table-cell>
          <table:table-cell table:formula="of:=([.A93]-[.$A$2])/1000" office:value-type="float" office:value="47.244">
            <text:p>47.2440</text:p>
          </table:table-cell>
          <table:table-cell table:formula="of:=SQRT([.B93]*[.B93]+[.C93]*[.C93]+[.D93]*[.D94])" office:value-type="float" office:value="1.04179035723964">
            <text:p>1.0418</text:p>
          </table:table-cell>
          <table:table-cell table:formula="of:=ABS([.H93]-[.H92])" office:value-type="float" office:value="0.154942555507293">
            <text:p>0.1549</text:p>
          </table:table-cell>
          <table:table-cell table:formula="of:=SUM([.I92];[.I93])/COUNT([.$I$2];[.I93])" office:value-type="float" office:value="0.193363628225197">
            <text:p>0.1934</text:p>
          </table:table-cell>
        </table:table-row>
        <table:table-row table:style-name="ro1">
          <table:table-cell office:value-type="float" office:value="63428298455815">
            <text:p>63428298455815</text:p>
          </table:table-cell>
          <table:table-cell table:style-name="ce2" office:value-type="float" office:value="-0.4765625">
            <text:p>-0.4766</text:p>
          </table:table-cell>
          <table:table-cell table:style-name="ce2" office:value-type="float" office:value="-0.28125">
            <text:p>-0.2813</text:p>
          </table:table-cell>
          <table:table-cell table:style-name="ce2" office:value-type="float" office:value="-0.796875">
            <text:p>-0.7969</text:p>
          </table:table-cell>
          <table:table-cell table:style-name="ce3" office:value-type="float" office:value="0.018186902538835">
            <text:p>0.0182</text:p>
          </table:table-cell>
          <table:table-cell table:formula="of:=+[.A94]-[.A93]" office:value-type="float" office:value="384">
            <text:p>384.0000</text:p>
          </table:table-cell>
          <table:table-cell table:formula="of:=([.A94]-[.$A$2])/1000" office:value-type="float" office:value="47.628">
            <text:p>47.6280</text:p>
          </table:table-cell>
          <table:table-cell table:formula="of:=SQRT([.B94]*[.B94]+[.C94]*[.C94]+[.D94]*[.D95])" office:value-type="float" office:value="1.23043774762531">
            <text:p>1.2304</text:p>
          </table:table-cell>
          <table:table-cell table:formula="of:=ABS([.H94]-[.H93])" office:value-type="float" office:value="0.18864739038567">
            <text:p>0.1886</text:p>
          </table:table-cell>
          <table:table-cell table:formula="of:=SUM([.I93];[.I94])/COUNT([.$I$2];[.I94])" office:value-type="float" office:value="0.171794972946481">
            <text:p>0.1718</text:p>
          </table:table-cell>
        </table:table-row>
        <table:table-row table:style-name="ro1">
          <table:table-cell office:value-type="float" office:value="63428298456540">
            <text:p>63428298456540</text:p>
          </table:table-cell>
          <table:table-cell table:style-name="ce2" office:value-type="float" office:value="-1.39453125">
            <text:p>-1.3945</text:p>
          </table:table-cell>
          <table:table-cell table:style-name="ce2" office:value-type="float" office:value="0.27734375">
            <text:p>0.2773</text:p>
          </table:table-cell>
          <table:table-cell table:style-name="ce2" office:value-type="float" office:value="-1.515625">
            <text:p>-1.5156</text:p>
          </table:table-cell>
          <table:table-cell table:style-name="ce3" office:value-type="float" office:value="1.12618206004375">
            <text:p>1.1262</text:p>
          </table:table-cell>
          <table:table-cell table:formula="of:=+[.A95]-[.A94]" office:value-type="float" office:value="725">
            <text:p>725.0000</text:p>
          </table:table-cell>
          <table:table-cell table:formula="of:=([.A95]-[.$A$2])/1000" office:value-type="float" office:value="48.353">
            <text:p>48.3530</text:p>
          </table:table-cell>
          <table:table-cell table:formula="of:=SQRT([.B95]*[.B95]+[.C95]*[.C95]+[.D95]*[.D96])" office:value-type="float" office:value="2.14544535959684">
            <text:p>2.1454</text:p>
          </table:table-cell>
          <table:table-cell table:formula="of:=ABS([.H95]-[.H94])" office:value-type="float" office:value="0.915007611971531">
            <text:p>0.9150</text:p>
          </table:table-cell>
          <table:table-cell table:formula="of:=SUM([.I94];[.I95])/COUNT([.$I$2];[.I95])" office:value-type="float" office:value="0.5518275011786">
            <text:p>0.5518</text:p>
          </table:table-cell>
        </table:table-row>
        <table:table-row table:style-name="ro1">
          <table:table-cell office:value-type="float" office:value="63428298456990">
            <text:p>63428298456990</text:p>
          </table:table-cell>
          <table:table-cell table:style-name="ce2" office:value-type="float" office:value="-1.8984375">
            <text:p>-1.8984</text:p>
          </table:table-cell>
          <table:table-cell table:style-name="ce2" office:value-type="float" office:value="0.7421875">
            <text:p>0.7422</text:p>
          </table:table-cell>
          <table:table-cell table:style-name="ce2" office:value-type="float" office:value="-1.703125">
            <text:p>-1.7031</text:p>
          </table:table-cell>
          <table:table-cell table:style-name="ce3" office:value-type="float" office:value="1.70424736945154">
            <text:p>1.7042</text:p>
          </table:table-cell>
          <table:table-cell table:formula="of:=+[.A96]-[.A95]" office:value-type="float" office:value="450">
            <text:p>450.0000</text:p>
          </table:table-cell>
          <table:table-cell table:formula="of:=([.A96]-[.$A$2])/1000" office:value-type="float" office:value="48.803">
            <text:p>48.8030</text:p>
          </table:table-cell>
          <table:table-cell table:formula="of:=SQRT([.B96]*[.B96]+[.C96]*[.C96]+[.D96]*[.D97])" office:value-type="float" office:value="2.51205589203097">
            <text:p>2.5121</text:p>
          </table:table-cell>
          <table:table-cell table:formula="of:=ABS([.H96]-[.H95])" office:value-type="float" office:value="0.366610532434125">
            <text:p>0.3666</text:p>
          </table:table-cell>
          <table:table-cell table:formula="of:=SUM([.I95];[.I96])/COUNT([.$I$2];[.I96])" office:value-type="float" office:value="0.640809072202828">
            <text:p>0.6408</text:p>
          </table:table-cell>
        </table:table-row>
        <table:table-row table:style-name="ro1">
          <table:table-cell office:value-type="float" office:value="63428298457434">
            <text:p>63428298457434</text:p>
          </table:table-cell>
          <table:table-cell table:style-name="ce2" office:value-type="float" office:value="-1.8359375">
            <text:p>-1.8359</text:p>
          </table:table-cell>
          <table:table-cell table:style-name="ce2" office:value-type="float" office:value="0.6171875">
            <text:p>0.6172</text:p>
          </table:table-cell>
          <table:table-cell table:style-name="ce2" office:value-type="float" office:value="-1.265625">
            <text:p>-1.2656</text:p>
          </table:table-cell>
          <table:table-cell table:style-name="ce3" office:value-type="float" office:value="1.36176051325996">
            <text:p>1.3618</text:p>
          </table:table-cell>
          <table:table-cell table:formula="of:=+[.A97]-[.A96]" office:value-type="float" office:value="444">
            <text:p>444.0000</text:p>
          </table:table-cell>
          <table:table-cell table:formula="of:=([.A97]-[.$A$2])/1000" office:value-type="float" office:value="49.247">
            <text:p>49.2470</text:p>
          </table:table-cell>
          <table:table-cell table:formula="of:=SQRT([.B97]*[.B97]+[.C97]*[.C97]+[.D97]*[.D98])" office:value-type="float" office:value="2.09625549716035">
            <text:p>2.0963</text:p>
          </table:table-cell>
          <table:table-cell table:formula="of:=ABS([.H97]-[.H96])" office:value-type="float" office:value="0.415800394870614">
            <text:p>0.4158</text:p>
          </table:table-cell>
          <table:table-cell table:formula="of:=SUM([.I96];[.I97])/COUNT([.$I$2];[.I97])" office:value-type="float" office:value="0.39120546365237">
            <text:p>0.3912</text:p>
          </table:table-cell>
        </table:table-row>
        <table:table-row table:style-name="ro1">
          <table:table-cell office:value-type="float" office:value="63428298457987">
            <text:p>63428298457987</text:p>
          </table:table-cell>
          <table:table-cell table:style-name="ce2" office:value-type="float" office:value="-1.546875">
            <text:p>-1.5469</text:p>
          </table:table-cell>
          <table:table-cell table:style-name="ce2" office:value-type="float" office:value="0.24609375">
            <text:p>0.2461</text:p>
          </table:table-cell>
          <table:table-cell table:style-name="ce2" office:value-type="float" office:value="-0.5078125">
            <text:p>-0.5078</text:p>
          </table:table-cell>
          <table:table-cell table:style-name="ce3" office:value-type="float" office:value="0.694610136896344">
            <text:p>0.6946</text:p>
          </table:table-cell>
          <table:table-cell table:formula="of:=+[.A98]-[.A97]" office:value-type="float" office:value="553">
            <text:p>553.0000</text:p>
          </table:table-cell>
          <table:table-cell table:formula="of:=([.A98]-[.$A$2])/1000" office:value-type="float" office:value="49.8">
            <text:p>49.8000</text:p>
          </table:table-cell>
          <table:table-cell table:formula="of:=SQRT([.B98]*[.B98]+[.C98]*[.C98]+[.D98]*[.D99])" office:value-type="float" office:value="1.20813056735331">
            <text:p>1.2081</text:p>
          </table:table-cell>
          <table:table-cell table:formula="of:=ABS([.H98]-[.H97])" office:value-type="float" office:value="0.88812492980704">
            <text:p>0.8881</text:p>
          </table:table-cell>
          <table:table-cell table:formula="of:=SUM([.I97];[.I98])/COUNT([.$I$2];[.I98])" office:value-type="float" office:value="0.651962662338827">
            <text:p>0.6520</text:p>
          </table:table-cell>
        </table:table-row>
        <table:table-row table:style-name="ro1">
          <table:table-cell office:value-type="float" office:value="63428298458992">
            <text:p>63428298458992</text:p>
          </table:table-cell>
          <table:table-cell table:style-name="ce2" office:value-type="float" office:value="1.1328125">
            <text:p>1.1328</text:p>
          </table:table-cell>
          <table:table-cell table:style-name="ce2" office:value-type="float" office:value="-0.58203125">
            <text:p>-0.5820</text:p>
          </table:table-cell>
          <table:table-cell table:style-name="ce2" office:value-type="float" office:value="1.95703125">
            <text:p>1.9570</text:p>
          </table:table-cell>
          <table:table-cell table:style-name="ce3" office:value-type="float" office:value="0.688361141474042">
            <text:p>0.6884</text:p>
          </table:table-cell>
          <table:table-cell table:formula="of:=+[.A99]-[.A98]" office:value-type="float" office:value="1005">
            <text:p>1005.0000</text:p>
          </table:table-cell>
          <table:table-cell table:formula="of:=([.A99]-[.$A$2])/1000" office:value-type="float" office:value="50.805">
            <text:p>50.8050</text:p>
          </table:table-cell>
          <table:table-cell table:formula="of:=SQRT([.B99]*[.B99]+[.C99]*[.C99]+[.D99]*[.D100])" office:value-type="float" office:value="2.64069722996628">
            <text:p>2.6407</text:p>
          </table:table-cell>
          <table:table-cell table:formula="of:=ABS([.H99]-[.H98])" office:value-type="float" office:value="1.43256666261296">
            <text:p>1.4326</text:p>
          </table:table-cell>
          <table:table-cell table:formula="of:=SUM([.I98];[.I99])/COUNT([.$I$2];[.I99])" office:value-type="float" office:value="1.16034579621">
            <text:p>1.1603</text:p>
          </table:table-cell>
        </table:table-row>
        <table:table-row table:style-name="ro1">
          <table:table-cell office:value-type="float" office:value="63428298459515">
            <text:p>63428298459515</text:p>
          </table:table-cell>
          <table:table-cell table:style-name="ce2" office:value-type="float" office:value="2.5625">
            <text:p>2.5625</text:p>
          </table:table-cell>
          <table:table-cell table:style-name="ce2" office:value-type="float" office:value="-0.78515625">
            <text:p>-0.7852</text:p>
          </table:table-cell>
          <table:table-cell table:style-name="ce2" office:value-type="float" office:value="2.734375">
            <text:p>2.7344</text:p>
          </table:table-cell>
          <table:table-cell table:style-name="ce3" office:value-type="float" office:value="2.18220678752944">
            <text:p>2.1822</text:p>
          </table:table-cell>
          <table:table-cell table:formula="of:=+[.A100]-[.A99]" office:value-type="float" office:value="523">
            <text:p>523.0000</text:p>
          </table:table-cell>
          <table:table-cell table:formula="of:=([.A100]-[.$A$2])/1000" office:value-type="float" office:value="51.328">
            <text:p>51.3280</text:p>
          </table:table-cell>
          <table:table-cell table:formula="of:=SQRT([.B100]*[.B100]+[.C100]*[.C100]+[.D100]*[.D101])" office:value-type="float" office:value="3.58234646241229">
            <text:p>3.5823</text:p>
          </table:table-cell>
          <table:table-cell table:formula="of:=ABS([.H100]-[.H99])" office:value-type="float" office:value="0.941649232446009">
            <text:p>0.9416</text:p>
          </table:table-cell>
          <table:table-cell table:formula="of:=SUM([.I99];[.I100])/COUNT([.$I$2];[.I100])" office:value-type="float" office:value="1.18710794752949">
            <text:p>1.1871</text:p>
          </table:table-cell>
        </table:table-row>
        <table:table-row table:style-name="ro1">
          <table:table-cell office:value-type="float" office:value="63428298459942">
            <text:p>63428298459942</text:p>
          </table:table-cell>
          <table:table-cell table:style-name="ce2" office:value-type="float" office:value="2.26171875">
            <text:p>2.2617</text:p>
          </table:table-cell>
          <table:table-cell table:style-name="ce2" office:value-type="float" office:value="-0.87109375">
            <text:p>-0.8711</text:p>
          </table:table-cell>
          <table:table-cell table:style-name="ce2" office:value-type="float" office:value="2.06640625">
            <text:p>2.0664</text:p>
          </table:table-cell>
          <table:table-cell table:style-name="ce3" office:value-type="float" office:value="1.53840798381785">
            <text:p>1.5384</text:p>
          </table:table-cell>
          <table:table-cell table:formula="of:=+[.A101]-[.A100]" office:value-type="float" office:value="427">
            <text:p>427.0000</text:p>
          </table:table-cell>
          <table:table-cell table:formula="of:=([.A101]-[.$A$2])/1000" office:value-type="float" office:value="51.755">
            <text:p>51.7550</text:p>
          </table:table-cell>
          <table:table-cell table:formula="of:=SQRT([.B101]*[.B101]+[.C101]*[.C101]+[.D101]*[.D102])" office:value-type="float" office:value="2.65112384501395">
            <text:p>2.6511</text:p>
          </table:table-cell>
          <table:table-cell table:formula="of:=ABS([.H101]-[.H100])" office:value-type="float" office:value="0.931222617398333">
            <text:p>0.9312</text:p>
          </table:table-cell>
          <table:table-cell table:formula="of:=SUM([.I100];[.I101])/COUNT([.$I$2];[.I101])" office:value-type="float" office:value="0.936435924922171">
            <text:p>0.9364</text:p>
          </table:table-cell>
        </table:table-row>
        <table:table-row table:style-name="ro1">
          <table:table-cell office:value-type="float" office:value="63428298460331">
            <text:p>63428298460331</text:p>
          </table:table-cell>
          <table:table-cell table:style-name="ce2" office:value-type="float" office:value="0.93359375">
            <text:p>0.9336</text:p>
          </table:table-cell>
          <table:table-cell table:style-name="ce2" office:value-type="float" office:value="-0.4375">
            <text:p>-0.4375</text:p>
          </table:table-cell>
          <table:table-cell table:style-name="ce2" office:value-type="float" office:value="0.55859375">
            <text:p>0.5586</text:p>
          </table:table-cell>
          <table:table-cell table:style-name="ce3" office:value-type="float" office:value="0.473972836781553">
            <text:p>0.4740</text:p>
          </table:table-cell>
          <table:table-cell table:formula="of:=+[.A102]-[.A101]" office:value-type="float" office:value="389">
            <text:p>389.0000</text:p>
          </table:table-cell>
          <table:table-cell table:formula="of:=([.A102]-[.$A$2])/1000" office:value-type="float" office:value="52.144">
            <text:p>52.1440</text:p>
          </table:table-cell>
          <table:table-cell table:formula="of:=SQRT([.B102]*[.B102]+[.C102]*[.C102]+[.D102]*[.D103])" office:value-type="float" office:value="0.813335282787217">
            <text:p>0.8133</text:p>
          </table:table-cell>
          <table:table-cell table:formula="of:=ABS([.H102]-[.H101])" office:value-type="float" office:value="1.83778856222674">
            <text:p>1.8378</text:p>
          </table:table-cell>
          <table:table-cell table:formula="of:=SUM([.I101];[.I102])/COUNT([.$I$2];[.I102])" office:value-type="float" office:value="1.38450558981253">
            <text:p>1.3845</text:p>
          </table:table-cell>
        </table:table-row>
        <table:table-row table:style-name="ro1">
          <table:table-cell office:value-type="float" office:value="63428298460951">
            <text:p>63428298460951</text:p>
          </table:table-cell>
          <table:table-cell table:style-name="ce2" office:value-type="float" office:value="-1.53125">
            <text:p>-1.5313</text:p>
          </table:table-cell>
          <table:table-cell table:style-name="ce2" office:value-type="float" office:value="-0.01171875">
            <text:p>-0.0117</text:p>
          </table:table-cell>
          <table:table-cell table:style-name="ce2" office:value-type="float" office:value="-0.71875">
            <text:p>-0.7188</text:p>
          </table:table-cell>
          <table:table-cell table:style-name="ce3" office:value-type="float" office:value="0.0449968782251633">
            <text:p>0.0450</text:p>
          </table:table-cell>
          <table:table-cell table:formula="of:=+[.A103]-[.A102]" office:value-type="float" office:value="620">
            <text:p>620.0000</text:p>
          </table:table-cell>
          <table:table-cell table:formula="of:=([.A103]-[.$A$2])/1000" office:value-type="float" office:value="52.764">
            <text:p>52.7640</text:p>
          </table:table-cell>
          <table:table-cell table:formula="of:=SQRT([.B103]*[.B103]+[.C103]*[.C103]+[.D103]*[.D104])" office:value-type="float" office:value="1.57379220337822">
            <text:p>1.5738</text:p>
          </table:table-cell>
          <table:table-cell table:formula="of:=ABS([.H103]-[.H102])" office:value-type="float" office:value="0.760456920591">
            <text:p>0.7605</text:p>
          </table:table-cell>
          <table:table-cell table:formula="of:=SUM([.I102];[.I103])/COUNT([.$I$2];[.I103])" office:value-type="float" office:value="1.29912274140887">
            <text:p>1.2991</text:p>
          </table:table-cell>
        </table:table-row>
        <table:table-row table:style-name="ro1">
          <table:table-cell office:value-type="float" office:value="63428298461392">
            <text:p>63428298461392</text:p>
          </table:table-cell>
          <table:table-cell table:style-name="ce2" office:value-type="float" office:value="-0.58203125">
            <text:p>-0.5820</text:p>
          </table:table-cell>
          <table:table-cell table:style-name="ce2" office:value-type="float" office:value="-0.62109375">
            <text:p>-0.6211</text:p>
          </table:table-cell>
          <table:table-cell table:style-name="ce2" office:value-type="float" office:value="-0.18359375">
            <text:p>-0.1836</text:p>
          </table:table-cell>
          <table:table-cell table:style-name="ce3" office:value-type="float" office:value="0.775828922515586">
            <text:p>0.7758</text:p>
          </table:table-cell>
          <table:table-cell table:formula="of:=+[.A104]-[.A103]" office:value-type="float" office:value="441">
            <text:p>441.0000</text:p>
          </table:table-cell>
          <table:table-cell table:formula="of:=([.A104]-[.$A$2])/1000" office:value-type="float" office:value="53.205">
            <text:p>53.2050</text:p>
          </table:table-cell>
          <table:table-cell table:formula="of:=SQRT([.B104]*[.B104]+[.C104]*[.C104]+[.D104]*[.D105])" office:value-type="float" office:value="0.832443779773971">
            <text:p>0.8324</text:p>
          </table:table-cell>
          <table:table-cell table:formula="of:=ABS([.H104]-[.H103])" office:value-type="float" office:value="0.741348423604246">
            <text:p>0.7413</text:p>
          </table:table-cell>
          <table:table-cell table:formula="of:=SUM([.I103];[.I104])/COUNT([.$I$2];[.I104])" office:value-type="float" office:value="0.750902672097623">
            <text:p>0.7509</text:p>
          </table:table-cell>
        </table:table-row>
        <table:table-row table:style-name="ro1">
          <table:table-cell office:value-type="float" office:value="63428298461902">
            <text:p>63428298461902</text:p>
          </table:table-cell>
          <table:table-cell table:style-name="ce2" office:value-type="float" office:value="-0.17578125">
            <text:p>-0.1758</text:p>
          </table:table-cell>
          <table:table-cell table:style-name="ce2" office:value-type="float" office:value="-0.74609375">
            <text:p>-0.7461</text:p>
          </table:table-cell>
          <table:table-cell table:style-name="ce2" office:value-type="float" office:value="0.171875">
            <text:p>0.1719</text:p>
          </table:table-cell>
          <table:table-cell table:style-name="ce3" office:value-type="float" office:value="0.861035241797507">
            <text:p>0.8610</text:p>
          </table:table-cell>
          <table:table-cell table:formula="of:=+[.A105]-[.A104]" office:value-type="float" office:value="510">
            <text:p>510.0000</text:p>
          </table:table-cell>
          <table:table-cell table:formula="of:=([.A105]-[.$A$2])/1000" office:value-type="float" office:value="53.715">
            <text:p>53.7150</text:p>
          </table:table-cell>
          <table:table-cell table:formula="of:=SQRT([.B105]*[.B105]+[.C105]*[.C105]+[.D105]*[.D106])" office:value-type="float" office:value="0.808301200096922">
            <text:p>0.8083</text:p>
          </table:table-cell>
          <table:table-cell table:formula="of:=ABS([.H105]-[.H104])" office:value-type="float" office:value="0.0241425796770482">
            <text:p>0.0241</text:p>
          </table:table-cell>
          <table:table-cell table:formula="of:=SUM([.I104];[.I105])/COUNT([.$I$2];[.I105])" office:value-type="float" office:value="0.382745501640647">
            <text:p>0.3827</text:p>
          </table:table-cell>
        </table:table-row>
        <table:table-row table:style-name="ro1">
          <table:table-cell office:value-type="float" office:value="63428298462418">
            <text:p>63428298462418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-0.81640625">
            <text:p>-0.8164</text:p>
          </table:table-cell>
          <table:table-cell table:style-name="ce2" office:value-type="float" office:value="0.3828125">
            <text:p>0.3828</text:p>
          </table:table-cell>
          <table:table-cell table:style-name="ce3" office:value-type="float" office:value="0.744888854950191">
            <text:p>0.7449</text:p>
          </table:table-cell>
          <table:table-cell table:formula="of:=+[.A106]-[.A105]" office:value-type="float" office:value="516">
            <text:p>516.0000</text:p>
          </table:table-cell>
          <table:table-cell table:formula="of:=([.A106]-[.$A$2])/1000" office:value-type="float" office:value="54.231">
            <text:p>54.2310</text:p>
          </table:table-cell>
          <table:table-cell table:formula="of:=SQRT([.B106]*[.B106]+[.C106]*[.C106]+[.D106]*[.D107])" office:value-type="float" office:value="0.924626785456063">
            <text:p>0.9246</text:p>
          </table:table-cell>
          <table:table-cell table:formula="of:=ABS([.H106]-[.H105])" office:value-type="float" office:value="0.116325585359141">
            <text:p>0.1163</text:p>
          </table:table-cell>
          <table:table-cell table:formula="of:=SUM([.I105];[.I106])/COUNT([.$I$2];[.I106])" office:value-type="float" office:value="0.0702340825180944">
            <text:p>0.0702</text:p>
          </table:table-cell>
        </table:table-row>
        <table:table-row table:style-name="ro1">
          <table:table-cell office:value-type="float" office:value="63428298462906">
            <text:p>63428298462906</text:p>
          </table:table-cell>
          <table:table-cell table:style-name="ce2" office:value-type="float" office:value="0.09375">
            <text:p>0.0938</text:p>
          </table:table-cell>
          <table:table-cell table:style-name="ce2" office:value-type="float" office:value="-0.8515625">
            <text:p>-0.8516</text:p>
          </table:table-cell>
          <table:table-cell table:style-name="ce2" office:value-type="float" office:value="0.4921875">
            <text:p>0.4922</text:p>
          </table:table-cell>
          <table:table-cell table:style-name="ce3" office:value-type="float" office:value="0.658563327682444">
            <text:p>0.6586</text:p>
          </table:table-cell>
          <table:table-cell table:formula="of:=+[.A107]-[.A106]" office:value-type="float" office:value="488">
            <text:p>488.0000</text:p>
          </table:table-cell>
          <table:table-cell table:formula="of:=([.A107]-[.$A$2])/1000" office:value-type="float" office:value="54.719">
            <text:p>54.7190</text:p>
          </table:table-cell>
          <table:table-cell table:formula="of:=SQRT([.B107]*[.B107]+[.C107]*[.C107]+[.D107]*[.D108])" office:value-type="float" office:value="1.00155518718079">
            <text:p>1.0016</text:p>
          </table:table-cell>
          <table:table-cell table:formula="of:=ABS([.H107]-[.H106])" office:value-type="float" office:value="0.0769284017247283">
            <text:p>0.0769</text:p>
          </table:table-cell>
          <table:table-cell table:formula="of:=SUM([.I106];[.I107])/COUNT([.$I$2];[.I107])" office:value-type="float" office:value="0.0966269935419344">
            <text:p>0.0966</text:p>
          </table:table-cell>
        </table:table-row>
        <table:table-row table:style-name="ro1">
          <table:table-cell office:value-type="float" office:value="63428298463420">
            <text:p>63428298463420</text:p>
          </table:table-cell>
          <table:table-cell table:style-name="ce2" office:value-type="float" office:value="0.1484375">
            <text:p>0.1484</text:p>
          </table:table-cell>
          <table:table-cell table:style-name="ce2" office:value-type="float" office:value="-0.86328125">
            <text:p>-0.8633</text:p>
          </table:table-cell>
          <table:table-cell table:style-name="ce2" office:value-type="float" office:value="0.546875">
            <text:p>0.5469</text:p>
          </table:table-cell>
          <table:table-cell table:style-name="ce3" office:value-type="float" office:value="0.613942476120172">
            <text:p>0.6139</text:p>
          </table:table-cell>
          <table:table-cell table:formula="of:=+[.A108]-[.A107]" office:value-type="float" office:value="514">
            <text:p>514.0000</text:p>
          </table:table-cell>
          <table:table-cell table:formula="of:=([.A108]-[.$A$2])/1000" office:value-type="float" office:value="55.233">
            <text:p>55.2330</text:p>
          </table:table-cell>
          <table:table-cell table:formula="of:=SQRT([.B108]*[.B108]+[.C108]*[.C108]+[.D108]*[.D109])" office:value-type="float" office:value="1.03574570481323">
            <text:p>1.0357</text:p>
          </table:table-cell>
          <table:table-cell table:formula="of:=ABS([.H108]-[.H107])" office:value-type="float" office:value="0.0341905176324426">
            <text:p>0.0342</text:p>
          </table:table-cell>
          <table:table-cell table:formula="of:=SUM([.I107];[.I108])/COUNT([.$I$2];[.I108])" office:value-type="float" office:value="0.0555594596785854">
            <text:p>0.0556</text:p>
          </table:table-cell>
        </table:table-row>
        <table:table-row table:style-name="ro1">
          <table:table-cell office:value-type="float" office:value="63428298463865">
            <text:p>63428298463865</text:p>
          </table:table-cell>
          <table:table-cell table:style-name="ce2" office:value-type="float" office:value="0.17578125">
            <text:p>0.1758</text:p>
          </table:table-cell>
          <table:table-cell table:style-name="ce2" office:value-type="float" office:value="-0.86328125">
            <text:p>-0.8633</text:p>
          </table:table-cell>
          <table:table-cell table:style-name="ce2" office:value-type="float" office:value="0.55859375">
            <text:p>0.5586</text:p>
          </table:table-cell>
          <table:table-cell table:style-name="ce3" office:value-type="float" office:value="0.603430864794869">
            <text:p>0.6034</text:p>
          </table:table-cell>
          <table:table-cell table:formula="of:=+[.A109]-[.A108]" office:value-type="float" office:value="445">
            <text:p>445.0000</text:p>
          </table:table-cell>
          <table:table-cell table:formula="of:=([.A109]-[.$A$2])/1000" office:value-type="float" office:value="55.678">
            <text:p>55.6780</text:p>
          </table:table-cell>
          <table:table-cell table:formula="of:=SQRT([.B109]*[.B109]+[.C109]*[.C109]+[.D109]*[.D110])" office:value-type="float" office:value="1.04524856166563">
            <text:p>1.0452</text:p>
          </table:table-cell>
          <table:table-cell table:formula="of:=ABS([.H109]-[.H108])" office:value-type="float" office:value="0.00950285685239338">
            <text:p>0.0095</text:p>
          </table:table-cell>
          <table:table-cell table:formula="of:=SUM([.I108];[.I109])/COUNT([.$I$2];[.I109])" office:value-type="float" office:value="0.021846687242418">
            <text:p>0.0218</text:p>
          </table:table-cell>
        </table:table-row>
        <table:table-row table:style-name="ro1">
          <table:table-cell office:value-type="float" office:value="63428298464363">
            <text:p>63428298464363</text:p>
          </table:table-cell>
          <table:table-cell table:style-name="ce2" office:value-type="float" office:value="0.18359375">
            <text:p>0.1836</text:p>
          </table:table-cell>
          <table:table-cell table:style-name="ce2" office:value-type="float" office:value="-0.87109375">
            <text:p>-0.8711</text:p>
          </table:table-cell>
          <table:table-cell table:style-name="ce2" office:value-type="float" office:value="0.56640625">
            <text:p>0.5664</text:p>
          </table:table-cell>
          <table:table-cell table:style-name="ce3" office:value-type="float" office:value="0.591446658655061">
            <text:p>0.5914</text:p>
          </table:table-cell>
          <table:table-cell table:formula="of:=+[.A110]-[.A109]" office:value-type="float" office:value="498">
            <text:p>498.0000</text:p>
          </table:table-cell>
          <table:table-cell table:formula="of:=([.A110]-[.$A$2])/1000" office:value-type="float" office:value="56.176">
            <text:p>56.1760</text:p>
          </table:table-cell>
          <table:table-cell table:formula="of:=SQRT([.B110]*[.B110]+[.C110]*[.C110]+[.D110]*[.D111])" office:value-type="float" office:value="1.04883358064224">
            <text:p>1.0488</text:p>
          </table:table-cell>
          <table:table-cell table:formula="of:=ABS([.H110]-[.H109])" office:value-type="float" office:value="0.00358501897660801">
            <text:p>0.0036</text:p>
          </table:table-cell>
          <table:table-cell table:formula="of:=SUM([.I109];[.I110])/COUNT([.$I$2];[.I110])" office:value-type="float" office:value="0.0065439379145007">
            <text:p>0.0065</text:p>
          </table:table-cell>
        </table:table-row>
        <table:table-row table:style-name="ro1">
          <table:table-cell office:value-type="float" office:value="63428298464868">
            <text:p>63428298464868</text:p>
          </table:table-cell>
          <table:table-cell table:style-name="ce2" office:value-type="float" office:value="-0.015625">
            <text:p>-0.0156</text:p>
          </table:table-cell>
          <table:table-cell table:style-name="ce2" office:value-type="float" office:value="-0.89453125">
            <text:p>-0.8945</text:p>
          </table:table-cell>
          <table:table-cell table:style-name="ce2" office:value-type="float" office:value="0.54296875">
            <text:p>0.5430</text:p>
          </table:table-cell>
          <table:table-cell table:style-name="ce3" office:value-type="float" office:value="0.60005008097072">
            <text:p>0.6001</text:p>
          </table:table-cell>
          <table:table-cell table:formula="of:=+[.A111]-[.A110]" office:value-type="float" office:value="505">
            <text:p>505.0000</text:p>
          </table:table-cell>
          <table:table-cell table:formula="of:=([.A111]-[.$A$2])/1000" office:value-type="float" office:value="56.681">
            <text:p>56.6810</text:p>
          </table:table-cell>
          <table:table-cell table:formula="of:=SQRT([.B111]*[.B111]+[.C111]*[.C111]+[.D111]*[.D112])" office:value-type="float" office:value="1.25482467338569">
            <text:p>1.2548</text:p>
          </table:table-cell>
          <table:table-cell table:formula="of:=ABS([.H111]-[.H110])" office:value-type="float" office:value="0.205991092743453">
            <text:p>0.2060</text:p>
          </table:table-cell>
          <table:table-cell table:formula="of:=SUM([.I110];[.I111])/COUNT([.$I$2];[.I111])" office:value-type="float" office:value="0.104788055860031">
            <text:p>0.1048</text:p>
          </table:table-cell>
        </table:table-row>
        <table:table-row table:style-name="ro1">
          <table:table-cell office:value-type="float" office:value="63428298465540">
            <text:p>63428298465540</text:p>
          </table:table-cell>
          <table:table-cell table:style-name="ce2" office:value-type="float" office:value="0.3203125">
            <text:p>0.3203</text:p>
          </table:table-cell>
          <table:table-cell table:style-name="ce2" office:value-type="float" office:value="-1.19921875">
            <text:p>-1.1992</text:p>
          </table:table-cell>
          <table:table-cell table:style-name="ce2" office:value-type="float" office:value="1.42578125">
            <text:p>1.4258</text:p>
          </table:table-cell>
          <table:table-cell table:style-name="ce3" office:value-type="float" office:value="0.243801143937157">
            <text:p>0.2438</text:p>
          </table:table-cell>
          <table:table-cell table:formula="of:=+[.A112]-[.A111]" office:value-type="float" office:value="672">
            <text:p>672.0000</text:p>
          </table:table-cell>
          <table:table-cell table:formula="of:=([.A112]-[.$A$2])/1000" office:value-type="float" office:value="57.353">
            <text:p>57.3530</text:p>
          </table:table-cell>
          <table:table-cell table:formula="of:=SQRT([.B112]*[.B112]+[.C112]*[.C112]+[.D112]*[.D113])" office:value-type="float" office:value="1.62244860551546">
            <text:p>1.6224</text:p>
          </table:table-cell>
          <table:table-cell table:formula="of:=ABS([.H112]-[.H111])" office:value-type="float" office:value="0.367623932129772">
            <text:p>0.3676</text:p>
          </table:table-cell>
          <table:table-cell table:formula="of:=SUM([.I111];[.I112])/COUNT([.$I$2];[.I112])" office:value-type="float" office:value="0.286807512436613">
            <text:p>0.2868</text:p>
          </table:table-cell>
        </table:table-row>
        <table:table-row table:style-name="ro1">
          <table:table-cell office:value-type="float" office:value="63428298465870">
            <text:p>63428298465870</text:p>
          </table:table-cell>
          <table:table-cell table:style-name="ce2" office:value-type="float" office:value="-0.0078125">
            <text:p>-0.0078</text:p>
          </table:table-cell>
          <table:table-cell table:style-name="ce2" office:value-type="float" office:value="-0.1953125">
            <text:p>-0.1953</text:p>
          </table:table-cell>
          <table:table-cell table:style-name="ce2" office:value-type="float" office:value="0.765625">
            <text:p>0.7656</text:p>
          </table:table-cell>
          <table:table-cell table:style-name="ce3" office:value-type="float" office:value="0.856406488873601">
            <text:p>0.8564</text:p>
          </table:table-cell>
          <table:table-cell table:formula="of:=+[.A113]-[.A112]" office:value-type="float" office:value="330">
            <text:p>330.0000</text:p>
          </table:table-cell>
          <table:table-cell table:formula="of:=([.A113]-[.$A$2])/1000" office:value-type="float" office:value="57.683">
            <text:p>57.6830</text:p>
          </table:table-cell>
          <table:table-cell table:formula="of:=SQRT([.B113]*[.B113]+[.C113]*[.C113]+[.D113]*[.D114])" office:value-type="float" office:value="0.747391296443837">
            <text:p>0.7474</text:p>
          </table:table-cell>
          <table:table-cell table:formula="of:=ABS([.H113]-[.H112])" office:value-type="float" office:value="0.875057309071623">
            <text:p>0.8751</text:p>
          </table:table-cell>
          <table:table-cell table:formula="of:=SUM([.I112];[.I113])/COUNT([.$I$2];[.I113])" office:value-type="float" office:value="0.621340620600698">
            <text:p>0.6213</text:p>
          </table:table-cell>
        </table:table-row>
        <table:table-row table:style-name="ro1">
          <table:table-cell office:value-type="float" office:value="63428298466372">
            <text:p>63428298466372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-0.52734375">
            <text:p>-0.5273</text:p>
          </table:table-cell>
          <table:table-cell table:style-name="ce2" office:value-type="float" office:value="0.6796875">
            <text:p>0.6797</text:p>
          </table:table-cell>
          <table:table-cell table:style-name="ce3" office:value-type="float" office:value="0.786318594768324">
            <text:p>0.7863</text:p>
          </table:table-cell>
          <table:table-cell table:formula="of:=+[.A114]-[.A113]" office:value-type="float" office:value="502">
            <text:p>502.0000</text:p>
          </table:table-cell>
          <table:table-cell table:formula="of:=([.A114]-[.$A$2])/1000" office:value-type="float" office:value="58.185">
            <text:p>58.1850</text:p>
          </table:table-cell>
          <table:table-cell table:formula="of:=SQRT([.B114]*[.B114]+[.C114]*[.C114]+[.D114]*[.D115])" office:value-type="float" office:value="0.953933123085844">
            <text:p>0.9539</text:p>
          </table:table-cell>
          <table:table-cell table:formula="of:=ABS([.H114]-[.H113])" office:value-type="float" office:value="0.206541826642007">
            <text:p>0.2065</text:p>
          </table:table-cell>
          <table:table-cell table:formula="of:=SUM([.I113];[.I114])/COUNT([.$I$2];[.I114])" office:value-type="float" office:value="0.540799567856815">
            <text:p>0.5408</text:p>
          </table:table-cell>
        </table:table-row>
        <table:table-row table:style-name="ro1">
          <table:table-cell office:value-type="float" office:value="63428298466991">
            <text:p>63428298466991</text:p>
          </table:table-cell>
          <table:table-cell table:style-name="ce2" office:value-type="float" office:value="0.01171875">
            <text:p>0.0117</text:p>
          </table:table-cell>
          <table:table-cell table:style-name="ce2" office:value-type="float" office:value="-0.9375">
            <text:p>-0.9375</text:p>
          </table:table-cell>
          <table:table-cell table:style-name="ce2" office:value-type="float" office:value="0.9296875">
            <text:p>0.9297</text:p>
          </table:table-cell>
          <table:table-cell table:style-name="ce3" office:value-type="float" office:value="0.326225284141469">
            <text:p>0.3262</text:p>
          </table:table-cell>
          <table:table-cell table:formula="of:=+[.A115]-[.A114]" office:value-type="float" office:value="619">
            <text:p>619.0000</text:p>
          </table:table-cell>
          <table:table-cell table:formula="of:=([.A115]-[.$A$2])/1000" office:value-type="float" office:value="58.804">
            <text:p>58.8040</text:p>
          </table:table-cell>
          <table:table-cell table:formula="of:=SQRT([.B115]*[.B115]+[.C115]*[.C115]+[.D115]*[.D116])" office:value-type="float" office:value="1.25695695864991">
            <text:p>1.2570</text:p>
          </table:table-cell>
          <table:table-cell table:formula="of:=ABS([.H115]-[.H114])" office:value-type="float" office:value="0.303023835564068">
            <text:p>0.3030</text:p>
          </table:table-cell>
          <table:table-cell table:formula="of:=SUM([.I114];[.I115])/COUNT([.$I$2];[.I115])" office:value-type="float" office:value="0.254782831103037">
            <text:p>0.2548</text:p>
          </table:table-cell>
        </table:table-row>
        <table:table-row table:style-name="ro1">
          <table:table-cell office:value-type="float" office:value="63428298467377">
            <text:p>63428298467377</text:p>
          </table:table-cell>
          <table:table-cell table:style-name="ce2" office:value-type="float" office:value="0.04296875">
            <text:p>0.0430</text:p>
          </table:table-cell>
          <table:table-cell table:style-name="ce2" office:value-type="float" office:value="0.02734375">
            <text:p>0.0273</text:p>
          </table:table-cell>
          <table:table-cell table:style-name="ce2" office:value-type="float" office:value="0.75390625">
            <text:p>0.7539</text:p>
          </table:table-cell>
          <table:table-cell table:style-name="ce3" office:value-type="float" office:value="0.890965128656802">
            <text:p>0.8910</text:p>
          </table:table-cell>
          <table:table-cell table:formula="of:=+[.A116]-[.A115]" office:value-type="float" office:value="386">
            <text:p>386.0000</text:p>
          </table:table-cell>
          <table:table-cell table:formula="of:=([.A116]-[.$A$2])/1000" office:value-type="float" office:value="59.19">
            <text:p>59.1900</text:p>
          </table:table-cell>
          <table:table-cell table:formula="of:=SQRT([.B116]*[.B116]+[.C116]*[.C116]+[.D116]*[.D117])" office:value-type="float" office:value="0">
            <text:p>Err:502</text:p>
          </table:table-cell>
          <table:table-cell table:formula="of:=ABS([.H116]-[.H115])" office:value-type="float" office:value="0">
            <text:p>Err:502</text:p>
          </table:table-cell>
          <table:table-cell table:formula="of:=SUM([.I115];[.I116])/COUNT([.$I$2];[.I116])" office:value-type="float" office:value="0">
            <text:p>Err:502</text:p>
          </table:table-cell>
        </table:table-row>
        <table:table-row table:style-name="ro1">
          <table:table-cell office:value-type="float" office:value="63428298467879">
            <text:p>63428298467879</text:p>
          </table:table-cell>
          <table:table-cell table:style-name="ce2" office:value-type="float" office:value="-0.390625">
            <text:p>-0.3906</text:p>
          </table:table-cell>
          <table:table-cell table:style-name="ce2" office:value-type="float" office:value="0.359375">
            <text:p>0.3594</text:p>
          </table:table-cell>
          <table:table-cell table:style-name="ce2" office:value-type="float" office:value="-0.05859375">
            <text:p>-0.0586</text:p>
          </table:table-cell>
          <table:table-cell table:style-name="ce3" office:value-type="float" office:value="1.11257526826361">
            <text:p>1.1126</text:p>
          </table:table-cell>
          <table:table-cell table:formula="of:=+[.A117]-[.A116]" office:value-type="float" office:value="502">
            <text:p>502.0000</text:p>
          </table:table-cell>
          <table:table-cell table:formula="of:=([.A117]-[.$A$2])/1000" office:value-type="float" office:value="59.692">
            <text:p>59.6920</text:p>
          </table:table-cell>
          <table:table-cell table:formula="of:=SQRT([.B117]*[.B117]+[.C117]*[.C117]+[.D117]*[.D118])" office:value-type="float" office:value="0.452332955397971">
            <text:p>0.4523</text:p>
          </table:table-cell>
          <table:table-cell table:formula="of:=ABS([.H117]-[.H116])" office:value-type="float" office:value="0">
            <text:p>Err:502</text:p>
          </table:table-cell>
          <table:table-cell table:formula="of:=SUM([.I116];[.I117])/COUNT([.$I$2];[.I117])" office:value-type="float" office:value="0">
            <text:p>Err:502</text:p>
          </table:table-cell>
        </table:table-row>
        <table:table-row table:style-name="ro1">
          <table:table-cell office:value-type="float" office:value="63428298468938">
            <text:p>63428298468938</text:p>
          </table:table-cell>
          <table:table-cell table:style-name="ce2" office:value-type="float" office:value="0.03125">
            <text:p>0.0313</text:p>
          </table:table-cell>
          <table:table-cell table:style-name="ce2" office:value-type="float" office:value="-0.84765625">
            <text:p>-0.8477</text:p>
          </table:table-cell>
          <table:table-cell table:style-name="ce2" office:value-type="float" office:value="1.31640625">
            <text:p>1.3164</text:p>
          </table:table-cell>
          <table:table-cell table:style-name="ce3" office:value-type="float" office:value="1.03200690135113">
            <text:p>1.0320</text:p>
          </table:table-cell>
          <table:table-cell table:formula="of:=+[.A118]-[.A117]" office:value-type="float" office:value="1059">
            <text:p>1059.0000</text:p>
          </table:table-cell>
          <table:table-cell table:formula="of:=([.A118]-[.$A$2])/1000" office:value-type="float" office:value="60.751">
            <text:p>60.7510</text:p>
          </table:table-cell>
          <table:table-cell table:formula="of:=SQRT([.B118]*[.B118]+[.C118]*[.C118]+[.D118]*[.D119])" office:value-type="float" office:value="1.4465366437525">
            <text:p>1.4465</text:p>
          </table:table-cell>
          <table:table-cell table:formula="of:=ABS([.H118]-[.H117])" office:value-type="float" office:value="0.99420368835453">
            <text:p>0.9942</text:p>
          </table:table-cell>
          <table:table-cell table:formula="of:=SUM([.I117];[.I118])/COUNT([.$I$2];[.I118])" office:value-type="float" office:value="0">
            <text:p>Err:502</text:p>
          </table:table-cell>
        </table:table-row>
        <table:table-row table:style-name="ro1">
          <table:table-cell office:value-type="float" office:value="63428298469453">
            <text:p>63428298469453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-0.796875">
            <text:p>-0.7969</text:p>
          </table:table-cell>
          <table:table-cell table:style-name="ce2" office:value-type="float" office:value="1.04296875">
            <text:p>1.0430</text:p>
          </table:table-cell>
          <table:table-cell table:style-name="ce3" office:value-type="float" office:value="0.778537793664973">
            <text:p>0.7785</text:p>
          </table:table-cell>
          <table:table-cell table:formula="of:=+[.A119]-[.A118]" office:value-type="float" office:value="515">
            <text:p>515.0000</text:p>
          </table:table-cell>
          <table:table-cell table:formula="of:=([.A119]-[.$A$2])/1000" office:value-type="float" office:value="61.266">
            <text:p>61.2660</text:p>
          </table:table-cell>
          <table:table-cell table:formula="of:=SQRT([.B119]*[.B119]+[.C119]*[.C119]+[.D119]*[.D120])" office:value-type="float" office:value="1.24239016625025">
            <text:p>1.2424</text:p>
          </table:table-cell>
          <table:table-cell table:formula="of:=ABS([.H119]-[.H118])" office:value-type="float" office:value="0.204146477502255">
            <text:p>0.2041</text:p>
          </table:table-cell>
          <table:table-cell table:formula="of:=SUM([.I118];[.I119])/COUNT([.$I$2];[.I119])" office:value-type="float" office:value="0.599175082928393">
            <text:p>0.5992</text:p>
          </table:table-cell>
        </table:table-row>
        <table:table-row table:style-name="ro1">
          <table:table-cell office:value-type="float" office:value="63428298469957">
            <text:p>63428298469957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-0.87109375">
            <text:p>-0.8711</text:p>
          </table:table-cell>
          <table:table-cell table:style-name="ce2" office:value-type="float" office:value="0.87109375">
            <text:p>0.8711</text:p>
          </table:table-cell>
          <table:table-cell table:style-name="ce3" office:value-type="float" office:value="0.697898074207803">
            <text:p>0.6979</text:p>
          </table:table-cell>
          <table:table-cell table:formula="of:=+[.A120]-[.A119]" office:value-type="float" office:value="504">
            <text:p>504.0000</text:p>
          </table:table-cell>
          <table:table-cell table:formula="of:=([.A120]-[.$A$2])/1000" office:value-type="float" office:value="61.77">
            <text:p>61.7700</text:p>
          </table:table-cell>
          <table:table-cell table:formula="of:=SQRT([.B120]*[.B120]+[.C120]*[.C120]+[.D120]*[.D121])" office:value-type="float" office:value="0.899913868491382">
            <text:p>0.8999</text:p>
          </table:table-cell>
          <table:table-cell table:formula="of:=ABS([.H120]-[.H119])" office:value-type="float" office:value="0.342476297758863">
            <text:p>0.3425</text:p>
          </table:table-cell>
          <table:table-cell table:formula="of:=SUM([.I119];[.I120])/COUNT([.$I$2];[.I120])" office:value-type="float" office:value="0.273311387630559">
            <text:p>0.2733</text:p>
          </table:table-cell>
        </table:table-row>
        <table:table-row table:style-name="ro1">
          <table:table-cell office:value-type="float" office:value="63428298470471">
            <text:p>63428298470471</text:p>
          </table:table-cell>
          <table:table-cell table:style-name="ce2" office:value-type="float" office:value="-0.3671875">
            <text:p>-0.3672</text:p>
          </table:table-cell>
          <table:table-cell table:style-name="ce2" office:value-type="float" office:value="0.484375">
            <text:p>0.4844</text:p>
          </table:table-cell>
          <table:table-cell table:style-name="ce2" office:value-type="float" office:value="0.05859375">
            <text:p>0.0586</text:p>
          </table:table-cell>
          <table:table-cell table:style-name="ce3" office:value-type="float" office:value="0.0766236927964815">
            <text:p>0.0766</text:p>
          </table:table-cell>
          <table:table-cell table:formula="of:=+[.A121]-[.A120]" office:value-type="float" office:value="514">
            <text:p>514.0000</text:p>
          </table:table-cell>
          <table:table-cell table:formula="of:=([.A121]-[.$A$2])/1000" office:value-type="float" office:value="62.284">
            <text:p>62.2840</text:p>
          </table:table-cell>
          <table:table-cell table:formula="of:=SQRT([.B121]*[.B121]+[.C121]*[.C121]+[.D121]*[.D122])" office:value-type="float" office:value="0.579482675235798">
            <text:p>0.5795</text:p>
          </table:table-cell>
          <table:table-cell table:formula="of:=ABS([.H121]-[.H120])" office:value-type="float" office:value="0.320431193255584">
            <text:p>0.3204</text:p>
          </table:table-cell>
          <table:table-cell table:formula="of:=SUM([.I120];[.I121])/COUNT([.$I$2];[.I121])" office:value-type="float" office:value="0.331453745507224">
            <text:p>0.3315</text:p>
          </table:table-cell>
        </table:table-row>
        <table:table-row table:style-name="ro1">
          <table:table-cell office:value-type="float" office:value="63428298470904">
            <text:p>63428298470904</text:p>
          </table:table-cell>
          <table:table-cell table:style-name="ce2" office:value-type="float" office:value="-0.71484375">
            <text:p>-0.7148</text:p>
          </table:table-cell>
          <table:table-cell table:style-name="ce2" office:value-type="float" office:value="0.51171875">
            <text:p>0.5117</text:p>
          </table:table-cell>
          <table:table-cell table:style-name="ce2" office:value-type="float" office:value="-0.57421875">
            <text:p>-0.5742</text:p>
          </table:table-cell>
          <table:table-cell table:style-name="ce3" office:value-type="float" office:value="0.516025877542761">
            <text:p>0.5160</text:p>
          </table:table-cell>
          <table:table-cell table:formula="of:=+[.A122]-[.A121]" office:value-type="float" office:value="433">
            <text:p>433.0000</text:p>
          </table:table-cell>
          <table:table-cell table:formula="of:=([.A122]-[.$A$2])/1000" office:value-type="float" office:value="62.717">
            <text:p>62.7170</text:p>
          </table:table-cell>
          <table:table-cell table:formula="of:=SQRT([.B122]*[.B122]+[.C122]*[.C122]+[.D122]*[.D123])" office:value-type="float" office:value="0.594481970690922">
            <text:p>0.5945</text:p>
          </table:table-cell>
          <table:table-cell table:formula="of:=ABS([.H122]-[.H121])" office:value-type="float" office:value="0.0149992954551241">
            <text:p>0.0150</text:p>
          </table:table-cell>
          <table:table-cell table:formula="of:=SUM([.I121];[.I122])/COUNT([.$I$2];[.I122])" office:value-type="float" office:value="0.167715244355354">
            <text:p>0.1677</text:p>
          </table:table-cell>
        </table:table-row>
        <table:table-row table:style-name="ro1">
          <table:table-cell office:value-type="float" office:value="63428298471490">
            <text:p>63428298471490</text:p>
          </table:table-cell>
          <table:table-cell table:style-name="ce2" office:value-type="float" office:value="-0.48828125">
            <text:p>-0.4883</text:p>
          </table:table-cell>
          <table:table-cell table:style-name="ce2" office:value-type="float" office:value="-0.60546875">
            <text:p>-0.6055</text:p>
          </table:table-cell>
          <table:table-cell table:style-name="ce2" office:value-type="float" office:value="0.73046875">
            <text:p>0.7305</text:p>
          </table:table-cell>
          <table:table-cell table:style-name="ce3" office:value-type="float" office:value="0.533035421952323">
            <text:p>0.5330</text:p>
          </table:table-cell>
          <table:table-cell table:formula="of:=+[.A123]-[.A122]" office:value-type="float" office:value="586">
            <text:p>586.0000</text:p>
          </table:table-cell>
          <table:table-cell table:formula="of:=([.A123]-[.$A$2])/1000" office:value-type="float" office:value="63.303">
            <text:p>63.3030</text:p>
          </table:table-cell>
          <table:table-cell table:formula="of:=SQRT([.B123]*[.B123]+[.C123]*[.C123]+[.D123]*[.D124])" office:value-type="float" office:value="1.52499419664623">
            <text:p>1.5250</text:p>
          </table:table-cell>
          <table:table-cell table:formula="of:=ABS([.H123]-[.H122])" office:value-type="float" office:value="0.93051222595531">
            <text:p>0.9305</text:p>
          </table:table-cell>
          <table:table-cell table:formula="of:=SUM([.I122];[.I123])/COUNT([.$I$2];[.I123])" office:value-type="float" office:value="0.472755760705217">
            <text:p>0.4728</text:p>
          </table:table-cell>
        </table:table-row>
        <table:table-row table:style-name="ro1">
          <table:table-cell office:value-type="float" office:value="63428298472082">
            <text:p>63428298472082</text:p>
          </table:table-cell>
          <table:table-cell table:style-name="ce2" office:value-type="float" office:value="0.625">
            <text:p>0.6250</text:p>
          </table:table-cell>
          <table:table-cell table:style-name="ce2" office:value-type="float" office:value="-1.45703125">
            <text:p>-1.4570</text:p>
          </table:table-cell>
          <table:table-cell table:style-name="ce2" office:value-type="float" office:value="2.35546875">
            <text:p>2.3555</text:p>
          </table:table-cell>
          <table:table-cell table:style-name="ce3" office:value-type="float" office:value="2.30531605061446">
            <text:p>2.3053</text:p>
          </table:table-cell>
          <table:table-cell table:formula="of:=+[.A124]-[.A123]" office:value-type="float" office:value="592">
            <text:p>592.0000</text:p>
          </table:table-cell>
          <table:table-cell table:formula="of:=([.A124]-[.$A$2])/1000" office:value-type="float" office:value="63.895">
            <text:p>63.8950</text:p>
          </table:table-cell>
          <table:table-cell table:formula="of:=SQRT([.B124]*[.B124]+[.C124]*[.C124]+[.D124]*[.D125])" office:value-type="float" office:value="2.47207919313063">
            <text:p>2.4721</text:p>
          </table:table-cell>
          <table:table-cell table:formula="of:=ABS([.H124]-[.H123])" office:value-type="float" office:value="0.947084996484395">
            <text:p>0.9471</text:p>
          </table:table-cell>
          <table:table-cell table:formula="of:=SUM([.I123];[.I124])/COUNT([.$I$2];[.I124])" office:value-type="float" office:value="0.938798611219853">
            <text:p>0.9388</text:p>
          </table:table-cell>
        </table:table-row>
        <table:table-row table:style-name="ro1">
          <table:table-cell office:value-type="float" office:value="63428298472469">
            <text:p>63428298472469</text:p>
          </table:table-cell>
          <table:table-cell table:style-name="ce2" office:value-type="float" office:value="0.25390625">
            <text:p>0.2539</text:p>
          </table:table-cell>
          <table:table-cell table:style-name="ce2" office:value-type="float" office:value="-1.11328125">
            <text:p>-1.1133</text:p>
          </table:table-cell>
          <table:table-cell table:style-name="ce2" office:value-type="float" office:value="1.52734375">
            <text:p>1.5273</text:p>
          </table:table-cell>
          <table:table-cell table:style-name="ce3" office:value-type="float" office:value="1.37298376308898">
            <text:p>1.3730</text:p>
          </table:table-cell>
          <table:table-cell table:formula="of:=+[.A125]-[.A124]" office:value-type="float" office:value="387">
            <text:p>387.0000</text:p>
          </table:table-cell>
          <table:table-cell table:formula="of:=([.A125]-[.$A$2])/1000" office:value-type="float" office:value="64.282">
            <text:p>64.2820</text:p>
          </table:table-cell>
          <table:table-cell table:formula="of:=SQRT([.B125]*[.B125]+[.C125]*[.C125]+[.D125]*[.D126])" office:value-type="float" office:value="1.74698488166264">
            <text:p>1.7470</text:p>
          </table:table-cell>
          <table:table-cell table:formula="of:=ABS([.H125]-[.H124])" office:value-type="float" office:value="0.725094311467992">
            <text:p>0.7251</text:p>
          </table:table-cell>
          <table:table-cell table:formula="of:=SUM([.I124];[.I125])/COUNT([.$I$2];[.I125])" office:value-type="float" office:value="0.836089653976194">
            <text:p>0.8361</text:p>
          </table:table-cell>
        </table:table-row>
        <table:table-row table:style-name="ro1">
          <table:table-cell office:value-type="float" office:value="63428298473025">
            <text:p>63428298473025</text:p>
          </table:table-cell>
          <table:table-cell table:style-name="ce2" office:value-type="float" office:value="0.09765625">
            <text:p>0.0977</text:p>
          </table:table-cell>
          <table:table-cell table:style-name="ce2" office:value-type="float" office:value="-0.9375">
            <text:p>-0.9375</text:p>
          </table:table-cell>
          <table:table-cell table:style-name="ce2" office:value-type="float" office:value="1.14453125">
            <text:p>1.1445</text:p>
          </table:table-cell>
          <table:table-cell table:style-name="ce3" office:value-type="float" office:value="0.948683956430116">
            <text:p>0.9487</text:p>
          </table:table-cell>
          <table:table-cell table:formula="of:=+[.A126]-[.A125]" office:value-type="float" office:value="556">
            <text:p>556.0000</text:p>
          </table:table-cell>
          <table:table-cell table:formula="of:=([.A126]-[.$A$2])/1000" office:value-type="float" office:value="64.838">
            <text:p>64.8380</text:p>
          </table:table-cell>
          <table:table-cell table:formula="of:=SQRT([.B126]*[.B126]+[.C126]*[.C126]+[.D126]*[.D127])" office:value-type="float" office:value="1.40051456259443">
            <text:p>1.4005</text:p>
          </table:table-cell>
          <table:table-cell table:formula="of:=ABS([.H126]-[.H125])" office:value-type="float" office:value="0.346470319068207">
            <text:p>0.3465</text:p>
          </table:table-cell>
          <table:table-cell table:formula="of:=SUM([.I125];[.I126])/COUNT([.$I$2];[.I126])" office:value-type="float" office:value="0.5357823152681">
            <text:p>0.5358</text:p>
          </table:table-cell>
        </table:table-row>
        <table:table-row table:style-name="ro1">
          <table:table-cell office:value-type="float" office:value="63428298473474">
            <text:p>63428298473474</text:p>
          </table:table-cell>
          <table:table-cell table:style-name="ce2" office:value-type="float" office:value="0.0234375">
            <text:p>0.0234</text:p>
          </table:table-cell>
          <table:table-cell table:style-name="ce2" office:value-type="float" office:value="-0.84765625">
            <text:p>-0.8477</text:p>
          </table:table-cell>
          <table:table-cell table:style-name="ce2" office:value-type="float" office:value="0.9375">
            <text:p>0.9375</text:p>
          </table:table-cell>
          <table:table-cell table:style-name="ce3" office:value-type="float" office:value="0.730096504272209">
            <text:p>0.7301</text:p>
          </table:table-cell>
          <table:table-cell table:formula="of:=+[.A127]-[.A126]" office:value-type="float" office:value="449">
            <text:p>449.0000</text:p>
          </table:table-cell>
          <table:table-cell table:formula="of:=([.A127]-[.$A$2])/1000" office:value-type="float" office:value="65.287">
            <text:p>65.2870</text:p>
          </table:table-cell>
          <table:table-cell table:formula="of:=SQRT([.B127]*[.B127]+[.C127]*[.C127]+[.D127]*[.D128])" office:value-type="float" office:value="1.22885558938807">
            <text:p>1.2289</text:p>
          </table:table-cell>
          <table:table-cell table:formula="of:=ABS([.H127]-[.H126])" office:value-type="float" office:value="0.171658973206353">
            <text:p>0.1717</text:p>
          </table:table-cell>
          <table:table-cell table:formula="of:=SUM([.I126];[.I127])/COUNT([.$I$2];[.I127])" office:value-type="float" office:value="0.25906464613728">
            <text:p>0.2591</text:p>
          </table:table-cell>
        </table:table-row>
        <table:table-row table:style-name="ro1">
          <table:table-cell office:value-type="float" office:value="63428298473917">
            <text:p>63428298473917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-0.7890625">
            <text:p>-0.7891</text:p>
          </table:table-cell>
          <table:table-cell table:style-name="ce2" office:value-type="float" office:value="0.84375">
            <text:p>0.8438</text:p>
          </table:table-cell>
          <table:table-cell table:style-name="ce3" office:value-type="float" office:value="0.621205670600424">
            <text:p>0.6212</text:p>
          </table:table-cell>
          <table:table-cell table:formula="of:=+[.A128]-[.A127]" office:value-type="float" office:value="443">
            <text:p>443.0000</text:p>
          </table:table-cell>
          <table:table-cell table:formula="of:=([.A128]-[.$A$2])/1000" office:value-type="float" office:value="65.73">
            <text:p>65.7300</text:p>
          </table:table-cell>
          <table:table-cell table:formula="of:=SQRT([.B128]*[.B128]+[.C128]*[.C128]+[.D128]*[.D129])" office:value-type="float" office:value="1.13362040156472">
            <text:p>1.1336</text:p>
          </table:table-cell>
          <table:table-cell table:formula="of:=ABS([.H128]-[.H127])" office:value-type="float" office:value="0.0952351878233579">
            <text:p>0.0952</text:p>
          </table:table-cell>
          <table:table-cell table:formula="of:=SUM([.I127];[.I128])/COUNT([.$I$2];[.I128])" office:value-type="float" office:value="0.133447080514856">
            <text:p>0.1334</text:p>
          </table:table-cell>
        </table:table-row>
        <table:table-row table:style-name="ro1">
          <table:table-cell office:value-type="float" office:value="63428298474418">
            <text:p>63428298474418</text:p>
          </table:table-cell>
          <table:table-cell table:style-name="ce2" office:value-type="float" office:value="-0.0078125">
            <text:p>-0.0078</text:p>
          </table:table-cell>
          <table:table-cell table:style-name="ce2" office:value-type="float" office:value="-0.7734375">
            <text:p>-0.7734</text:p>
          </table:table-cell>
          <table:table-cell table:style-name="ce2" office:value-type="float" office:value="0.78515625">
            <text:p>0.7852</text:p>
          </table:table-cell>
          <table:table-cell table:style-name="ce3" office:value-type="float" office:value="0.568136529521914">
            <text:p>0.5681</text:p>
          </table:table-cell>
          <table:table-cell table:formula="of:=+[.A129]-[.A128]" office:value-type="float" office:value="501">
            <text:p>501.0000</text:p>
          </table:table-cell>
          <table:table-cell table:formula="of:=([.A129]-[.$A$2])/1000" office:value-type="float" office:value="66.231">
            <text:p>66.2310</text:p>
          </table:table-cell>
          <table:table-cell table:formula="of:=SQRT([.B129]*[.B129]+[.C129]*[.C129]+[.D129]*[.D130])" office:value-type="float" office:value="1.10770257961369">
            <text:p>1.1077</text:p>
          </table:table-cell>
          <table:table-cell table:formula="of:=ABS([.H129]-[.H128])" office:value-type="float" office:value="0.0259178219510316">
            <text:p>0.0259</text:p>
          </table:table-cell>
          <table:table-cell table:formula="of:=SUM([.I128];[.I129])/COUNT([.$I$2];[.I129])" office:value-type="float" office:value="0.0605765048871948">
            <text:p>0.0606</text:p>
          </table:table-cell>
        </table:table-row>
        <table:table-row table:style-name="ro1">
          <table:table-cell office:value-type="float" office:value="63428298474931">
            <text:p>63428298474931</text:p>
          </table:table-cell>
          <table:table-cell table:style-name="ce2" office:value-type="float" office:value="-0.19921875">
            <text:p>-0.1992</text:p>
          </table:table-cell>
          <table:table-cell table:style-name="ce2" office:value-type="float" office:value="-0.7265625">
            <text:p>-0.7266</text:p>
          </table:table-cell>
          <table:table-cell table:style-name="ce2" office:value-type="float" office:value="0.80078125">
            <text:p>0.8008</text:p>
          </table:table-cell>
          <table:table-cell table:style-name="ce3" office:value-type="float" office:value="0.565454344771162">
            <text:p>0.5655</text:p>
          </table:table-cell>
          <table:table-cell table:formula="of:=+[.A130]-[.A129]" office:value-type="float" office:value="513">
            <text:p>513.0000</text:p>
          </table:table-cell>
          <table:table-cell table:formula="of:=([.A130]-[.$A$2])/1000" office:value-type="float" office:value="66.744">
            <text:p>66.7440</text:p>
          </table:table-cell>
          <table:table-cell table:formula="of:=SQRT([.B130]*[.B130]+[.C130]*[.C130]+[.D130]*[.D131])" office:value-type="float" office:value="1.054448757701">
            <text:p>1.0544</text:p>
          </table:table-cell>
          <table:table-cell table:formula="of:=ABS([.H130]-[.H129])" office:value-type="float" office:value="0.0532538219126828">
            <text:p>0.0533</text:p>
          </table:table-cell>
          <table:table-cell table:formula="of:=SUM([.I129];[.I130])/COUNT([.$I$2];[.I130])" office:value-type="float" office:value="0.0395858219318572">
            <text:p>0.0396</text:p>
          </table:table-cell>
        </table:table-row>
        <table:table-row table:style-name="ro1">
          <table:table-cell office:value-type="float" office:value="63428298475468">
            <text:p>63428298475468</text:p>
          </table:table-cell>
          <table:table-cell table:style-name="ce2" office:value-type="float" office:value="-0.40234375">
            <text:p>-0.4023</text:p>
          </table:table-cell>
          <table:table-cell table:style-name="ce2" office:value-type="float" office:value="-0.66015625">
            <text:p>-0.6602</text:p>
          </table:table-cell>
          <table:table-cell table:style-name="ce2" office:value-type="float" office:value="0.6796875">
            <text:p>0.6797</text:p>
          </table:table-cell>
          <table:table-cell table:style-name="ce3" office:value-type="float" office:value="0.495384267101499">
            <text:p>0.4954</text:p>
          </table:table-cell>
          <table:table-cell table:formula="of:=+[.A131]-[.A130]" office:value-type="float" office:value="537">
            <text:p>537.0000</text:p>
          </table:table-cell>
          <table:table-cell table:formula="of:=([.A131]-[.$A$2])/1000" office:value-type="float" office:value="67.281">
            <text:p>67.2810</text:p>
          </table:table-cell>
          <table:table-cell table:formula="of:=SQRT([.B131]*[.B131]+[.C131]*[.C131]+[.D131]*[.D132])" office:value-type="float" office:value="1.01380546145297">
            <text:p>1.0138</text:p>
          </table:table-cell>
          <table:table-cell table:formula="of:=ABS([.H131]-[.H130])" office:value-type="float" office:value="0.0406432962480297">
            <text:p>0.0406</text:p>
          </table:table-cell>
          <table:table-cell table:formula="of:=SUM([.I130];[.I131])/COUNT([.$I$2];[.I131])" office:value-type="float" office:value="0.0469485590803562">
            <text:p>0.0469</text:p>
          </table:table-cell>
        </table:table-row>
        <table:table-row table:style-name="ro1">
          <table:table-cell office:value-type="float" office:value="63428298475932">
            <text:p>63428298475932</text:p>
          </table:table-cell>
          <table:table-cell table:style-name="ce2" office:value-type="float" office:value="-0.48828125">
            <text:p>-0.4883</text:p>
          </table:table-cell>
          <table:table-cell table:style-name="ce2" office:value-type="float" office:value="-0.6328125">
            <text:p>-0.6328</text:p>
          </table:table-cell>
          <table:table-cell table:style-name="ce2" office:value-type="float" office:value="0.6328125">
            <text:p>0.6328</text:p>
          </table:table-cell>
          <table:table-cell table:style-name="ce3" office:value-type="float" office:value="0.485456861201244">
            <text:p>0.4855</text:p>
          </table:table-cell>
          <table:table-cell table:formula="of:=+[.A132]-[.A131]" office:value-type="float" office:value="464">
            <text:p>464.0000</text:p>
          </table:table-cell>
          <table:table-cell table:formula="of:=([.A132]-[.$A$2])/1000" office:value-type="float" office:value="67.745">
            <text:p>67.7450</text:p>
          </table:table-cell>
          <table:table-cell table:formula="of:=SQRT([.B132]*[.B132]+[.C132]*[.C132]+[.D132]*[.D133])" office:value-type="float" office:value="1.02189321705857">
            <text:p>1.0219</text:p>
          </table:table-cell>
          <table:table-cell table:formula="of:=ABS([.H132]-[.H131])" office:value-type="float" office:value="0.00808775560559671">
            <text:p>0.0081</text:p>
          </table:table-cell>
          <table:table-cell table:formula="of:=SUM([.I131];[.I132])/COUNT([.$I$2];[.I132])" office:value-type="float" office:value="0.0243655259268132">
            <text:p>0.0244</text:p>
          </table:table-cell>
        </table:table-row>
        <table:table-row table:style-name="ro1">
          <table:table-cell office:value-type="float" office:value="63428298476436">
            <text:p>63428298476436</text:p>
          </table:table-cell>
          <table:table-cell table:style-name="ce2" office:value-type="float" office:value="-0.50390625">
            <text:p>-0.5039</text:p>
          </table:table-cell>
          <table:table-cell table:style-name="ce2" office:value-type="float" office:value="-0.63671875">
            <text:p>-0.6367</text:p>
          </table:table-cell>
          <table:table-cell table:style-name="ce2" office:value-type="float" office:value="0.640625">
            <text:p>0.6406</text:p>
          </table:table-cell>
          <table:table-cell table:style-name="ce3" office:value-type="float" office:value="0.500264293307202">
            <text:p>0.5003</text:p>
          </table:table-cell>
          <table:table-cell table:formula="of:=+[.A133]-[.A132]" office:value-type="float" office:value="504">
            <text:p>504.0000</text:p>
          </table:table-cell>
          <table:table-cell table:formula="of:=([.A133]-[.$A$2])/1000" office:value-type="float" office:value="68.249">
            <text:p>68.2490</text:p>
          </table:table-cell>
          <table:table-cell table:formula="of:=SQRT([.B133]*[.B133]+[.C133]*[.C133]+[.D133]*[.D134])" office:value-type="float" office:value="1.04750156156656">
            <text:p>1.0475</text:p>
          </table:table-cell>
          <table:table-cell table:formula="of:=ABS([.H133]-[.H132])" office:value-type="float" office:value="0.0256083445079873">
            <text:p>0.0256</text:p>
          </table:table-cell>
          <table:table-cell table:formula="of:=SUM([.I132];[.I133])/COUNT([.$I$2];[.I133])" office:value-type="float" office:value="0.016848050056792">
            <text:p>0.0168</text:p>
          </table:table-cell>
        </table:table-row>
        <table:table-row table:style-name="ro1">
          <table:table-cell office:value-type="float" office:value="63428298476936">
            <text:p>63428298476936</text:p>
          </table:table-cell>
          <table:table-cell table:style-name="ce2" office:value-type="float" office:value="-0.45703125">
            <text:p>-0.4570</text:p>
          </table:table-cell>
          <table:table-cell table:style-name="ce2" office:value-type="float" office:value="-0.6328125">
            <text:p>-0.6328</text:p>
          </table:table-cell>
          <table:table-cell table:style-name="ce2" office:value-type="float" office:value="0.68359375">
            <text:p>0.6836</text:p>
          </table:table-cell>
          <table:table-cell table:style-name="ce3" office:value-type="float" office:value="0.503593130465633">
            <text:p>0.5036</text:p>
          </table:table-cell>
          <table:table-cell table:formula="of:=+[.A134]-[.A133]" office:value-type="float" office:value="500">
            <text:p>500.0000</text:p>
          </table:table-cell>
          <table:table-cell table:formula="of:=([.A134]-[.$A$2])/1000" office:value-type="float" office:value="68.749">
            <text:p>68.7490</text:p>
          </table:table-cell>
          <table:table-cell table:formula="of:=SQRT([.B134]*[.B134]+[.C134]*[.C134]+[.D134]*[.D135])" office:value-type="float" office:value="1.04912450712264">
            <text:p>1.0491</text:p>
          </table:table-cell>
          <table:table-cell table:formula="of:=ABS([.H134]-[.H133])" office:value-type="float" office:value="0.00162294555607856">
            <text:p>0.0016</text:p>
          </table:table-cell>
          <table:table-cell table:formula="of:=SUM([.I133];[.I134])/COUNT([.$I$2];[.I134])" office:value-type="float" office:value="0.0136156450320329">
            <text:p>0.0136</text:p>
          </table:table-cell>
        </table:table-row>
        <table:table-row table:style-name="ro1">
          <table:table-cell office:value-type="float" office:value="63428298477438">
            <text:p>63428298477438</text:p>
          </table:table-cell>
          <table:table-cell table:style-name="ce2" office:value-type="float" office:value="-0.4140625">
            <text:p>-0.4141</text:p>
          </table:table-cell>
          <table:table-cell table:style-name="ce2" office:value-type="float" office:value="-0.63671875">
            <text:p>-0.6367</text:p>
          </table:table-cell>
          <table:table-cell table:style-name="ce2" office:value-type="float" office:value="0.71875">
            <text:p>0.7188</text:p>
          </table:table-cell>
          <table:table-cell table:style-name="ce3" office:value-type="float" office:value="0.51167189600736">
            <text:p>0.5117</text:p>
          </table:table-cell>
          <table:table-cell table:formula="of:=+[.A135]-[.A134]" office:value-type="float" office:value="502">
            <text:p>502.0000</text:p>
          </table:table-cell>
          <table:table-cell table:formula="of:=([.A135]-[.$A$2])/1000" office:value-type="float" office:value="69.251">
            <text:p>69.2510</text:p>
          </table:table-cell>
          <table:table-cell table:formula="of:=SQRT([.B135]*[.B135]+[.C135]*[.C135]+[.D135]*[.D136])" office:value-type="float" office:value="1.05769969163998">
            <text:p>1.0577</text:p>
          </table:table-cell>
          <table:table-cell table:formula="of:=ABS([.H135]-[.H134])" office:value-type="float" office:value="0.00857518451734629">
            <text:p>0.0086</text:p>
          </table:table-cell>
          <table:table-cell table:formula="of:=SUM([.I134];[.I135])/COUNT([.$I$2];[.I135])" office:value-type="float" office:value="0.00509906503671242">
            <text:p>0.0051</text:p>
          </table:table-cell>
        </table:table-row>
        <table:table-row table:style-name="ro1">
          <table:table-cell office:value-type="float" office:value="63428298477945">
            <text:p>63428298477945</text:p>
          </table:table-cell>
          <table:table-cell table:style-name="ce2" office:value-type="float" office:value="-0.3203125">
            <text:p>-0.3203</text:p>
          </table:table-cell>
          <table:table-cell table:style-name="ce2" office:value-type="float" office:value="-0.69140625">
            <text:p>-0.6914</text:p>
          </table:table-cell>
          <table:table-cell table:style-name="ce2" office:value-type="float" office:value="0.75390625">
            <text:p>0.7539</text:p>
          </table:table-cell>
          <table:table-cell table:style-name="ce3" office:value-type="float" office:value="0.537907740025898">
            <text:p>0.5379</text:p>
          </table:table-cell>
          <table:table-cell table:formula="of:=+[.A136]-[.A135]" office:value-type="float" office:value="507">
            <text:p>507.0000</text:p>
          </table:table-cell>
          <table:table-cell table:formula="of:=([.A136]-[.$A$2])/1000" office:value-type="float" office:value="69.758">
            <text:p>69.7580</text:p>
          </table:table-cell>
          <table:table-cell table:formula="of:=SQRT([.B136]*[.B136]+[.C136]*[.C136]+[.D136]*[.D137])" office:value-type="float" office:value="1.04971338629141">
            <text:p>1.0497</text:p>
          </table:table-cell>
          <table:table-cell table:formula="of:=ABS([.H136]-[.H135])" office:value-type="float" office:value="0.00798630534857359">
            <text:p>0.0080</text:p>
          </table:table-cell>
          <table:table-cell table:formula="of:=SUM([.I135];[.I136])/COUNT([.$I$2];[.I136])" office:value-type="float" office:value="0.00828074493295994">
            <text:p>0.0083</text:p>
          </table:table-cell>
        </table:table-row>
        <table:table-row table:style-name="ro1">
          <table:table-cell office:value-type="float" office:value="63428298478948">
            <text:p>63428298478948</text:p>
          </table:table-cell>
          <table:table-cell table:style-name="ce2" office:value-type="float" office:value="0.2421875">
            <text:p>0.2422</text:p>
          </table:table-cell>
          <table:table-cell table:style-name="ce2" office:value-type="float" office:value="-0.6171875">
            <text:p>-0.6172</text:p>
          </table:table-cell>
          <table:table-cell table:style-name="ce2" office:value-type="float" office:value="0.69140625">
            <text:p>0.6914</text:p>
          </table:table-cell>
          <table:table-cell table:style-name="ce3" office:value-type="float" office:value="0.113998570128692">
            <text:p>0.1140</text:p>
          </table:table-cell>
          <table:table-cell table:formula="of:=+[.A137]-[.A136]" office:value-type="float" office:value="1003">
            <text:p>1003.0000</text:p>
          </table:table-cell>
          <table:table-cell table:formula="of:=([.A137]-[.$A$2])/1000" office:value-type="float" office:value="70.761">
            <text:p>70.7610</text:p>
          </table:table-cell>
          <table:table-cell table:formula="of:=SQRT([.B137]*[.B137]+[.C137]*[.C137]+[.D137]*[.D138])" office:value-type="float" office:value="0.977460524598532">
            <text:p>0.9775</text:p>
          </table:table-cell>
          <table:table-cell table:formula="of:=ABS([.H137]-[.H136])" office:value-type="float" office:value="0.072252861692876">
            <text:p>0.0723</text:p>
          </table:table-cell>
          <table:table-cell table:formula="of:=SUM([.I136];[.I137])/COUNT([.$I$2];[.I137])" office:value-type="float" office:value="0.0401195835207248">
            <text:p>0.0401</text:p>
          </table:table-cell>
        </table:table-row>
        <table:table-row table:style-name="ro1">
          <table:table-cell office:value-type="float" office:value="63428298479449">
            <text:p>63428298479449</text:p>
          </table:table-cell>
          <table:table-cell table:style-name="ce2" office:value-type="float" office:value="0.1171875">
            <text:p>0.1172</text:p>
          </table:table-cell>
          <table:table-cell table:style-name="ce2" office:value-type="float" office:value="-0.55859375">
            <text:p>-0.5586</text:p>
          </table:table-cell>
          <table:table-cell table:style-name="ce2" office:value-type="float" office:value="0.74609375">
            <text:p>0.7461</text:p>
          </table:table-cell>
          <table:table-cell table:style-name="ce3" office:value-type="float" office:value="0.132552381148884">
            <text:p>0.1326</text:p>
          </table:table-cell>
          <table:table-cell table:formula="of:=+[.A138]-[.A137]" office:value-type="float" office:value="501">
            <text:p>501.0000</text:p>
          </table:table-cell>
          <table:table-cell table:formula="of:=([.A138]-[.$A$2])/1000" office:value-type="float" office:value="71.262">
            <text:p>71.2620</text:p>
          </table:table-cell>
          <table:table-cell table:formula="of:=SQRT([.B138]*[.B138]+[.C138]*[.C138]+[.D138]*[.D139])" office:value-type="float" office:value="0.984808932134808">
            <text:p>0.9848</text:p>
          </table:table-cell>
          <table:table-cell table:formula="of:=ABS([.H138]-[.H137])" office:value-type="float" office:value="0.00734840753627553">
            <text:p>0.0073</text:p>
          </table:table-cell>
          <table:table-cell table:formula="of:=SUM([.I137];[.I138])/COUNT([.$I$2];[.I138])" office:value-type="float" office:value="0.0398006346145758">
            <text:p>0.0398</text:p>
          </table:table-cell>
        </table:table-row>
        <table:table-row table:style-name="ro1">
          <table:table-cell office:value-type="float" office:value="63428298479951">
            <text:p>63428298479951</text:p>
          </table:table-cell>
          <table:table-cell table:style-name="ce2" office:value-type="float" office:value="0.1328125">
            <text:p>0.1328</text:p>
          </table:table-cell>
          <table:table-cell table:style-name="ce2" office:value-type="float" office:value="-0.51953125">
            <text:p>-0.5195</text:p>
          </table:table-cell>
          <table:table-cell table:style-name="ce2" office:value-type="float" office:value="0.86328125">
            <text:p>0.8633</text:p>
          </table:table-cell>
          <table:table-cell table:style-name="ce3" office:value-type="float" office:value="0.0556514328513771">
            <text:p>0.0557</text:p>
          </table:table-cell>
          <table:table-cell table:formula="of:=+[.A139]-[.A138]" office:value-type="float" office:value="502">
            <text:p>502.0000</text:p>
          </table:table-cell>
          <table:table-cell table:formula="of:=([.A139]-[.$A$2])/1000" office:value-type="float" office:value="71.764">
            <text:p>71.7640</text:p>
          </table:table-cell>
          <table:table-cell table:formula="of:=SQRT([.B139]*[.B139]+[.C139]*[.C139]+[.D139]*[.D140])" office:value-type="float" office:value="1.04409466380793">
            <text:p>1.0441</text:p>
          </table:table-cell>
          <table:table-cell table:formula="of:=ABS([.H139]-[.H138])" office:value-type="float" office:value="0.0592857316731191">
            <text:p>0.0593</text:p>
          </table:table-cell>
          <table:table-cell table:formula="of:=SUM([.I138];[.I139])/COUNT([.$I$2];[.I139])" office:value-type="float" office:value="0.0333170696046973">
            <text:p>0.0333</text:p>
          </table:table-cell>
        </table:table-row>
        <table:table-row table:style-name="ro1">
          <table:table-cell office:value-type="float" office:value="63428298480449">
            <text:p>63428298480449</text:p>
          </table:table-cell>
          <table:table-cell table:style-name="ce2" office:value-type="float" office:value="0.17578125">
            <text:p>0.1758</text:p>
          </table:table-cell>
          <table:table-cell table:style-name="ce2" office:value-type="float" office:value="-0.26953125">
            <text:p>-0.2695</text:p>
          </table:table-cell>
          <table:table-cell table:style-name="ce2" office:value-type="float" office:value="0.9296875">
            <text:p>0.9297</text:p>
          </table:table-cell>
          <table:table-cell table:style-name="ce3" office:value-type="float" office:value="0.0881209650531496">
            <text:p>0.0881</text:p>
          </table:table-cell>
          <table:table-cell table:formula="of:=+[.A140]-[.A139]" office:value-type="float" office:value="498">
            <text:p>498.0000</text:p>
          </table:table-cell>
          <table:table-cell table:formula="of:=([.A140]-[.$A$2])/1000" office:value-type="float" office:value="72.262">
            <text:p>72.2620</text:p>
          </table:table-cell>
          <table:table-cell table:formula="of:=SQRT([.B140]*[.B140]+[.C140]*[.C140]+[.D140]*[.D141])" office:value-type="float" office:value="0.991156575633676">
            <text:p>0.9912</text:p>
          </table:table-cell>
          <table:table-cell table:formula="of:=ABS([.H140]-[.H139])" office:value-type="float" office:value="0.0529380881742506">
            <text:p>0.0529</text:p>
          </table:table-cell>
          <table:table-cell table:formula="of:=SUM([.I139];[.I140])/COUNT([.$I$2];[.I140])" office:value-type="float" office:value="0.0561119099236849">
            <text:p>0.0561</text:p>
          </table:table-cell>
        </table:table-row>
        <table:table-row table:style-name="ro1">
          <table:table-cell office:value-type="float" office:value="63428298480954">
            <text:p>63428298480954</text:p>
          </table:table-cell>
          <table:table-cell table:style-name="ce2" office:value-type="float" office:value="0.18359375">
            <text:p>0.1836</text:p>
          </table:table-cell>
          <table:table-cell table:style-name="ce2" office:value-type="float" office:value="-0.18359375">
            <text:p>-0.1836</text:p>
          </table:table-cell>
          <table:table-cell table:style-name="ce2" office:value-type="float" office:value="0.9453125">
            <text:p>0.9453</text:p>
          </table:table-cell>
          <table:table-cell table:style-name="ce3" office:value-type="float" office:value="0.0916013684307038">
            <text:p>0.0916</text:p>
          </table:table-cell>
          <table:table-cell table:formula="of:=+[.A141]-[.A140]" office:value-type="float" office:value="505">
            <text:p>505.0000</text:p>
          </table:table-cell>
          <table:table-cell table:formula="of:=([.A141]-[.$A$2])/1000" office:value-type="float" office:value="72.767">
            <text:p>72.7670</text:p>
          </table:table-cell>
          <table:table-cell table:formula="of:=SQRT([.B141]*[.B141]+[.C141]*[.C141]+[.D141]*[.D142])" office:value-type="float" office:value="1.04769091339001">
            <text:p>1.0477</text:p>
          </table:table-cell>
          <table:table-cell table:formula="of:=ABS([.H141]-[.H140])" office:value-type="float" office:value="0.0565343377563371">
            <text:p>0.0565</text:p>
          </table:table-cell>
          <table:table-cell table:formula="of:=SUM([.I140];[.I141])/COUNT([.$I$2];[.I141])" office:value-type="float" office:value="0.0547362129652939">
            <text:p>0.0547</text:p>
          </table:table-cell>
        </table:table-row>
        <table:table-row table:style-name="ro1">
          <table:table-cell office:value-type="float" office:value="63428298481454">
            <text:p>63428298481454</text:p>
          </table:table-cell>
          <table:table-cell table:style-name="ce2" office:value-type="float" office:value="0.19140625">
            <text:p>0.1914</text:p>
          </table:table-cell>
          <table:table-cell table:style-name="ce2" office:value-type="float" office:value="-0.203125">
            <text:p>-0.2031</text:p>
          </table:table-cell>
          <table:table-cell table:style-name="ce2" office:value-type="float" office:value="1.08984375">
            <text:p>1.0898</text:p>
          </table:table-cell>
          <table:table-cell table:style-name="ce3" office:value-type="float" office:value="0.0530913021197605">
            <text:p>0.0531</text:p>
          </table:table-cell>
          <table:table-cell table:formula="of:=+[.A142]-[.A141]" office:value-type="float" office:value="500">
            <text:p>500.0000</text:p>
          </table:table-cell>
          <table:table-cell table:formula="of:=([.A142]-[.$A$2])/1000" office:value-type="float" office:value="73.267">
            <text:p>73.2670</text:p>
          </table:table-cell>
          <table:table-cell table:formula="of:=SQRT([.B142]*[.B142]+[.C142]*[.C142]+[.D142]*[.D143])" office:value-type="float" office:value="0.476338318172468">
            <text:p>0.4763</text:p>
          </table:table-cell>
          <table:table-cell table:formula="of:=ABS([.H142]-[.H141])" office:value-type="float" office:value="0.571352595217546">
            <text:p>0.5714</text:p>
          </table:table-cell>
          <table:table-cell table:formula="of:=SUM([.I141];[.I142])/COUNT([.$I$2];[.I142])" office:value-type="float" office:value="0.313943466486941">
            <text:p>0.3139</text:p>
          </table:table-cell>
        </table:table-row>
        <table:table-row table:style-name="ro1">
          <table:table-cell office:value-type="float" office:value="63428298481957">
            <text:p>63428298481957</text:p>
          </table:table-cell>
          <table:table-cell table:style-name="ce2" office:value-type="float" office:value="0.11328125">
            <text:p>0.1133</text:p>
          </table:table-cell>
          <table:table-cell table:style-name="ce2" office:value-type="float" office:value="-0.0078125">
            <text:p>-0.0078</text:p>
          </table:table-cell>
          <table:table-cell table:style-name="ce2" office:value-type="float" office:value="0.13671875">
            <text:p>0.1367</text:p>
          </table:table-cell>
          <table:table-cell table:style-name="ce3" office:value-type="float" office:value="0.894198617946576">
            <text:p>0.8942</text:p>
          </table:table-cell>
          <table:table-cell table:formula="of:=+[.A143]-[.A142]" office:value-type="float" office:value="503">
            <text:p>503.0000</text:p>
          </table:table-cell>
          <table:table-cell table:formula="of:=([.A143]-[.$A$2])/1000" office:value-type="float" office:value="73.77">
            <text:p>73.7700</text:p>
          </table:table-cell>
          <table:table-cell table:formula="of:=SQRT([.B143]*[.B143]+[.C143]*[.C143]+[.D143]*[.D144])" office:value-type="float" office:value="0.311031706834287">
            <text:p>0.3110</text:p>
          </table:table-cell>
          <table:table-cell table:formula="of:=ABS([.H143]-[.H142])" office:value-type="float" office:value="0.16530661133818">
            <text:p>0.1653</text:p>
          </table:table-cell>
          <table:table-cell table:formula="of:=SUM([.I142];[.I143])/COUNT([.$I$2];[.I143])" office:value-type="float" office:value="0.368329603277863">
            <text:p>0.3683</text:p>
          </table:table-cell>
        </table:table-row>
        <table:table-row table:style-name="ro1">
          <table:table-cell office:value-type="float" office:value="63428298482457">
            <text:p>63428298482457</text:p>
          </table:table-cell>
          <table:table-cell table:style-name="ce2" office:value-type="float" office:value="0.16796875">
            <text:p>0.1680</text:p>
          </table:table-cell>
          <table:table-cell table:style-name="ce2" office:value-type="float" office:value="-0.140625">
            <text:p>-0.1406</text:p>
          </table:table-cell>
          <table:table-cell table:style-name="ce2" office:value-type="float" office:value="0.61328125">
            <text:p>0.6133</text:p>
          </table:table-cell>
          <table:table-cell table:style-name="ce3" office:value-type="float" office:value="0.420690518080307">
            <text:p>0.4207</text:p>
          </table:table-cell>
          <table:table-cell table:formula="of:=+[.A144]-[.A143]" office:value-type="float" office:value="500">
            <text:p>500.0000</text:p>
          </table:table-cell>
          <table:table-cell table:formula="of:=([.A144]-[.$A$2])/1000" office:value-type="float" office:value="74.27">
            <text:p>74.2700</text:p>
          </table:table-cell>
          <table:table-cell table:formula="of:=SQRT([.B144]*[.B144]+[.C144]*[.C144]+[.D144]*[.D145])" office:value-type="float" office:value="0.730959477544754">
            <text:p>0.7310</text:p>
          </table:table-cell>
          <table:table-cell table:formula="of:=ABS([.H144]-[.H143])" office:value-type="float" office:value="0.419927770710467">
            <text:p>0.4199</text:p>
          </table:table-cell>
          <table:table-cell table:formula="of:=SUM([.I143];[.I144])/COUNT([.$I$2];[.I144])" office:value-type="float" office:value="0.292617191024324">
            <text:p>0.2926</text:p>
          </table:table-cell>
        </table:table-row>
        <table:table-row table:style-name="ro1">
          <table:table-cell office:value-type="float" office:value="63428298483012">
            <text:p>63428298483012</text:p>
          </table:table-cell>
          <table:table-cell table:style-name="ce2" office:value-type="float" office:value="0.17578125">
            <text:p>0.1758</text:p>
          </table:table-cell>
          <table:table-cell table:style-name="ce2" office:value-type="float" office:value="-0.23046875">
            <text:p>-0.2305</text:p>
          </table:table-cell>
          <table:table-cell table:style-name="ce2" office:value-type="float" office:value="0.79296875">
            <text:p>0.7930</text:p>
          </table:table-cell>
          <table:table-cell table:style-name="ce3" office:value-type="float" office:value="0.227638937243405">
            <text:p>0.2276</text:p>
          </table:table-cell>
          <table:table-cell table:formula="of:=+[.A145]-[.A144]" office:value-type="float" office:value="555">
            <text:p>555.0000</text:p>
          </table:table-cell>
          <table:table-cell table:formula="of:=([.A145]-[.$A$2])/1000" office:value-type="float" office:value="74.825">
            <text:p>74.8250</text:p>
          </table:table-cell>
          <table:table-cell table:formula="of:=SQRT([.B145]*[.B145]+[.C145]*[.C145]+[.D145]*[.D146])" office:value-type="float" office:value="0.880207370253418">
            <text:p>0.8802</text:p>
          </table:table-cell>
          <table:table-cell table:formula="of:=ABS([.H145]-[.H144])" office:value-type="float" office:value="0.149247892708664">
            <text:p>0.1492</text:p>
          </table:table-cell>
          <table:table-cell table:formula="of:=SUM([.I144];[.I145])/COUNT([.$I$2];[.I145])" office:value-type="float" office:value="0.284587831709565">
            <text:p>0.2846</text:p>
          </table:table-cell>
        </table:table-row>
        <table:table-row table:style-name="ro1">
          <table:table-cell office:value-type="float" office:value="63428298483462">
            <text:p>63428298483462</text:p>
          </table:table-cell>
          <table:table-cell table:style-name="ce2" office:value-type="float" office:value="0.203125">
            <text:p>0.2031</text:p>
          </table:table-cell>
          <table:table-cell table:style-name="ce2" office:value-type="float" office:value="-0.27734375">
            <text:p>-0.2773</text:p>
          </table:table-cell>
          <table:table-cell table:style-name="ce2" office:value-type="float" office:value="0.87109375">
            <text:p>0.8711</text:p>
          </table:table-cell>
          <table:table-cell table:style-name="ce3" office:value-type="float" office:value="0.135448213166204">
            <text:p>0.1354</text:p>
          </table:table-cell>
          <table:table-cell table:formula="of:=+[.A146]-[.A145]" office:value-type="float" office:value="450">
            <text:p>450.0000</text:p>
          </table:table-cell>
          <table:table-cell table:formula="of:=([.A146]-[.$A$2])/1000" office:value-type="float" office:value="75.275">
            <text:p>75.2750</text:p>
          </table:table-cell>
          <table:table-cell table:formula="of:=SQRT([.B146]*[.B146]+[.C146]*[.C146]+[.D146]*[.D147])" office:value-type="float" office:value="0.95802722409615">
            <text:p>0.9580</text:p>
          </table:table-cell>
          <table:table-cell table:formula="of:=ABS([.H146]-[.H145])" office:value-type="float" office:value="0.0778198538427323">
            <text:p>0.0778</text:p>
          </table:table-cell>
          <table:table-cell table:formula="of:=SUM([.I145];[.I146])/COUNT([.$I$2];[.I146])" office:value-type="float" office:value="0.113533873275698">
            <text:p>0.1135</text:p>
          </table:table-cell>
        </table:table-row>
        <table:table-row table:style-name="ro1">
          <table:table-cell office:value-type="float" office:value="63428298483964">
            <text:p>63428298483964</text:p>
          </table:table-cell>
          <table:table-cell table:style-name="ce2" office:value-type="float" office:value="0.21875">
            <text:p>0.2188</text:p>
          </table:table-cell>
          <table:table-cell table:style-name="ce2" office:value-type="float" office:value="-0.31640625">
            <text:p>-0.3164</text:p>
          </table:table-cell>
          <table:table-cell table:style-name="ce2" office:value-type="float" office:value="0.91796875">
            <text:p>0.9180</text:p>
          </table:table-cell>
          <table:table-cell table:style-name="ce3" office:value-type="float" office:value="0.0766177331372353">
            <text:p>0.0766</text:p>
          </table:table-cell>
          <table:table-cell table:formula="of:=+[.A147]-[.A146]" office:value-type="float" office:value="502">
            <text:p>502.0000</text:p>
          </table:table-cell>
          <table:table-cell table:formula="of:=([.A147]-[.$A$2])/1000" office:value-type="float" office:value="75.777">
            <text:p>75.7770</text:p>
          </table:table-cell>
          <table:table-cell table:formula="of:=SQRT([.B147]*[.B147]+[.C147]*[.C147]+[.D147]*[.D148])" office:value-type="float" office:value="0.993501528980171">
            <text:p>0.9935</text:p>
          </table:table-cell>
          <table:table-cell table:formula="of:=ABS([.H147]-[.H146])" office:value-type="float" office:value="0.0354743048840208">
            <text:p>0.0355</text:p>
          </table:table-cell>
          <table:table-cell table:formula="of:=SUM([.I146];[.I147])/COUNT([.$I$2];[.I147])" office:value-type="float" office:value="0.0566470793633765">
            <text:p>0.0566</text:p>
          </table:table-cell>
        </table:table-row>
        <table:table-row table:style-name="ro1">
          <table:table-cell office:value-type="float" office:value="63428298484466">
            <text:p>63428298484466</text:p>
          </table:table-cell>
          <table:table-cell table:style-name="ce2" office:value-type="float" office:value="0.22265625">
            <text:p>0.2227</text:p>
          </table:table-cell>
          <table:table-cell table:style-name="ce2" office:value-type="float" office:value="-0.34375">
            <text:p>-0.3438</text:p>
          </table:table-cell>
          <table:table-cell table:style-name="ce2" office:value-type="float" office:value="0.9140625">
            <text:p>0.9141</text:p>
          </table:table-cell>
          <table:table-cell table:style-name="ce3" office:value-type="float" office:value="0.0702985184016609">
            <text:p>0.0703</text:p>
          </table:table-cell>
          <table:table-cell table:formula="of:=+[.A148]-[.A147]" office:value-type="float" office:value="502">
            <text:p>502.0000</text:p>
          </table:table-cell>
          <table:table-cell table:formula="of:=([.A148]-[.$A$2])/1000" office:value-type="float" office:value="76.279">
            <text:p>76.2790</text:p>
          </table:table-cell>
          <table:table-cell table:formula="of:=SQRT([.B148]*[.B148]+[.C148]*[.C148]+[.D148]*[.D149])" office:value-type="float" office:value="1.00695669817137">
            <text:p>1.0070</text:p>
          </table:table-cell>
          <table:table-cell table:formula="of:=ABS([.H148]-[.H147])" office:value-type="float" office:value="0.013455169191199">
            <text:p>0.0135</text:p>
          </table:table-cell>
          <table:table-cell table:formula="of:=SUM([.I147];[.I148])/COUNT([.$I$2];[.I148])" office:value-type="float" office:value="0.0244647370376099">
            <text:p>0.0245</text:p>
          </table:table-cell>
        </table:table-row>
        <table:table-row table:style-name="ro1">
          <table:table-cell office:value-type="float" office:value="63428298484982">
            <text:p>63428298484982</text:p>
          </table:table-cell>
          <table:table-cell table:style-name="ce2" office:value-type="float" office:value="0.2265625">
            <text:p>0.2266</text:p>
          </table:table-cell>
          <table:table-cell table:style-name="ce2" office:value-type="float" office:value="-0.35546875">
            <text:p>-0.3555</text:p>
          </table:table-cell>
          <table:table-cell table:style-name="ce2" office:value-type="float" office:value="0.92578125">
            <text:p>0.9258</text:p>
          </table:table-cell>
          <table:table-cell table:style-name="ce3" office:value-type="float" office:value="0.0546909593062466">
            <text:p>0.0547</text:p>
          </table:table-cell>
          <table:table-cell table:formula="of:=+[.A149]-[.A148]" office:value-type="float" office:value="516">
            <text:p>516.0000</text:p>
          </table:table-cell>
          <table:table-cell table:formula="of:=([.A149]-[.$A$2])/1000" office:value-type="float" office:value="76.795">
            <text:p>76.7950</text:p>
          </table:table-cell>
          <table:table-cell table:formula="of:=SQRT([.B149]*[.B149]+[.C149]*[.C149]+[.D149]*[.D150])" office:value-type="float" office:value="1.02078018569132">
            <text:p>1.0208</text:p>
          </table:table-cell>
          <table:table-cell table:formula="of:=ABS([.H149]-[.H148])" office:value-type="float" office:value="0.0138234875199472">
            <text:p>0.0138</text:p>
          </table:table-cell>
          <table:table-cell table:formula="of:=SUM([.I148];[.I149])/COUNT([.$I$2];[.I149])" office:value-type="float" office:value="0.0136393283555731">
            <text:p>0.0136</text:p>
          </table:table-cell>
        </table:table-row>
        <table:table-row table:style-name="ro1">
          <table:table-cell office:value-type="float" office:value="63428298485469">
            <text:p>63428298485469</text:p>
          </table:table-cell>
          <table:table-cell table:style-name="ce2" office:value-type="float" office:value="0.2265625">
            <text:p>0.2266</text:p>
          </table:table-cell>
          <table:table-cell table:style-name="ce2" office:value-type="float" office:value="-0.35546875">
            <text:p>-0.3555</text:p>
          </table:table-cell>
          <table:table-cell table:style-name="ce2" office:value-type="float" office:value="0.93359375">
            <text:p>0.9336</text:p>
          </table:table-cell>
          <table:table-cell table:style-name="ce3" office:value-type="float" office:value="0.0475756944851811">
            <text:p>0.0476</text:p>
          </table:table-cell>
          <table:table-cell table:formula="of:=+[.A150]-[.A149]" office:value-type="float" office:value="487">
            <text:p>487.0000</text:p>
          </table:table-cell>
          <table:table-cell table:formula="of:=([.A150]-[.$A$2])/1000" office:value-type="float" office:value="77.282">
            <text:p>77.2820</text:p>
          </table:table-cell>
          <table:table-cell table:formula="of:=SQRT([.B150]*[.B150]+[.C150]*[.C150]+[.D150]*[.D151])" office:value-type="float" office:value="0.800523967815377">
            <text:p>0.8005</text:p>
          </table:table-cell>
          <table:table-cell table:formula="of:=ABS([.H150]-[.H149])" office:value-type="float" office:value="0.22025621787594">
            <text:p>0.2203</text:p>
          </table:table-cell>
          <table:table-cell table:formula="of:=SUM([.I149];[.I150])/COUNT([.$I$2];[.I150])" office:value-type="float" office:value="0.117039852697944">
            <text:p>0.1170</text:p>
          </table:table-cell>
        </table:table-row>
        <table:table-row table:style-name="ro1">
          <table:table-cell office:value-type="float" office:value="63428298486028">
            <text:p>63428298486028</text:p>
          </table:table-cell>
          <table:table-cell table:style-name="ce2" office:value-type="float" office:value="0.1171875">
            <text:p>0.1172</text:p>
          </table:table-cell>
          <table:table-cell table:style-name="ce2" office:value-type="float" office:value="-0.64453125">
            <text:p>-0.6445</text:p>
          </table:table-cell>
          <table:table-cell table:style-name="ce2" office:value-type="float" office:value="0.49609375">
            <text:p>0.4961</text:p>
          </table:table-cell>
          <table:table-cell table:style-name="ce3" office:value-type="float" office:value="0.250178717734719">
            <text:p>0.2502</text:p>
          </table:table-cell>
          <table:table-cell table:formula="of:=+[.A151]-[.A150]" office:value-type="float" office:value="559">
            <text:p>559.0000</text:p>
          </table:table-cell>
          <table:table-cell table:formula="of:=([.A151]-[.$A$2])/1000" office:value-type="float" office:value="77.841">
            <text:p>77.8410</text:p>
          </table:table-cell>
          <table:table-cell table:formula="of:=SQRT([.B151]*[.B151]+[.C151]*[.C151]+[.D151]*[.D152])" office:value-type="float" office:value="0.889682203839171">
            <text:p>0.8897</text:p>
          </table:table-cell>
          <table:table-cell table:formula="of:=ABS([.H151]-[.H150])" office:value-type="float" office:value="0.0891582360237942">
            <text:p>0.0892</text:p>
          </table:table-cell>
          <table:table-cell table:formula="of:=SUM([.I150];[.I151])/COUNT([.$I$2];[.I151])" office:value-type="float" office:value="0.154707226949867">
            <text:p>0.1547</text:p>
          </table:table-cell>
        </table:table-row>
        <table:table-row table:style-name="ro1">
          <table:table-cell office:value-type="float" office:value="63428298486519">
            <text:p>63428298486519</text:p>
          </table:table-cell>
          <table:table-cell table:style-name="ce2" office:value-type="float" office:value="0.1953125">
            <text:p>0.1953</text:p>
          </table:table-cell>
          <table:table-cell table:style-name="ce2" office:value-type="float" office:value="-0.4140625">
            <text:p>-0.4141</text:p>
          </table:table-cell>
          <table:table-cell table:style-name="ce2" office:value-type="float" office:value="0.73046875">
            <text:p>0.7305</text:p>
          </table:table-cell>
          <table:table-cell table:style-name="ce3" office:value-type="float" office:value="0.209843772112862">
            <text:p>0.2098</text:p>
          </table:table-cell>
          <table:table-cell table:formula="of:=+[.A152]-[.A151]" office:value-type="float" office:value="491">
            <text:p>491.0000</text:p>
          </table:table-cell>
          <table:table-cell table:formula="of:=([.A152]-[.$A$2])/1000" office:value-type="float" office:value="78.332">
            <text:p>78.3320</text:p>
          </table:table-cell>
          <table:table-cell table:formula="of:=SQRT([.B152]*[.B152]+[.C152]*[.C152]+[.D152]*[.D153])" office:value-type="float" office:value="0.910374169190717">
            <text:p>0.9104</text:p>
          </table:table-cell>
          <table:table-cell table:formula="of:=ABS([.H152]-[.H151])" office:value-type="float" office:value="0.0206919653515452">
            <text:p>0.0207</text:p>
          </table:table-cell>
          <table:table-cell table:formula="of:=SUM([.I151];[.I152])/COUNT([.$I$2];[.I152])" office:value-type="float" office:value="0.0549251006876697">
            <text:p>0.0549</text:p>
          </table:table-cell>
        </table:table-row>
        <table:table-row table:style-name="ro1">
          <table:table-cell office:value-type="float" office:value="63428298487017">
            <text:p>63428298487017</text:p>
          </table:table-cell>
          <table:table-cell table:style-name="ce2" office:value-type="float" office:value="0.2109375">
            <text:p>0.2109</text:p>
          </table:table-cell>
          <table:table-cell table:style-name="ce2" office:value-type="float" office:value="-0.36328125">
            <text:p>-0.3633</text:p>
          </table:table-cell>
          <table:table-cell table:style-name="ce2" office:value-type="float" office:value="0.84765625">
            <text:p>0.8477</text:p>
          </table:table-cell>
          <table:table-cell table:style-name="ce3" office:value-type="float" office:value="0.125883671217966">
            <text:p>0.1259</text:p>
          </table:table-cell>
          <table:table-cell table:formula="of:=+[.A153]-[.A152]" office:value-type="float" office:value="498">
            <text:p>498.0000</text:p>
          </table:table-cell>
          <table:table-cell table:formula="of:=([.A153]-[.$A$2])/1000" office:value-type="float" office:value="78.83">
            <text:p>78.8300</text:p>
          </table:table-cell>
          <table:table-cell table:formula="of:=SQRT([.B153]*[.B153]+[.C153]*[.C153]+[.D153]*[.D154])" office:value-type="float" office:value="0.968521583454487">
            <text:p>0.9685</text:p>
          </table:table-cell>
          <table:table-cell table:formula="of:=ABS([.H153]-[.H152])" office:value-type="float" office:value="0.0581474142637708">
            <text:p>0.0581</text:p>
          </table:table-cell>
          <table:table-cell table:formula="of:=SUM([.I152];[.I153])/COUNT([.$I$2];[.I153])" office:value-type="float" office:value="0.039419689807658">
            <text:p>0.0394</text:p>
          </table:table-cell>
        </table:table-row>
        <table:table-row table:style-name="ro1">
          <table:table-cell office:value-type="float" office:value="63428298487520">
            <text:p>63428298487520</text:p>
          </table:table-cell>
          <table:table-cell table:style-name="ce2" office:value-type="float" office:value="0.23046875">
            <text:p>0.2305</text:p>
          </table:table-cell>
          <table:table-cell table:style-name="ce2" office:value-type="float" office:value="-0.37109375">
            <text:p>-0.3711</text:p>
          </table:table-cell>
          <table:table-cell table:style-name="ce2" office:value-type="float" office:value="0.8984375">
            <text:p>0.8984</text:p>
          </table:table-cell>
          <table:table-cell table:style-name="ce3" office:value-type="float" office:value="0.0729145747987687">
            <text:p>0.0729</text:p>
          </table:table-cell>
          <table:table-cell table:formula="of:=+[.A154]-[.A153]" office:value-type="float" office:value="503">
            <text:p>503.0000</text:p>
          </table:table-cell>
          <table:table-cell table:formula="of:=([.A154]-[.$A$2])/1000" office:value-type="float" office:value="79.333">
            <text:p>79.3330</text:p>
          </table:table-cell>
          <table:table-cell table:formula="of:=SQRT([.B154]*[.B154]+[.C154]*[.C154]+[.D154]*[.D155])" office:value-type="float" office:value="1.0503818362639">
            <text:p>1.0504</text:p>
          </table:table-cell>
          <table:table-cell table:formula="of:=ABS([.H154]-[.H153])" office:value-type="float" office:value="0.0818602528094139">
            <text:p>0.0819</text:p>
          </table:table-cell>
          <table:table-cell table:formula="of:=SUM([.I153];[.I154])/COUNT([.$I$2];[.I154])" office:value-type="float" office:value="0.0700038335365923">
            <text:p>0.0700</text:p>
          </table:table-cell>
        </table:table-row>
        <table:table-row table:style-name="ro1">
          <table:table-cell office:value-type="float" office:value="63428298488020">
            <text:p>63428298488020</text:p>
          </table:table-cell>
          <table:table-cell table:style-name="ce2" office:value-type="float" office:value="0.1875">
            <text:p>0.1875</text:p>
          </table:table-cell>
          <table:table-cell table:style-name="ce2" office:value-type="float" office:value="-0.19140625">
            <text:p>-0.1914</text:p>
          </table:table-cell>
          <table:table-cell table:style-name="ce2" office:value-type="float" office:value="1.015625">
            <text:p>1.0156</text:p>
          </table:table-cell>
          <table:table-cell table:style-name="ce3" office:value-type="float" office:value="0.021547688376397">
            <text:p>0.0215</text:p>
          </table:table-cell>
          <table:table-cell table:formula="of:=+[.A155]-[.A154]" office:value-type="float" office:value="500">
            <text:p>500.0000</text:p>
          </table:table-cell>
          <table:table-cell table:formula="of:=([.A155]-[.$A$2])/1000" office:value-type="float" office:value="79.833">
            <text:p>79.8330</text:p>
          </table:table-cell>
          <table:table-cell table:formula="of:=SQRT([.B155]*[.B155]+[.C155]*[.C155]+[.D155]*[.D156])" office:value-type="float" office:value="1.04659073799244">
            <text:p>1.0466</text:p>
          </table:table-cell>
          <table:table-cell table:formula="of:=ABS([.H155]-[.H154])" office:value-type="float" office:value="0.00379109827146018">
            <text:p>0.0038</text:p>
          </table:table-cell>
          <table:table-cell table:formula="of:=SUM([.I154];[.I155])/COUNT([.$I$2];[.I155])" office:value-type="float" office:value="0.042825675540437">
            <text:p>0.0428</text:p>
          </table:table-cell>
        </table:table-row>
        <table:table-row table:style-name="ro1">
          <table:table-cell office:value-type="float" office:value="63428298488519">
            <text:p>63428298488519</text:p>
          </table:table-cell>
          <table:table-cell table:style-name="ce2" office:value-type="float" office:value="0.03515625">
            <text:p>0.0352</text:p>
          </table:table-cell>
          <table:table-cell table:style-name="ce2" office:value-type="float" office:value="-0.13671875">
            <text:p>-0.1367</text:p>
          </table:table-cell>
          <table:table-cell table:style-name="ce2" office:value-type="float" office:value="1.0078125">
            <text:p>1.0078</text:p>
          </table:table-cell>
          <table:table-cell table:style-name="ce3" office:value-type="float" office:value="0.082652934273412">
            <text:p>0.0827</text:p>
          </table:table-cell>
          <table:table-cell table:formula="of:=+[.A156]-[.A155]" office:value-type="float" office:value="499">
            <text:p>499.0000</text:p>
          </table:table-cell>
          <table:table-cell table:formula="of:=([.A156]-[.$A$2])/1000" office:value-type="float" office:value="80.332">
            <text:p>80.3320</text:p>
          </table:table-cell>
          <table:table-cell table:formula="of:=SQRT([.B156]*[.B156]+[.C156]*[.C156]+[.D156]*[.D157])" office:value-type="float" office:value="1.0234375">
            <text:p>1.0234</text:p>
          </table:table-cell>
          <table:table-cell table:formula="of:=ABS([.H156]-[.H155])" office:value-type="float" office:value="0.0231532379924411">
            <text:p>0.0232</text:p>
          </table:table-cell>
          <table:table-cell table:formula="of:=SUM([.I155];[.I156])/COUNT([.$I$2];[.I156])" office:value-type="float" office:value="0.0134721681319506">
            <text:p>0.0135</text:p>
          </table:table-cell>
        </table:table-row>
        <table:table-row table:style-name="ro1">
          <table:table-cell office:value-type="float" office:value="63428298489022">
            <text:p>63428298489022</text:p>
          </table:table-cell>
          <table:table-cell table:style-name="ce2" office:value-type="float" office:value="-0.0078125">
            <text:p>-0.0078</text:p>
          </table:table-cell>
          <table:table-cell table:style-name="ce2" office:value-type="float" office:value="-0.10546875">
            <text:p>-0.1055</text:p>
          </table:table-cell>
          <table:table-cell table:style-name="ce2" office:value-type="float" office:value="1.01953125">
            <text:p>1.0195</text:p>
          </table:table-cell>
          <table:table-cell table:style-name="ce3" office:value-type="float" office:value="0.0670780953554185">
            <text:p>0.0671</text:p>
          </table:table-cell>
          <table:table-cell table:formula="of:=+[.A157]-[.A156]" office:value-type="float" office:value="503">
            <text:p>503.0000</text:p>
          </table:table-cell>
          <table:table-cell table:formula="of:=([.A157]-[.$A$2])/1000" office:value-type="float" office:value="80.835">
            <text:p>80.8350</text:p>
          </table:table-cell>
          <table:table-cell table:formula="of:=SQRT([.B157]*[.B157]+[.C157]*[.C157]+[.D157]*[.D158])" office:value-type="float" office:value="1.01720130078963">
            <text:p>1.0172</text:p>
          </table:table-cell>
          <table:table-cell table:formula="of:=ABS([.H157]-[.H156])" office:value-type="float" office:value="0.00623619921036522">
            <text:p>0.0062</text:p>
          </table:table-cell>
          <table:table-cell table:formula="of:=SUM([.I156];[.I157])/COUNT([.$I$2];[.I157])" office:value-type="float" office:value="0.0146947186014031">
            <text:p>0.0147</text:p>
          </table:table-cell>
        </table:table-row>
        <table:table-row table:style-name="ro1">
          <table:table-cell office:value-type="float" office:value="63428298489523">
            <text:p>63428298489523</text:p>
          </table:table-cell>
          <table:table-cell table:style-name="ce2" office:value-type="float" office:value="-0.03515625">
            <text:p>-0.0352</text:p>
          </table:table-cell>
          <table:table-cell table:style-name="ce2" office:value-type="float" office:value="-0.09375">
            <text:p>-0.0938</text:p>
          </table:table-cell>
          <table:table-cell table:style-name="ce2" office:value-type="float" office:value="1.00390625">
            <text:p>1.0039</text:p>
          </table:table-cell>
          <table:table-cell table:style-name="ce3" office:value-type="float" office:value="0.0695170230607496">
            <text:p>0.0695</text:p>
          </table:table-cell>
          <table:table-cell table:formula="of:=+[.A158]-[.A157]" office:value-type="float" office:value="501">
            <text:p>501.0000</text:p>
          </table:table-cell>
          <table:table-cell table:formula="of:=([.A158]-[.$A$2])/1000" office:value-type="float" office:value="81.336">
            <text:p>81.3360</text:p>
          </table:table-cell>
          <table:table-cell table:formula="of:=SQRT([.B158]*[.B158]+[.C158]*[.C158]+[.D158]*[.D159])" office:value-type="float" office:value="1.01082851759939">
            <text:p>1.0108</text:p>
          </table:table-cell>
          <table:table-cell table:formula="of:=ABS([.H158]-[.H157])" office:value-type="float" office:value="0.00637278319024115">
            <text:p>0.0064</text:p>
          </table:table-cell>
          <table:table-cell table:formula="of:=SUM([.I157];[.I158])/COUNT([.$I$2];[.I158])" office:value-type="float" office:value="0.00630449120030319">
            <text:p>0.0063</text:p>
          </table:table-cell>
        </table:table-row>
        <table:table-row table:style-name="ro1">
          <table:table-cell office:value-type="float" office:value="63428298490025">
            <text:p>63428298490025</text:p>
          </table:table-cell>
          <table:table-cell table:style-name="ce2" office:value-type="float" office:value="-0.04296875">
            <text:p>-0.0430</text:p>
          </table:table-cell>
          <table:table-cell table:style-name="ce2" office:value-type="float" office:value="-0.09375">
            <text:p>-0.0938</text:p>
          </table:table-cell>
          <table:table-cell table:style-name="ce2" office:value-type="float" office:value="1.0078125">
            <text:p>1.0078</text:p>
          </table:table-cell>
          <table:table-cell table:style-name="ce3" office:value-type="float" office:value="0.00319560350072456">
            <text:p>0.0032</text:p>
          </table:table-cell>
          <table:table-cell table:formula="of:=+[.A159]-[.A158]" office:value-type="float" office:value="502">
            <text:p>502.0000</text:p>
          </table:table-cell>
          <table:table-cell table:formula="of:=([.A159]-[.$A$2])/1000" office:value-type="float" office:value="81.838">
            <text:p>81.8380</text:p>
          </table:table-cell>
          <table:table-cell table:formula="of:=SQRT([.B159]*[.B159]+[.C159]*[.C159]+[.D159]*[.D160])" office:value-type="float" office:value="1.01307522481443">
            <text:p>1.0131</text:p>
          </table:table-cell>
          <table:table-cell table:formula="of:=ABS([.H159]-[.H158])" office:value-type="float" office:value="0.00224670721503872">
            <text:p>0.0022</text:p>
          </table:table-cell>
          <table:table-cell table:formula="of:=SUM([.I158];[.I159])/COUNT([.$I$2];[.I159])" office:value-type="float" office:value="0.00430974520263994">
            <text:p>0.0043</text:p>
          </table:table-cell>
        </table:table-row>
        <table:table-row table:style-name="ro1">
          <table:table-cell office:value-type="float" office:value="63428298490527">
            <text:p>63428298490527</text:p>
          </table:table-cell>
          <table:table-cell table:style-name="ce2" office:value-type="float" office:value="-0.05078125">
            <text:p>-0.0508</text:p>
          </table:table-cell>
          <table:table-cell table:style-name="ce2" office:value-type="float" office:value="-0.09765625">
            <text:p>-0.0977</text:p>
          </table:table-cell>
          <table:table-cell table:style-name="ce2" office:value-type="float" office:value="1.0078125">
            <text:p>1.0078</text:p>
          </table:table-cell>
          <table:table-cell table:style-name="ce3" office:value-type="float" office:value="0.0300041653395884">
            <text:p>0.0300</text:p>
          </table:table-cell>
          <table:table-cell table:formula="of:=+[.A160]-[.A159]" office:value-type="float" office:value="502">
            <text:p>502.0000</text:p>
          </table:table-cell>
          <table:table-cell table:formula="of:=([.A160]-[.$A$2])/1000" office:value-type="float" office:value="82.34">
            <text:p>82.3400</text:p>
          </table:table-cell>
          <table:table-cell table:formula="of:=SQRT([.B160]*[.B160]+[.C160]*[.C160]+[.D160]*[.D161])" office:value-type="float" office:value="1.01380546145297">
            <text:p>1.0138</text:p>
          </table:table-cell>
          <table:table-cell table:formula="of:=ABS([.H160]-[.H159])" office:value-type="float" office:value="0.000730236638540438">
            <text:p>0.0007</text:p>
          </table:table-cell>
          <table:table-cell table:formula="of:=SUM([.I159];[.I160])/COUNT([.$I$2];[.I160])" office:value-type="float" office:value="0.00148847192678958">
            <text:p>0.0015</text:p>
          </table:table-cell>
        </table:table-row>
        <table:table-row table:style-name="ro1">
          <table:table-cell office:value-type="float" office:value="63428298491029">
            <text:p>63428298491029</text:p>
          </table:table-cell>
          <table:table-cell table:style-name="ce2" office:value-type="float" office:value="-0.05078125">
            <text:p>-0.0508</text:p>
          </table:table-cell>
          <table:table-cell table:style-name="ce2" office:value-type="float" office:value="-0.0859375">
            <text:p>-0.0859</text:p>
          </table:table-cell>
          <table:table-cell table:style-name="ce2" office:value-type="float" office:value="1.0078125">
            <text:p>1.0078</text:p>
          </table:table-cell>
          <table:table-cell table:style-name="ce3" office:value-type="float" office:value="0.0324229171263">
            <text:p>0.0324</text:p>
          </table:table-cell>
          <table:table-cell table:formula="of:=+[.A161]-[.A160]" office:value-type="float" office:value="502">
            <text:p>502.0000</text:p>
          </table:table-cell>
          <table:table-cell table:formula="of:=([.A161]-[.$A$2])/1000" office:value-type="float" office:value="82.842">
            <text:p>82.8420</text:p>
          </table:table-cell>
          <table:table-cell table:formula="of:=SQRT([.B161]*[.B161]+[.C161]*[.C161]+[.D161]*[.D162])" office:value-type="float" office:value="1.01274380986213">
            <text:p>1.0127</text:p>
          </table:table-cell>
          <table:table-cell table:formula="of:=ABS([.H161]-[.H160])" office:value-type="float" office:value="0.00106165159084259">
            <text:p>0.0011</text:p>
          </table:table-cell>
          <table:table-cell table:formula="of:=SUM([.I160];[.I161])/COUNT([.$I$2];[.I161])" office:value-type="float" office:value="0.000895944114691516">
            <text:p>0.0009</text:p>
          </table:table-cell>
        </table:table-row>
        <table:table-row table:style-name="ro1">
          <table:table-cell office:value-type="float" office:value="63428298491531">
            <text:p>63428298491531</text:p>
          </table:table-cell>
          <table:table-cell table:style-name="ce2" office:value-type="float" office:value="-0.05078125">
            <text:p>-0.0508</text:p>
          </table:table-cell>
          <table:table-cell table:style-name="ce2" office:value-type="float" office:value="-0.08984375">
            <text:p>-0.0898</text:p>
          </table:table-cell>
          <table:table-cell table:style-name="ce2" office:value-type="float" office:value="1.0078125">
            <text:p>1.0078</text:p>
          </table:table-cell>
          <table:table-cell table:style-name="ce3" office:value-type="float" office:value="0.111930807573872">
            <text:p>0.1119</text:p>
          </table:table-cell>
          <table:table-cell table:formula="of:=+[.A162]-[.A161]" office:value-type="float" office:value="502">
            <text:p>502.0000</text:p>
          </table:table-cell>
          <table:table-cell table:formula="of:=([.A162]-[.$A$2])/1000" office:value-type="float" office:value="83.344">
            <text:p>83.3440</text:p>
          </table:table-cell>
          <table:table-cell table:formula="of:=SQRT([.B162]*[.B162]+[.C162]*[.C162]+[.D162]*[.D163])" office:value-type="float" office:value="1.01696126036252">
            <text:p>1.0170</text:p>
          </table:table-cell>
          <table:table-cell table:formula="of:=ABS([.H162]-[.H161])" office:value-type="float" office:value="0.0042174505003898">
            <text:p>0.0042</text:p>
          </table:table-cell>
          <table:table-cell table:formula="of:=SUM([.I161];[.I162])/COUNT([.$I$2];[.I162])" office:value-type="float" office:value="0.0026395510456162">
            <text:p>0.0026</text:p>
          </table:table-cell>
        </table:table-row>
        <table:table-row table:style-name="ro1">
          <table:table-cell office:value-type="float" office:value="63428298492033">
            <text:p>63428298492033</text:p>
          </table:table-cell>
          <table:table-cell table:style-name="ce2" office:value-type="float" office:value="-0.05078125">
            <text:p>-0.0508</text:p>
          </table:table-cell>
          <table:table-cell table:style-name="ce2" office:value-type="float" office:value="-0.0859375">
            <text:p>-0.0859</text:p>
          </table:table-cell>
          <table:table-cell table:style-name="ce2" office:value-type="float" office:value="1.015625">
            <text:p>1.0156</text:p>
          </table:table-cell>
          <table:table-cell table:style-name="ce3" office:value-type="float" office:value="0.842794916083503">
            <text:p>0.8428</text:p>
          </table:table-cell>
          <table:table-cell table:formula="of:=+[.A163]-[.A162]" office:value-type="float" office:value="502">
            <text:p>502.0000</text:p>
          </table:table-cell>
          <table:table-cell table:formula="of:=([.A163]-[.$A$2])/1000" office:value-type="float" office:value="83.846">
            <text:p>83.8460</text:p>
          </table:table-cell>
          <table:table-cell table:formula="of:=SQRT([.B163]*[.B163]+[.C163]*[.C163]+[.D163]*[.D164])" office:value-type="float" office:value="1.01467052505435">
            <text:p>1.0147</text:p>
          </table:table-cell>
          <table:table-cell table:formula="of:=ABS([.H163]-[.H162])" office:value-type="float" office:value="0.00229073530817381">
            <text:p>0.0023</text:p>
          </table:table-cell>
          <table:table-cell table:formula="of:=SUM([.I162];[.I163])/COUNT([.$I$2];[.I163])" office:value-type="float" office:value="0.0032540929042818">
            <text:p>0.0033</text:p>
          </table:table-cell>
        </table:table-row>
        <table:table-row table:style-name="ro1">
          <table:table-cell office:value-type="float" office:value="63428298492536">
            <text:p>63428298492536</text:p>
          </table:table-cell>
          <table:table-cell table:style-name="ce2" office:value-type="float" office:value="-0.05078125">
            <text:p>-0.0508</text:p>
          </table:table-cell>
          <table:table-cell table:style-name="ce2" office:value-type="float" office:value="-0.09765625">
            <text:p>-0.0977</text:p>
          </table:table-cell>
          <table:table-cell table:style-name="ce2" office:value-type="float" office:value="1.00390625">
            <text:p>1.0039</text:p>
          </table:table-cell>
          <table:table-cell table:style-name="ce3" office:value-type="float" office:value="0.358690648637359">
            <text:p>0.3587</text:p>
          </table:table-cell>
          <table:table-cell table:formula="of:=+[.A164]-[.A163]" office:value-type="float" office:value="503">
            <text:p>503.0000</text:p>
          </table:table-cell>
          <table:table-cell table:formula="of:=([.A164]-[.$A$2])/1000" office:value-type="float" office:value="84.349">
            <text:p>84.3490</text:p>
          </table:table-cell>
          <table:table-cell table:formula="of:=SQRT([.B164]*[.B164]+[.C164]*[.C164]+[.D164]*[.D165])" office:value-type="float" office:value="1.00797903178371">
            <text:p>1.0080</text:p>
          </table:table-cell>
          <table:table-cell table:formula="of:=ABS([.H164]-[.H163])" office:value-type="float" office:value="0.00669149327063634">
            <text:p>0.0067</text:p>
          </table:table-cell>
          <table:table-cell table:formula="of:=SUM([.I163];[.I164])/COUNT([.$I$2];[.I164])" office:value-type="float" office:value="0.00449111428940507">
            <text:p>0.0045</text:p>
          </table:table-cell>
        </table:table-row>
        <table:table-row table:style-name="ro1">
          <table:table-cell office:value-type="float" office:value="63428298493037">
            <text:p>63428298493037</text:p>
          </table:table-cell>
          <table:table-cell table:style-name="ce2" office:value-type="float" office:value="-0.05078125">
            <text:p>-0.0508</text:p>
          </table:table-cell>
          <table:table-cell table:style-name="ce2" office:value-type="float" office:value="-0.09375">
            <text:p>-0.0938</text:p>
          </table:table-cell>
          <table:table-cell table:style-name="ce2" office:value-type="float" office:value="1">
            <text:p>1.0000</text:p>
          </table:table-cell>
          <table:table-cell table:style-name="ce3" office:value-type="float" office:value="0.161384512816001">
            <text:p>0.1614</text:p>
          </table:table-cell>
          <table:table-cell table:formula="of:=+[.A165]-[.A164]" office:value-type="float" office:value="501">
            <text:p>501.0000</text:p>
          </table:table-cell>
          <table:table-cell table:formula="of:=([.A165]-[.$A$2])/1000" office:value-type="float" office:value="84.85">
            <text:p>84.8500</text:p>
          </table:table-cell>
          <table:table-cell table:formula="of:=SQRT([.B165]*[.B165]+[.C165]*[.C165]+[.D165]*[.D166])" office:value-type="float" office:value="1.01147740847315">
            <text:p>1.0115</text:p>
          </table:table-cell>
          <table:table-cell table:formula="of:=ABS([.H165]-[.H164])" office:value-type="float" office:value="0.00349837668944164">
            <text:p>0.0035</text:p>
          </table:table-cell>
          <table:table-cell table:formula="of:=SUM([.I164];[.I165])/COUNT([.$I$2];[.I165])" office:value-type="float" office:value="0.00509493498003899">
            <text:p>0.0051</text:p>
          </table:table-cell>
        </table:table-row>
        <table:table-row table:style-name="ro1">
          <table:table-cell office:value-type="float" office:value="63428298493587">
            <text:p>63428298493587</text:p>
          </table:table-cell>
          <table:table-cell table:style-name="ce2" office:value-type="float" office:value="-0.0546875">
            <text:p>-0.0547</text:p>
          </table:table-cell>
          <table:table-cell table:style-name="ce2" office:value-type="float" office:value="-0.08984375">
            <text:p>-0.0898</text:p>
          </table:table-cell>
          <table:table-cell table:style-name="ce2" office:value-type="float" office:value="1.01171875">
            <text:p>1.0117</text:p>
          </table:table-cell>
          <table:table-cell table:style-name="ce3" office:value-type="float" office:value="0.080697250833782">
            <text:p>0.0807</text:p>
          </table:table-cell>
          <table:table-cell table:formula="of:=+[.A166]-[.A165]" office:value-type="float" office:value="550">
            <text:p>550.0000</text:p>
          </table:table-cell>
          <table:table-cell table:formula="of:=([.A166]-[.$A$2])/1000" office:value-type="float" office:value="85.4">
            <text:p>85.4000</text:p>
          </table:table-cell>
          <table:table-cell table:formula="of:=SQRT([.B166]*[.B166]+[.C166]*[.C166]+[.D166]*[.D167])" office:value-type="float" office:value="0.105179000139346">
            <text:p>0.1052</text:p>
          </table:table-cell>
          <table:table-cell table:formula="of:=ABS([.H166]-[.H165])" office:value-type="float" office:value="0.906298408333806">
            <text:p>0.9063</text:p>
          </table:table-cell>
          <table:table-cell table:formula="of:=SUM([.I165];[.I166])/COUNT([.$I$2];[.I166])" office:value-type="float" office:value="0.454898392511624">
            <text:p>0.4549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/>
          <table:table-cell table:style-name="ce3"/>
          <table:table-cell table:number-columns-repeated="5"/>
        </table:table-row>
        <table:table-row table:style-name="ro1" table:number-rows-repeated="65369">
          <table:table-cell/>
          <table:table-cell table:style-name="ce2" table:number-columns-repeated="3"/>
          <table:table-cell table:style-name="ce3"/>
          <table:table-cell table:number-columns-repeated="5"/>
        </table:table-row>
        <table:table-row table:style-name="ro1" table:number-rows-repeated="9830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6" table:number-columns-repeated="9" table:default-cell-style-name="Default"/>
        <table:table-row table:style-name="ro1">
          <table:table-cell>
            <draw:frame table:end-cell-address="Sheet2.H17" table:end-x="0.3709in" table:end-y="0.1567in" draw:z-index="0" draw:style-name="gr1" svg:width="6.5933in" svg:height="2.9902in" svg:x="0.0004in" svg:y="0in">
              <draw:object draw:notify-on-update-of-ranges="Sheet1.A1:Sheet1.A166 Sheet1.B1:Sheet1.B166 Sheet1.C1:Sheet1.C166 Sheet1.D1:Sheet1.D16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4">
          <table:table-cell table:number-columns-repeated="9"/>
        </table:table-row>
        <table:table-row table:style-name="ro1">
          <table:table-cell>
            <draw:frame table:end-cell-address="Sheet2.H32" table:end-x="0.0854in" table:end-y="0.0862in" draw:z-index="1" draw:style-name="gr1" svg:width="6.2539in" svg:height="2.7441in" svg:x="0.0543in" svg:y="0.1756in">
              <draw:object draw:notify-on-update-of-ranges="Sheet1.E1:Sheet1.E1 Sheet1.E2:Sheet1.E16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2.Q33" table:end-x="0.152in" table:end-y="0.0996in" draw:z-index="2" draw:style-name="gr1" svg:width="7.2638in" svg:height="2.7555in" svg:x="0.0004in" svg:y="0.0008in">
              <draw:object draw:notify-on-update-of-ranges="Sheet1.J1:Sheet1.J1 Sheet1.J2:Sheet1.J1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style:style style:name="Default" style:family="table-cell" style:data-style-name="N118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 style:data-style-name="N118">
      <style:text-properties fo:color="#8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9">12/19/2010</text:date>, <text:time>08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19T08:21:15</dc:date>
    <dc:creator>hgode </dc:creator>
    <meta:generator>OpenOffice.org/3.2$Linux OpenOffice.org_project/320m19$Build-9505</meta:generator>
    <meta:editing-duration>PT00H37M36S</meta:editing-duration>
    <meta:editing-cycles>3</meta:editing-cycles>
    <meta:document-statistic meta:table-count="2" meta:cell-count="16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8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8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48cm" svg:height="7.596cm" xlink:href=".." chart:class="chart:line" chart:style-name="ch1">
        <chart:legend chart:legend-position="end" svg:x="14.494cm" svg:y="3.141cm" chart:style-name="ch2"/>
        <chart:plot-area chart:style-name="ch3" table:cell-range-address="Sheet1.A1:Sheet1.D166" chart:data-source-has-labels="column" svg:x="0.334cm" svg:y="0.151cm" svg:width="13.827cm" svg:height="7.143cm">
          <chart:axis chart:dimension="x" chart:name="primary-x" chart:style-name="ch4">
            <chart:categories table:cell-range-address="Sheet1.A1:Sheet1.A1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66" chart:class="chart:line">
            <chart:data-point chart:repeated="166"/>
          </chart:series>
          <chart:series chart:style-name="ch8" chart:values-cell-range-address="Sheet1.C1:Sheet1.C166" chart:class="chart:line">
            <chart:data-point chart:repeated="166"/>
          </chart:series>
          <chart:series chart:style-name="ch9" chart:values-cell-range-address="Sheet1.D1:Sheet1.D166" chart:class="chart:line">
            <chart:data-point chart:repeated="1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A1:Sheet1.A166">tick</text:p>
              </table:table-cell>
              <table:table-cell office:value-type="float" office:value="1.#NAN">
                <text:p text:id="Sheet1.B1:Sheet1.B166">1.#NAN</text:p>
              </table:table-cell>
              <table:table-cell office:value-type="float" office:value="1.#NAN">
                <text:p text:id="Sheet1.C1:Sheet1.C166">1.#NAN</text:p>
              </table:table-cell>
              <table:table-cell office:value-type="float" office:value="1.#NAN">
                <text:p text:id="Sheet1.D1:Sheet1.D166">1.#NAN</text:p>
              </table:table-cell>
            </table:table-row>
            <table:table-row>
              <table:table-cell office:value-type="string">
                <text:p>63428298408187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703125">
                <text:p>-0.07031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08573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7421875">
                <text:p>-0.0742187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09075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7421875">
                <text:p>-0.0742187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09578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07421875">
                <text:p>-0.07421875</text:p>
              </table:table-cell>
              <table:table-cell office:value-type="float" office:value="1.02734375">
                <text:p>1.02734375</text:p>
              </table:table-cell>
            </table:table-row>
            <table:table-row>
              <table:table-cell office:value-type="string">
                <text:p>63428298410081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703125">
                <text:p>-0.07031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10582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11085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11655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625">
                <text:p>-0.0625</text:p>
              </table:table-cell>
              <table:table-cell office:value-type="float" office:value="1.01953125">
                <text:p>1.01953125</text:p>
              </table:table-cell>
            </table:table-row>
            <table:table-row>
              <table:table-cell office:value-type="string">
                <text:p>63428298412091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7421875">
                <text:p>-0.07421875</text:p>
              </table:table-cell>
              <table:table-cell office:value-type="float" office:value="1.01953125">
                <text:p>1.01953125</text:p>
              </table:table-cell>
            </table:table-row>
            <table:table-row>
              <table:table-cell office:value-type="string">
                <text:p>63428298412593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1953125">
                <text:p>1.01953125</text:p>
              </table:table-cell>
            </table:table-row>
            <table:table-row>
              <table:table-cell office:value-type="string">
                <text:p>6342829841309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13598</text:p>
              </table:table-cell>
              <table:table-cell office:value-type="float" office:value="0">
                <text:p>0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14101</text:p>
              </table:table-cell>
              <table:table-cell office:value-type="float" office:value="0.0078125">
                <text:p>0.0078125</text:p>
              </table:table-cell>
              <table:table-cell office:value-type="float" office:value="-0.06640625">
                <text:p>-0.066406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14603</text:p>
              </table:table-cell>
              <table:table-cell office:value-type="float" office:value="0">
                <text:p>0</text:p>
              </table:table-cell>
              <table:table-cell office:value-type="float" office:value="-0.0703125">
                <text:p>-0.07031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15107</text:p>
              </table:table-cell>
              <table:table-cell office:value-type="float" office:value="0.00390625">
                <text:p>0.00390625</text:p>
              </table:table-cell>
              <table:table-cell office:value-type="float" office:value="-0.0703125">
                <text:p>-0.07031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15672</text:p>
              </table:table-cell>
              <table:table-cell office:value-type="float" office:value="0.04296875">
                <text:p>0.04296875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1.0234375">
                <text:p>1.0234375</text:p>
              </table:table-cell>
            </table:table-row>
            <table:table-row>
              <table:table-cell office:value-type="string">
                <text:p>63428298416106</text:p>
              </table:table-cell>
              <table:table-cell office:value-type="float" office:value="-0.02734375">
                <text:p>-0.02734375</text:p>
              </table:table-cell>
              <table:table-cell office:value-type="float" office:value="-0.0859375">
                <text:p>-0.0859375</text:p>
              </table:table-cell>
              <table:table-cell office:value-type="float" office:value="1.05859375">
                <text:p>1.05859375</text:p>
              </table:table-cell>
            </table:table-row>
            <table:table-row>
              <table:table-cell office:value-type="string">
                <text:p>63428298416609</text:p>
              </table:table-cell>
              <table:table-cell office:value-type="float" office:value="-0.0390625">
                <text:p>-0.0390625</text:p>
              </table:table-cell>
              <table:table-cell office:value-type="float" office:value="-0.47265625">
                <text:p>-0.47265625</text:p>
              </table:table-cell>
              <table:table-cell office:value-type="float" office:value="0.85546875">
                <text:p>0.85546875</text:p>
              </table:table-cell>
            </table:table-row>
            <table:table-row>
              <table:table-cell office:value-type="string">
                <text:p>63428298417111</text:p>
              </table:table-cell>
              <table:table-cell office:value-type="float" office:value="0.03515625">
                <text:p>0.03515625</text:p>
              </table:table-cell>
              <table:table-cell office:value-type="float" office:value="-0.73046875">
                <text:p>-0.73046875</text:p>
              </table:table-cell>
              <table:table-cell office:value-type="float" office:value="0.35546875">
                <text:p>0.35546875</text:p>
              </table:table-cell>
            </table:table-row>
            <table:table-row>
              <table:table-cell office:value-type="string">
                <text:p>63428298417612</text:p>
              </table:table-cell>
              <table:table-cell office:value-type="float" office:value="0.03125">
                <text:p>0.03125</text:p>
              </table:table-cell>
              <table:table-cell office:value-type="float" office:value="-0.88671875">
                <text:p>-0.88671875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63428298418115</text:p>
              </table:table-cell>
              <table:table-cell office:value-type="float" office:value="0.01953125">
                <text:p>0.01953125</text:p>
              </table:table-cell>
              <table:table-cell office:value-type="float" office:value="-0.97265625">
                <text:p>-0.97265625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63428298418616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97265625">
                <text:p>-0.97265625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63428298419117</text:p>
              </table:table-cell>
              <table:table-cell office:value-type="float" office:value="0">
                <text:p>0</text:p>
              </table:table-cell>
              <table:table-cell office:value-type="float" office:value="-0.828125">
                <text:p>-0.828125</text:p>
              </table:table-cell>
              <table:table-cell office:value-type="float" office:value="0.5390625">
                <text:p>0.5390625</text:p>
              </table:table-cell>
            </table:table-row>
            <table:table-row>
              <table:table-cell office:value-type="string">
                <text:p>63428298419655</text:p>
              </table:table-cell>
              <table:table-cell office:value-type="float" office:value="0.08203125">
                <text:p>0.08203125</text:p>
              </table:table-cell>
              <table:table-cell office:value-type="float" office:value="-0.7734375">
                <text:p>-0.7734375</text:p>
              </table:table-cell>
              <table:table-cell office:value-type="float" office:value="0.66796875">
                <text:p>0.66796875</text:p>
              </table:table-cell>
            </table:table-row>
            <table:table-row>
              <table:table-cell office:value-type="string">
                <text:p>63428298420123</text:p>
              </table:table-cell>
              <table:table-cell office:value-type="float" office:value="0.18359375">
                <text:p>0.18359375</text:p>
              </table:table-cell>
              <table:table-cell office:value-type="float" office:value="-0.7578125">
                <text:p>-0.757812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20625</text:p>
              </table:table-cell>
              <table:table-cell office:value-type="float" office:value="0.2421875">
                <text:p>0.2421875</text:p>
              </table:table-cell>
              <table:table-cell office:value-type="float" office:value="-0.765625">
                <text:p>-0.76562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21561</text:p>
              </table:table-cell>
              <table:table-cell office:value-type="float" office:value="0.26953125">
                <text:p>0.26953125</text:p>
              </table:table-cell>
              <table:table-cell office:value-type="float" office:value="-0.765625">
                <text:p>-0.76562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21904</text:p>
              </table:table-cell>
              <table:table-cell office:value-type="float" office:value="0.23828125">
                <text:p>0.23828125</text:p>
              </table:table-cell>
              <table:table-cell office:value-type="float" office:value="-0.78125">
                <text:p>-0.7812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22380</text:p>
              </table:table-cell>
              <table:table-cell office:value-type="float" office:value="0.140625">
                <text:p>0.140625</text:p>
              </table:table-cell>
              <table:table-cell office:value-type="float" office:value="-0.76171875">
                <text:p>-0.76171875</text:p>
              </table:table-cell>
              <table:table-cell office:value-type="float" office:value="0.69921875">
                <text:p>0.69921875</text:p>
              </table:table-cell>
            </table:table-row>
            <table:table-row>
              <table:table-cell office:value-type="string">
                <text:p>63428298422882</text:p>
              </table:table-cell>
              <table:table-cell office:value-type="float" office:value="0.03515625">
                <text:p>0.03515625</text:p>
              </table:table-cell>
              <table:table-cell office:value-type="float" office:value="-0.74609375">
                <text:p>-0.74609375</text:p>
              </table:table-cell>
              <table:table-cell office:value-type="float" office:value="0.7265625">
                <text:p>0.7265625</text:p>
              </table:table-cell>
            </table:table-row>
            <table:table-row>
              <table:table-cell office:value-type="string">
                <text:p>63428298423385</text:p>
              </table:table-cell>
              <table:table-cell office:value-type="float" office:value="0.0625">
                <text:p>0.0625</text:p>
              </table:table-cell>
              <table:table-cell office:value-type="float" office:value="-0.7109375">
                <text:p>-0.7109375</text:p>
              </table:table-cell>
              <table:table-cell office:value-type="float" office:value="0.76953125">
                <text:p>0.76953125</text:p>
              </table:table-cell>
            </table:table-row>
            <table:table-row>
              <table:table-cell office:value-type="string">
                <text:p>63428298423883</text:p>
              </table:table-cell>
              <table:table-cell office:value-type="float" office:value="0.328125">
                <text:p>0.328125</text:p>
              </table:table-cell>
              <table:table-cell office:value-type="float" office:value="-0.640625">
                <text:p>-0.640625</text:p>
              </table:table-cell>
              <table:table-cell office:value-type="float" office:value="0.69921875">
                <text:p>0.69921875</text:p>
              </table:table-cell>
            </table:table-row>
            <table:table-row>
              <table:table-cell office:value-type="string">
                <text:p>63428298424383</text:p>
              </table:table-cell>
              <table:table-cell office:value-type="float" office:value="0.60546875">
                <text:p>0.60546875</text:p>
              </table:table-cell>
              <table:table-cell office:value-type="float" office:value="-0.54296875">
                <text:p>-0.5429687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3428298424885</text:p>
              </table:table-cell>
              <table:table-cell office:value-type="float" office:value="0.67578125">
                <text:p>0.67578125</text:p>
              </table:table-cell>
              <table:table-cell office:value-type="float" office:value="-0.5">
                <text:p>-0.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3428298425388</text:p>
              </table:table-cell>
              <table:table-cell office:value-type="float" office:value="0.33984375">
                <text:p>0.33984375</text:p>
              </table:table-cell>
              <table:table-cell office:value-type="float" office:value="-0.55078125">
                <text:p>-0.550781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342829842589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-0.57421875">
                <text:p>-0.57421875</text:p>
              </table:table-cell>
              <table:table-cell office:value-type="float" office:value="0.7109375">
                <text:p>0.7109375</text:p>
              </table:table-cell>
            </table:table-row>
            <table:table-row>
              <table:table-cell office:value-type="string">
                <text:p>63428298426393</text:p>
              </table:table-cell>
              <table:table-cell office:value-type="float" office:value="-0.34375">
                <text:p>-0.34375</text:p>
              </table:table-cell>
              <table:table-cell office:value-type="float" office:value="-0.60546875">
                <text:p>-0.605468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63428298426894</text:p>
              </table:table-cell>
              <table:table-cell office:value-type="float" office:value="-0.375">
                <text:p>-0.375</text:p>
              </table:table-cell>
              <table:table-cell office:value-type="float" office:value="-0.52734375">
                <text:p>-0.52734375</text:p>
              </table:table-cell>
              <table:table-cell office:value-type="float" office:value="-0.14453125">
                <text:p>-0.14453125</text:p>
              </table:table-cell>
            </table:table-row>
            <table:table-row>
              <table:table-cell office:value-type="string">
                <text:p>63428298427396</text:p>
              </table:table-cell>
              <table:table-cell office:value-type="float" office:value="-0.171875">
                <text:p>-0.171875</text:p>
              </table:table-cell>
              <table:table-cell office:value-type="float" office:value="-0.47265625">
                <text:p>-0.47265625</text:p>
              </table:table-cell>
              <table:table-cell office:value-type="float" office:value="-0.47265625">
                <text:p>-0.47265625</text:p>
              </table:table-cell>
            </table:table-row>
            <table:table-row>
              <table:table-cell office:value-type="string">
                <text:p>63428298427913</text:p>
              </table:table-cell>
              <table:table-cell office:value-type="float" office:value="-0.11328125">
                <text:p>-0.11328125</text:p>
              </table:table-cell>
              <table:table-cell office:value-type="float" office:value="-0.03125">
                <text:p>-0.03125</text:p>
              </table:table-cell>
              <table:table-cell office:value-type="float" office:value="-0.6640625">
                <text:p>-0.6640625</text:p>
              </table:table-cell>
            </table:table-row>
            <table:table-row>
              <table:table-cell office:value-type="string">
                <text:p>63428298428415</text:p>
              </table:table-cell>
              <table:table-cell office:value-type="float" office:value="-0.12109375">
                <text:p>-0.12109375</text:p>
              </table:table-cell>
              <table:table-cell office:value-type="float" office:value="0.453125">
                <text:p>0.453125</text:p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string">
                <text:p>63428298428918</text:p>
              </table:table-cell>
              <table:table-cell office:value-type="float" office:value="-0.0703125">
                <text:p>-0.0703125</text:p>
              </table:table-cell>
              <table:table-cell office:value-type="float" office:value="0.69921875">
                <text:p>0.69921875</text:p>
              </table:table-cell>
              <table:table-cell office:value-type="float" office:value="-0.21875">
                <text:p>-0.21875</text:p>
              </table:table-cell>
            </table:table-row>
            <table:table-row>
              <table:table-cell office:value-type="string">
                <text:p>63428298429420</text:p>
              </table:table-cell>
              <table:table-cell office:value-type="float" office:value="-0.0859375">
                <text:p>-0.0859375</text:p>
              </table:table-cell>
              <table:table-cell office:value-type="float" office:value="0.7421875">
                <text:p>0.7421875</text:p>
              </table:table-cell>
              <table:table-cell office:value-type="float" office:value="-0.42578125">
                <text:p>-0.42578125</text:p>
              </table:table-cell>
            </table:table-row>
            <table:table-row>
              <table:table-cell office:value-type="string">
                <text:p>63428298429926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04296875">
                <text:p>0.04296875</text:p>
              </table:table-cell>
              <table:table-cell office:value-type="float" office:value="-0.51171875">
                <text:p>-0.51171875</text:p>
              </table:table-cell>
            </table:table-row>
            <table:table-row>
              <table:table-cell office:value-type="string">
                <text:p>63428298430427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3125">
                <text:p>-0.31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63428298430929</text:p>
              </table:table-cell>
              <table:table-cell office:value-type="float" office:value="-0.15234375">
                <text:p>-0.15234375</text:p>
              </table:table-cell>
              <table:table-cell office:value-type="float" office:value="-0.2734375">
                <text:p>-0.2734375</text:p>
              </table:table-cell>
              <table:table-cell office:value-type="float" office:value="0.55078125">
                <text:p>0.55078125</text:p>
              </table:table-cell>
            </table:table-row>
            <table:table-row>
              <table:table-cell office:value-type="string">
                <text:p>63428298431429</text:p>
              </table:table-cell>
              <table:table-cell office:value-type="float" office:value="-0.48046875">
                <text:p>-0.48046875</text:p>
              </table:table-cell>
              <table:table-cell office:value-type="float" office:value="-0.32421875">
                <text:p>-0.32421875</text:p>
              </table:table-cell>
              <table:table-cell office:value-type="float" office:value="0.6484375">
                <text:p>0.6484375</text:p>
              </table:table-cell>
            </table:table-row>
            <table:table-row>
              <table:table-cell office:value-type="string">
                <text:p>63428298431928</text:p>
              </table:table-cell>
              <table:table-cell office:value-type="float" office:value="-0.64453125">
                <text:p>-0.64453125</text:p>
              </table:table-cell>
              <table:table-cell office:value-type="float" office:value="-0.50390625">
                <text:p>-0.50390625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63428298432430</text:p>
              </table:table-cell>
              <table:table-cell office:value-type="float" office:value="-0.34375">
                <text:p>-0.34375</text:p>
              </table:table-cell>
              <table:table-cell office:value-type="float" office:value="-0.484375">
                <text:p>-0.48437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32932</text:p>
              </table:table-cell>
              <table:table-cell office:value-type="float" office:value="-0.2109375">
                <text:p>-0.2109375</text:p>
              </table:table-cell>
              <table:table-cell office:value-type="float" office:value="-0.55078125">
                <text:p>-0.55078125</text:p>
              </table:table-cell>
              <table:table-cell office:value-type="float" office:value="0.7421875">
                <text:p>0.7421875</text:p>
              </table:table-cell>
            </table:table-row>
            <table:table-row>
              <table:table-cell office:value-type="string">
                <text:p>63428298433434</text:p>
              </table:table-cell>
              <table:table-cell office:value-type="float" office:value="-0.10546875">
                <text:p>-0.10546875</text:p>
              </table:table-cell>
              <table:table-cell office:value-type="float" office:value="-0.55078125">
                <text:p>-0.55078125</text:p>
              </table:table-cell>
              <table:table-cell office:value-type="float" office:value="0.6796875">
                <text:p>0.6796875</text:p>
              </table:table-cell>
            </table:table-row>
            <table:table-row>
              <table:table-cell office:value-type="string">
                <text:p>63428298433938</text:p>
              </table:table-cell>
              <table:table-cell office:value-type="float" office:value="0.046875">
                <text:p>0.046875</text:p>
              </table:table-cell>
              <table:table-cell office:value-type="float" office:value="-0.83984375">
                <text:p>-0.83984375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63428298434439</text:p>
              </table:table-cell>
              <table:table-cell office:value-type="float" office:value="0.015625">
                <text:p>0.015625</text:p>
              </table:table-cell>
              <table:table-cell office:value-type="float" office:value="-0.87890625">
                <text:p>-0.8789062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3428298435101</text:p>
              </table:table-cell>
              <table:table-cell office:value-type="float" office:value="1.29296875">
                <text:p>1.29296875</text:p>
              </table:table-cell>
              <table:table-cell office:value-type="float" office:value="-0.33984375">
                <text:p>-0.33984375</text:p>
              </table:table-cell>
              <table:table-cell office:value-type="float" office:value="0.20703125">
                <text:p>0.20703125</text:p>
              </table:table-cell>
            </table:table-row>
            <table:table-row>
              <table:table-cell office:value-type="string">
                <text:p>63428298435516</text:p>
              </table:table-cell>
              <table:table-cell office:value-type="float" office:value="0.31640625">
                <text:p>0.31640625</text:p>
              </table:table-cell>
              <table:table-cell office:value-type="float" office:value="-0.3671875">
                <text:p>-0.3671875</text:p>
              </table:table-cell>
              <table:table-cell office:value-type="float" office:value="0.23828125">
                <text:p>0.23828125</text:p>
              </table:table-cell>
            </table:table-row>
            <table:table-row>
              <table:table-cell office:value-type="string">
                <text:p>63428298436015</text:p>
              </table:table-cell>
              <table:table-cell office:value-type="float" office:value="0.51953125">
                <text:p>0.51953125</text:p>
              </table:table-cell>
              <table:table-cell office:value-type="float" office:value="-0.5390625">
                <text:p>-0.53906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3428298436526</text:p>
              </table:table-cell>
              <table:table-cell office:value-type="float" office:value="0.60546875">
                <text:p>0.60546875</text:p>
              </table:table-cell>
              <table:table-cell office:value-type="float" office:value="-0.66015625">
                <text:p>-0.66015625</text:p>
              </table:table-cell>
              <table:table-cell office:value-type="float" office:value="0.21484375">
                <text:p>0.21484375</text:p>
              </table:table-cell>
            </table:table-row>
            <table:table-row>
              <table:table-cell office:value-type="string">
                <text:p>63428298437028</text:p>
              </table:table-cell>
              <table:table-cell office:value-type="float" office:value="0.65625">
                <text:p>0.65625</text:p>
              </table:table-cell>
              <table:table-cell office:value-type="float" office:value="-0.66796875">
                <text:p>-0.66796875</text:p>
              </table:table-cell>
              <table:table-cell office:value-type="float" office:value="0.15234375">
                <text:p>0.15234375</text:p>
              </table:table-cell>
            </table:table-row>
            <table:table-row>
              <table:table-cell office:value-type="string">
                <text:p>63428298437638</text:p>
              </table:table-cell>
              <table:table-cell office:value-type="float" office:value="0.6875">
                <text:p>0.6875</text:p>
              </table:table-cell>
              <table:table-cell office:value-type="float" office:value="-0.8125">
                <text:p>-0.8125</text:p>
              </table:table-cell>
              <table:table-cell office:value-type="float" office:value="0.92578125">
                <text:p>0.92578125</text:p>
              </table:table-cell>
            </table:table-row>
            <table:table-row>
              <table:table-cell office:value-type="string">
                <text:p>63428298438677</text:p>
              </table:table-cell>
              <table:table-cell office:value-type="float" office:value="0.52734375">
                <text:p>0.52734375</text:p>
              </table:table-cell>
              <table:table-cell office:value-type="float" office:value="-0.9453125">
                <text:p>-0.9453125</text:p>
              </table:table-cell>
              <table:table-cell office:value-type="float" office:value="0.7734375">
                <text:p>0.7734375</text:p>
              </table:table-cell>
            </table:table-row>
            <table:table-row>
              <table:table-cell office:value-type="string">
                <text:p>63428298439236</text:p>
              </table:table-cell>
              <table:table-cell office:value-type="float" office:value="0.453125">
                <text:p>0.453125</text:p>
              </table:table-cell>
              <table:table-cell office:value-type="float" office:value="-1.01171875">
                <text:p>-1.01171875</text:p>
              </table:table-cell>
              <table:table-cell office:value-type="float" office:value="0.62890625">
                <text:p>0.62890625</text:p>
              </table:table-cell>
            </table:table-row>
            <table:table-row>
              <table:table-cell office:value-type="string">
                <text:p>63428298439786</text:p>
              </table:table-cell>
              <table:table-cell office:value-type="float" office:value="0.58203125">
                <text:p>0.58203125</text:p>
              </table:table-cell>
              <table:table-cell office:value-type="float" office:value="-1.1171875">
                <text:p>-1.1171875</text:p>
              </table:table-cell>
              <table:table-cell office:value-type="float" office:value="1.07421875">
                <text:p>1.07421875</text:p>
              </table:table-cell>
            </table:table-row>
            <table:table-row>
              <table:table-cell office:value-type="string">
                <text:p>63428298440286</text:p>
              </table:table-cell>
              <table:table-cell office:value-type="float" office:value="0.3046875">
                <text:p>0.3046875</text:p>
              </table:table-cell>
              <table:table-cell office:value-type="float" office:value="-0.90234375">
                <text:p>-0.90234375</text:p>
              </table:table-cell>
              <table:table-cell office:value-type="float" office:value="0.90234375">
                <text:p>0.90234375</text:p>
              </table:table-cell>
            </table:table-row>
            <table:table-row>
              <table:table-cell office:value-type="string">
                <text:p>63428298440786</text:p>
              </table:table-cell>
              <table:table-cell office:value-type="float" office:value="0.234375">
                <text:p>0.234375</text:p>
              </table:table-cell>
              <table:table-cell office:value-type="float" office:value="-0.9140625">
                <text:p>-0.9140625</text:p>
              </table:table-cell>
              <table:table-cell office:value-type="float" office:value="0.7578125">
                <text:p>0.7578125</text:p>
              </table:table-cell>
            </table:table-row>
            <table:table-row>
              <table:table-cell office:value-type="string">
                <text:p>63428298441236</text:p>
              </table:table-cell>
              <table:table-cell office:value-type="float" office:value="0.09765625">
                <text:p>0.09765625</text:p>
              </table:table-cell>
              <table:table-cell office:value-type="float" office:value="-0.9140625">
                <text:p>-0.9140625</text:p>
              </table:table-cell>
              <table:table-cell office:value-type="float" office:value="0.66015625">
                <text:p>0.66015625</text:p>
              </table:table-cell>
            </table:table-row>
            <table:table-row>
              <table:table-cell office:value-type="string">
                <text:p>63428298441738</text:p>
              </table:table-cell>
              <table:table-cell office:value-type="float" office:value="-0.00390625">
                <text:p>-0.00390625</text:p>
              </table:table-cell>
              <table:table-cell office:value-type="float" office:value="-0.91015625">
                <text:p>-0.91015625</text:p>
              </table:table-cell>
              <table:table-cell office:value-type="float" office:value="0.58203125">
                <text:p>0.58203125</text:p>
              </table:table-cell>
            </table:table-row>
            <table:table-row>
              <table:table-cell office:value-type="string">
                <text:p>63428298442303</text:p>
              </table:table-cell>
              <table:table-cell office:value-type="float" office:value="-0.08203125">
                <text:p>-0.08203125</text:p>
              </table:table-cell>
              <table:table-cell office:value-type="float" office:value="-0.8984375">
                <text:p>-0.8984375</text:p>
              </table:table-cell>
              <table:table-cell office:value-type="float" office:value="0.56640625">
                <text:p>0.56640625</text:p>
              </table:table-cell>
            </table:table-row>
            <table:table-row>
              <table:table-cell office:value-type="string">
                <text:p>63428298442743</text:p>
              </table:table-cell>
              <table:table-cell office:value-type="float" office:value="-0.11328125">
                <text:p>-0.11328125</text:p>
              </table:table-cell>
              <table:table-cell office:value-type="float" office:value="-0.90234375">
                <text:p>-0.90234375</text:p>
              </table:table-cell>
              <table:table-cell office:value-type="float" office:value="0.60546875">
                <text:p>0.60546875</text:p>
              </table:table-cell>
            </table:table-row>
            <table:table-row>
              <table:table-cell office:value-type="string">
                <text:p>63428298443244</text:p>
              </table:table-cell>
              <table:table-cell office:value-type="float" office:value="-0.00390625">
                <text:p>-0.00390625</text:p>
              </table:table-cell>
              <table:table-cell office:value-type="float" office:value="-0.9453125">
                <text:p>-0.9453125</text:p>
              </table:table-cell>
              <table:table-cell office:value-type="float" office:value="0.58203125">
                <text:p>0.58203125</text:p>
              </table:table-cell>
            </table:table-row>
            <table:table-row>
              <table:table-cell office:value-type="string">
                <text:p>63428298443747</text:p>
              </table:table-cell>
              <table:table-cell office:value-type="float" office:value="-0.26171875">
                <text:p>-0.26171875</text:p>
              </table:table-cell>
              <table:table-cell office:value-type="float" office:value="-0.1953125">
                <text:p>-0.1953125</text:p>
              </table:table-cell>
              <table:table-cell office:value-type="float" office:value="-0.2578125">
                <text:p>-0.2578125</text:p>
              </table:table-cell>
            </table:table-row>
            <table:table-row>
              <table:table-cell office:value-type="string">
                <text:p>63428298444250</text:p>
              </table:table-cell>
              <table:table-cell office:value-type="float" office:value="-0.296875">
                <text:p>-0.296875</text:p>
              </table:table-cell>
              <table:table-cell office:value-type="float" office:value="-0.51171875">
                <text:p>-0.51171875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63428298444753</text:p>
              </table:table-cell>
              <table:table-cell office:value-type="float" office:value="-0.07421875">
                <text:p>-0.07421875</text:p>
              </table:table-cell>
              <table:table-cell office:value-type="float" office:value="-0.47265625">
                <text:p>-0.47265625</text:p>
              </table:table-cell>
              <table:table-cell office:value-type="float" office:value="0.95703125">
                <text:p>0.95703125</text:p>
              </table:table-cell>
            </table:table-row>
            <table:table-row>
              <table:table-cell office:value-type="string">
                <text:p>63428298445253</text:p>
              </table:table-cell>
              <table:table-cell office:value-type="float" office:value="-0.4296875">
                <text:p>-0.4296875</text:p>
              </table:table-cell>
              <table:table-cell office:value-type="float" office:value="-0.13671875">
                <text:p>-0.13671875</text:p>
              </table:table-cell>
              <table:table-cell office:value-type="float" office:value="-0.2109375">
                <text:p>-0.2109375</text:p>
              </table:table-cell>
            </table:table-row>
            <table:table-row>
              <table:table-cell office:value-type="string">
                <text:p>63428298445790</text:p>
              </table:table-cell>
              <table:table-cell office:value-type="float" office:value="-0.37109375">
                <text:p>-0.37109375</text:p>
              </table:table-cell>
              <table:table-cell office:value-type="float" office:value="-0.46484375">
                <text:p>-0.46484375</text:p>
              </table:table-cell>
              <table:table-cell office:value-type="float" office:value="0.41015625">
                <text:p>0.41015625</text:p>
              </table:table-cell>
            </table:table-row>
            <table:table-row>
              <table:table-cell office:value-type="string">
                <text:p>63428298446261</text:p>
              </table:table-cell>
              <table:table-cell office:value-type="float" office:value="-0.18359375">
                <text:p>-0.18359375</text:p>
              </table:table-cell>
              <table:table-cell office:value-type="float" office:value="-0.65625">
                <text:p>-0.65625</text:p>
              </table:table-cell>
              <table:table-cell office:value-type="float" office:value="0.65234375">
                <text:p>0.65234375</text:p>
              </table:table-cell>
            </table:table-row>
            <table:table-row>
              <table:table-cell office:value-type="string">
                <text:p>63428298446763</text:p>
              </table:table-cell>
              <table:table-cell office:value-type="float" office:value="0.17578125">
                <text:p>0.17578125</text:p>
              </table:table-cell>
              <table:table-cell office:value-type="float" office:value="-0.3203125">
                <text:p>-0.32031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3428298447266</text:p>
              </table:table-cell>
              <table:table-cell office:value-type="float" office:value="0.234375">
                <text:p>0.234375</text:p>
              </table:table-cell>
              <table:table-cell office:value-type="float" office:value="-0.734375">
                <text:p>-0.7343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63428298447765</text:p>
              </table:table-cell>
              <table:table-cell office:value-type="float" office:value="0.0625">
                <text:p>0.0625</text:p>
              </table:table-cell>
              <table:table-cell office:value-type="float" office:value="-0.90234375">
                <text:p>-0.90234375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63428298448770</text:p>
              </table:table-cell>
              <table:table-cell office:value-type="float" office:value="0.140625">
                <text:p>0.140625</text:p>
              </table:table-cell>
              <table:table-cell office:value-type="float" office:value="-0.94921875">
                <text:p>-0.94921875</text:p>
              </table:table-cell>
              <table:table-cell office:value-type="float" office:value="0.41796875">
                <text:p>0.41796875</text:p>
              </table:table-cell>
            </table:table-row>
            <table:table-row>
              <table:table-cell office:value-type="string">
                <text:p>63428298449388</text:p>
              </table:table-cell>
              <table:table-cell office:value-type="float" office:value="-0.05859375">
                <text:p>-0.05859375</text:p>
              </table:table-cell>
              <table:table-cell office:value-type="float" office:value="-1.45703125">
                <text:p>-1.457031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3428298449886</text:p>
              </table:table-cell>
              <table:table-cell office:value-type="float" office:value="0.328125">
                <text:p>0.328125</text:p>
              </table:table-cell>
              <table:table-cell office:value-type="float" office:value="-1.87109375">
                <text:p>-1.87109375</text:p>
              </table:table-cell>
              <table:table-cell office:value-type="float" office:value="0.61328125">
                <text:p>0.61328125</text:p>
              </table:table-cell>
            </table:table-row>
            <table:table-row>
              <table:table-cell office:value-type="string">
                <text:p>63428298450336</text:p>
              </table:table-cell>
              <table:table-cell office:value-type="float" office:value="-0.1171875">
                <text:p>-0.1171875</text:p>
              </table:table-cell>
              <table:table-cell office:value-type="float" office:value="-1.37109375">
                <text:p>-1.37109375</text:p>
              </table:table-cell>
              <table:table-cell office:value-type="float" office:value="0.05078125">
                <text:p>0.05078125</text:p>
              </table:table-cell>
            </table:table-row>
            <table:table-row>
              <table:table-cell office:value-type="string">
                <text:p>63428298450843</text:p>
              </table:table-cell>
              <table:table-cell office:value-type="float" office:value="0.2109375">
                <text:p>0.2109375</text:p>
              </table:table-cell>
              <table:table-cell office:value-type="float" office:value="-1.22265625">
                <text:p>-1.22265625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63428298451291</text:p>
              </table:table-cell>
              <table:table-cell office:value-type="float" office:value="0.41796875">
                <text:p>0.41796875</text:p>
              </table:table-cell>
              <table:table-cell office:value-type="float" office:value="-1.0234375">
                <text:p>-1.02343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3428298451791</text:p>
              </table:table-cell>
              <table:table-cell office:value-type="float" office:value="0.3828125">
                <text:p>0.3828125</text:p>
              </table:table-cell>
              <table:table-cell office:value-type="float" office:value="-0.97265625">
                <text:p>-0.97265625</text:p>
              </table:table-cell>
              <table:table-cell office:value-type="float" office:value="0.3984375">
                <text:p>0.3984375</text:p>
              </table:table-cell>
            </table:table-row>
            <table:table-row>
              <table:table-cell office:value-type="string">
                <text:p>63428298452296</text:p>
              </table:table-cell>
              <table:table-cell office:value-type="float" office:value="0.20703125">
                <text:p>0.20703125</text:p>
              </table:table-cell>
              <table:table-cell office:value-type="float" office:value="-0.984375">
                <text:p>-0.9843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3428298452853</text:p>
              </table:table-cell>
              <table:table-cell office:value-type="float" office:value="-0.046875">
                <text:p>-0.046875</text:p>
              </table:table-cell>
              <table:table-cell office:value-type="float" office:value="-0.92578125">
                <text:p>-0.92578125</text:p>
              </table:table-cell>
              <table:table-cell office:value-type="float" office:value="-0.05078125">
                <text:p>-0.05078125</text:p>
              </table:table-cell>
            </table:table-row>
            <table:table-row>
              <table:table-cell office:value-type="string">
                <text:p>63428298453303</text:p>
              </table:table-cell>
              <table:table-cell office:value-type="float" office:value="-0.03125">
                <text:p>-0.03125</text:p>
              </table:table-cell>
              <table:table-cell office:value-type="float" office:value="-0.5859375">
                <text:p>-0.5859375</text:p>
              </table:table-cell>
              <table:table-cell office:value-type="float" office:value="-0.2578125">
                <text:p>-0.2578125</text:p>
              </table:table-cell>
            </table:table-row>
            <table:table-row>
              <table:table-cell office:value-type="string">
                <text:p>63428298453809</text:p>
              </table:table-cell>
              <table:table-cell office:value-type="float" office:value="-0.3046875">
                <text:p>-0.3046875</text:p>
              </table:table-cell>
              <table:table-cell office:value-type="float" office:value="-0.42578125">
                <text:p>-0.42578125</text:p>
              </table:table-cell>
              <table:table-cell office:value-type="float" office:value="-0.43359375">
                <text:p>-0.43359375</text:p>
              </table:table-cell>
            </table:table-row>
            <table:table-row>
              <table:table-cell office:value-type="string">
                <text:p>63428298454312</text:p>
              </table:table-cell>
              <table:table-cell office:value-type="float" office:value="0.04296875">
                <text:p>0.04296875</text:p>
              </table:table-cell>
              <table:table-cell office:value-type="float" office:value="-0.66015625">
                <text:p>-0.66015625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63428298454813</text:p>
              </table:table-cell>
              <table:table-cell office:value-type="float" office:value="0.1953125">
                <text:p>0.1953125</text:p>
              </table:table-cell>
              <table:table-cell office:value-type="float" office:value="-0.83203125">
                <text:p>-0.83203125</text:p>
              </table:table-cell>
              <table:table-cell office:value-type="float" office:value="0.13671875">
                <text:p>0.13671875</text:p>
              </table:table-cell>
            </table:table-row>
            <table:table-row>
              <table:table-cell office:value-type="string">
                <text:p>63428298455431</text:p>
              </table:table-cell>
              <table:table-cell office:value-type="float" office:value="0.3828125">
                <text:p>0.3828125</text:p>
              </table:table-cell>
              <table:table-cell office:value-type="float" office:value="-1.125">
                <text:p>-1.125</text:p>
              </table:table-cell>
              <table:table-cell office:value-type="float" office:value="0.41015625">
                <text:p>0.41015625</text:p>
              </table:table-cell>
            </table:table-row>
            <table:table-row>
              <table:table-cell office:value-type="string">
                <text:p>63428298455815</text:p>
              </table:table-cell>
              <table:table-cell office:value-type="float" office:value="-0.4765625">
                <text:p>-0.4765625</text:p>
              </table:table-cell>
              <table:table-cell office:value-type="float" office:value="-0.28125">
                <text:p>-0.28125</text:p>
              </table:table-cell>
              <table:table-cell office:value-type="float" office:value="-0.796875">
                <text:p>-0.796875</text:p>
              </table:table-cell>
            </table:table-row>
            <table:table-row>
              <table:table-cell office:value-type="string">
                <text:p>63428298456540</text:p>
              </table:table-cell>
              <table:table-cell office:value-type="float" office:value="-1.39453125">
                <text:p>-1.39453125</text:p>
              </table:table-cell>
              <table:table-cell office:value-type="float" office:value="0.27734375">
                <text:p>0.27734375</text:p>
              </table:table-cell>
              <table:table-cell office:value-type="float" office:value="-1.515625">
                <text:p>-1.515625</text:p>
              </table:table-cell>
            </table:table-row>
            <table:table-row>
              <table:table-cell office:value-type="string">
                <text:p>63428298456990</text:p>
              </table:table-cell>
              <table:table-cell office:value-type="float" office:value="-1.8984375">
                <text:p>-1.8984375</text:p>
              </table:table-cell>
              <table:table-cell office:value-type="float" office:value="0.7421875">
                <text:p>0.7421875</text:p>
              </table:table-cell>
              <table:table-cell office:value-type="float" office:value="-1.703125">
                <text:p>-1.703125</text:p>
              </table:table-cell>
            </table:table-row>
            <table:table-row>
              <table:table-cell office:value-type="string">
                <text:p>63428298457434</text:p>
              </table:table-cell>
              <table:table-cell office:value-type="float" office:value="-1.8359375">
                <text:p>-1.8359375</text:p>
              </table:table-cell>
              <table:table-cell office:value-type="float" office:value="0.6171875">
                <text:p>0.6171875</text:p>
              </table:table-cell>
              <table:table-cell office:value-type="float" office:value="-1.265625">
                <text:p>-1.265625</text:p>
              </table:table-cell>
            </table:table-row>
            <table:table-row>
              <table:table-cell office:value-type="string">
                <text:p>63428298457987</text:p>
              </table:table-cell>
              <table:table-cell office:value-type="float" office:value="-1.546875">
                <text:p>-1.546875</text:p>
              </table:table-cell>
              <table:table-cell office:value-type="float" office:value="0.24609375">
                <text:p>0.24609375</text:p>
              </table:table-cell>
              <table:table-cell office:value-type="float" office:value="-0.5078125">
                <text:p>-0.5078125</text:p>
              </table:table-cell>
            </table:table-row>
            <table:table-row>
              <table:table-cell office:value-type="string">
                <text:p>63428298458992</text:p>
              </table:table-cell>
              <table:table-cell office:value-type="float" office:value="1.1328125">
                <text:p>1.1328125</text:p>
              </table:table-cell>
              <table:table-cell office:value-type="float" office:value="-0.58203125">
                <text:p>-0.58203125</text:p>
              </table:table-cell>
              <table:table-cell office:value-type="float" office:value="1.95703125">
                <text:p>1.95703125</text:p>
              </table:table-cell>
            </table:table-row>
            <table:table-row>
              <table:table-cell office:value-type="string">
                <text:p>63428298459515</text:p>
              </table:table-cell>
              <table:table-cell office:value-type="float" office:value="2.5625">
                <text:p>2.5625</text:p>
              </table:table-cell>
              <table:table-cell office:value-type="float" office:value="-0.78515625">
                <text:p>-0.78515625</text:p>
              </table:table-cell>
              <table:table-cell office:value-type="float" office:value="2.734375">
                <text:p>2.734375</text:p>
              </table:table-cell>
            </table:table-row>
            <table:table-row>
              <table:table-cell office:value-type="string">
                <text:p>63428298459942</text:p>
              </table:table-cell>
              <table:table-cell office:value-type="float" office:value="2.26171875">
                <text:p>2.26171875</text:p>
              </table:table-cell>
              <table:table-cell office:value-type="float" office:value="-0.87109375">
                <text:p>-0.87109375</text:p>
              </table:table-cell>
              <table:table-cell office:value-type="float" office:value="2.06640625">
                <text:p>2.06640625</text:p>
              </table:table-cell>
            </table:table-row>
            <table:table-row>
              <table:table-cell office:value-type="string">
                <text:p>63428298460331</text:p>
              </table:table-cell>
              <table:table-cell office:value-type="float" office:value="0.93359375">
                <text:p>0.93359375</text:p>
              </table:table-cell>
              <table:table-cell office:value-type="float" office:value="-0.4375">
                <text:p>-0.4375</text:p>
              </table:table-cell>
              <table:table-cell office:value-type="float" office:value="0.55859375">
                <text:p>0.55859375</text:p>
              </table:table-cell>
            </table:table-row>
            <table:table-row>
              <table:table-cell office:value-type="string">
                <text:p>63428298460951</text:p>
              </table:table-cell>
              <table:table-cell office:value-type="float" office:value="-1.53125">
                <text:p>-1.53125</text:p>
              </table:table-cell>
              <table:table-cell office:value-type="float" office:value="-0.01171875">
                <text:p>-0.01171875</text:p>
              </table:table-cell>
              <table:table-cell office:value-type="float" office:value="-0.71875">
                <text:p>-0.71875</text:p>
              </table:table-cell>
            </table:table-row>
            <table:table-row>
              <table:table-cell office:value-type="string">
                <text:p>63428298461392</text:p>
              </table:table-cell>
              <table:table-cell office:value-type="float" office:value="-0.58203125">
                <text:p>-0.58203125</text:p>
              </table:table-cell>
              <table:table-cell office:value-type="float" office:value="-0.62109375">
                <text:p>-0.62109375</text:p>
              </table:table-cell>
              <table:table-cell office:value-type="float" office:value="-0.18359375">
                <text:p>-0.18359375</text:p>
              </table:table-cell>
            </table:table-row>
            <table:table-row>
              <table:table-cell office:value-type="string">
                <text:p>63428298461902</text:p>
              </table:table-cell>
              <table:table-cell office:value-type="float" office:value="-0.17578125">
                <text:p>-0.17578125</text:p>
              </table:table-cell>
              <table:table-cell office:value-type="float" office:value="-0.74609375">
                <text:p>-0.746093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63428298462418</text:p>
              </table:table-cell>
              <table:table-cell office:value-type="float" office:value="0">
                <text:p>0</text:p>
              </table:table-cell>
              <table:table-cell office:value-type="float" office:value="-0.81640625">
                <text:p>-0.81640625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63428298462906</text:p>
              </table:table-cell>
              <table:table-cell office:value-type="float" office:value="0.09375">
                <text:p>0.09375</text:p>
              </table:table-cell>
              <table:table-cell office:value-type="float" office:value="-0.8515625">
                <text:p>-0.8515625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63428298463420</text:p>
              </table:table-cell>
              <table:table-cell office:value-type="float" office:value="0.1484375">
                <text:p>0.1484375</text:p>
              </table:table-cell>
              <table:table-cell office:value-type="float" office:value="-0.86328125">
                <text:p>-0.863281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3428298463865</text:p>
              </table:table-cell>
              <table:table-cell office:value-type="float" office:value="0.17578125">
                <text:p>0.17578125</text:p>
              </table:table-cell>
              <table:table-cell office:value-type="float" office:value="-0.86328125">
                <text:p>-0.86328125</text:p>
              </table:table-cell>
              <table:table-cell office:value-type="float" office:value="0.55859375">
                <text:p>0.55859375</text:p>
              </table:table-cell>
            </table:table-row>
            <table:table-row>
              <table:table-cell office:value-type="string">
                <text:p>63428298464363</text:p>
              </table:table-cell>
              <table:table-cell office:value-type="float" office:value="0.18359375">
                <text:p>0.18359375</text:p>
              </table:table-cell>
              <table:table-cell office:value-type="float" office:value="-0.87109375">
                <text:p>-0.87109375</text:p>
              </table:table-cell>
              <table:table-cell office:value-type="float" office:value="0.56640625">
                <text:p>0.56640625</text:p>
              </table:table-cell>
            </table:table-row>
            <table:table-row>
              <table:table-cell office:value-type="string">
                <text:p>63428298464868</text:p>
              </table:table-cell>
              <table:table-cell office:value-type="float" office:value="-0.015625">
                <text:p>-0.015625</text:p>
              </table:table-cell>
              <table:table-cell office:value-type="float" office:value="-0.89453125">
                <text:p>-0.89453125</text:p>
              </table:table-cell>
              <table:table-cell office:value-type="float" office:value="0.54296875">
                <text:p>0.54296875</text:p>
              </table:table-cell>
            </table:table-row>
            <table:table-row>
              <table:table-cell office:value-type="string">
                <text:p>63428298465540</text:p>
              </table:table-cell>
              <table:table-cell office:value-type="float" office:value="0.3203125">
                <text:p>0.3203125</text:p>
              </table:table-cell>
              <table:table-cell office:value-type="float" office:value="-1.19921875">
                <text:p>-1.19921875</text:p>
              </table:table-cell>
              <table:table-cell office:value-type="float" office:value="1.42578125">
                <text:p>1.42578125</text:p>
              </table:table-cell>
            </table:table-row>
            <table:table-row>
              <table:table-cell office:value-type="string">
                <text:p>63428298465870</text:p>
              </table:table-cell>
              <table:table-cell office:value-type="float" office:value="-0.0078125">
                <text:p>-0.0078125</text:p>
              </table:table-cell>
              <table:table-cell office:value-type="float" office:value="-0.1953125">
                <text:p>-0.195312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63428298466372</text:p>
              </table:table-cell>
              <table:table-cell office:value-type="float" office:value="0">
                <text:p>0</text:p>
              </table:table-cell>
              <table:table-cell office:value-type="float" office:value="-0.52734375">
                <text:p>-0.52734375</text:p>
              </table:table-cell>
              <table:table-cell office:value-type="float" office:value="0.6796875">
                <text:p>0.6796875</text:p>
              </table:table-cell>
            </table:table-row>
            <table:table-row>
              <table:table-cell office:value-type="string">
                <text:p>63428298466991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0.9375">
                <text:p>-0.9375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63428298467377</text:p>
              </table:table-cell>
              <table:table-cell office:value-type="float" office:value="0.04296875">
                <text:p>0.04296875</text:p>
              </table:table-cell>
              <table:table-cell office:value-type="float" office:value="0.02734375">
                <text:p>0.02734375</text:p>
              </table:table-cell>
              <table:table-cell office:value-type="float" office:value="0.75390625">
                <text:p>0.75390625</text:p>
              </table:table-cell>
            </table:table-row>
            <table:table-row>
              <table:table-cell office:value-type="string">
                <text:p>63428298467879</text:p>
              </table:table-cell>
              <table:table-cell office:value-type="float" office:value="-0.390625">
                <text:p>-0.390625</text:p>
              </table:table-cell>
              <table:table-cell office:value-type="float" office:value="0.359375">
                <text:p>0.359375</text:p>
              </table:table-cell>
              <table:table-cell office:value-type="float" office:value="-0.05859375">
                <text:p>-0.05859375</text:p>
              </table:table-cell>
            </table:table-row>
            <table:table-row>
              <table:table-cell office:value-type="string">
                <text:p>63428298468938</text:p>
              </table:table-cell>
              <table:table-cell office:value-type="float" office:value="0.03125">
                <text:p>0.03125</text:p>
              </table:table-cell>
              <table:table-cell office:value-type="float" office:value="-0.84765625">
                <text:p>-0.84765625</text:p>
              </table:table-cell>
              <table:table-cell office:value-type="float" office:value="1.31640625">
                <text:p>1.31640625</text:p>
              </table:table-cell>
            </table:table-row>
            <table:table-row>
              <table:table-cell office:value-type="string">
                <text:p>63428298469453</text:p>
              </table:table-cell>
              <table:table-cell office:value-type="float" office:value="0">
                <text:p>0</text:p>
              </table:table-cell>
              <table:table-cell office:value-type="float" office:value="-0.796875">
                <text:p>-0.796875</text:p>
              </table:table-cell>
              <table:table-cell office:value-type="float" office:value="1.04296875">
                <text:p>1.04296875</text:p>
              </table:table-cell>
            </table:table-row>
            <table:table-row>
              <table:table-cell office:value-type="string">
                <text:p>63428298469957</text:p>
              </table:table-cell>
              <table:table-cell office:value-type="float" office:value="0">
                <text:p>0</text:p>
              </table:table-cell>
              <table:table-cell office:value-type="float" office:value="-0.87109375">
                <text:p>-0.87109375</text:p>
              </table:table-cell>
              <table:table-cell office:value-type="float" office:value="0.87109375">
                <text:p>0.87109375</text:p>
              </table:table-cell>
            </table:table-row>
            <table:table-row>
              <table:table-cell office:value-type="string">
                <text:p>63428298470471</text:p>
              </table:table-cell>
              <table:table-cell office:value-type="float" office:value="-0.3671875">
                <text:p>-0.3671875</text:p>
              </table:table-cell>
              <table:table-cell office:value-type="float" office:value="0.484375">
                <text:p>0.484375</text:p>
              </table:table-cell>
              <table:table-cell office:value-type="float" office:value="0.05859375">
                <text:p>0.05859375</text:p>
              </table:table-cell>
            </table:table-row>
            <table:table-row>
              <table:table-cell office:value-type="string">
                <text:p>63428298470904</text:p>
              </table:table-cell>
              <table:table-cell office:value-type="float" office:value="-0.71484375">
                <text:p>-0.71484375</text:p>
              </table:table-cell>
              <table:table-cell office:value-type="float" office:value="0.51171875">
                <text:p>0.51171875</text:p>
              </table:table-cell>
              <table:table-cell office:value-type="float" office:value="-0.57421875">
                <text:p>-0.57421875</text:p>
              </table:table-cell>
            </table:table-row>
            <table:table-row>
              <table:table-cell office:value-type="string">
                <text:p>63428298471490</text:p>
              </table:table-cell>
              <table:table-cell office:value-type="float" office:value="-0.48828125">
                <text:p>-0.48828125</text:p>
              </table:table-cell>
              <table:table-cell office:value-type="float" office:value="-0.60546875">
                <text:p>-0.60546875</text:p>
              </table:table-cell>
              <table:table-cell office:value-type="float" office:value="0.73046875">
                <text:p>0.73046875</text:p>
              </table:table-cell>
            </table:table-row>
            <table:table-row>
              <table:table-cell office:value-type="string">
                <text:p>63428298472082</text:p>
              </table:table-cell>
              <table:table-cell office:value-type="float" office:value="0.625">
                <text:p>0.625</text:p>
              </table:table-cell>
              <table:table-cell office:value-type="float" office:value="-1.45703125">
                <text:p>-1.45703125</text:p>
              </table:table-cell>
              <table:table-cell office:value-type="float" office:value="2.35546875">
                <text:p>2.35546875</text:p>
              </table:table-cell>
            </table:table-row>
            <table:table-row>
              <table:table-cell office:value-type="string">
                <text:p>63428298472469</text:p>
              </table:table-cell>
              <table:table-cell office:value-type="float" office:value="0.25390625">
                <text:p>0.25390625</text:p>
              </table:table-cell>
              <table:table-cell office:value-type="float" office:value="-1.11328125">
                <text:p>-1.11328125</text:p>
              </table:table-cell>
              <table:table-cell office:value-type="float" office:value="1.52734375">
                <text:p>1.52734375</text:p>
              </table:table-cell>
            </table:table-row>
            <table:table-row>
              <table:table-cell office:value-type="string">
                <text:p>6342829847302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-0.9375">
                <text:p>-0.9375</text:p>
              </table:table-cell>
              <table:table-cell office:value-type="float" office:value="1.14453125">
                <text:p>1.14453125</text:p>
              </table:table-cell>
            </table:table-row>
            <table:table-row>
              <table:table-cell office:value-type="string">
                <text:p>63428298473474</text:p>
              </table:table-cell>
              <table:table-cell office:value-type="float" office:value="0.0234375">
                <text:p>0.0234375</text:p>
              </table:table-cell>
              <table:table-cell office:value-type="float" office:value="-0.84765625">
                <text:p>-0.847656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3428298473917</text:p>
              </table:table-cell>
              <table:table-cell office:value-type="float" office:value="0">
                <text:p>0</text:p>
              </table:table-cell>
              <table:table-cell office:value-type="float" office:value="-0.7890625">
                <text:p>-0.7890625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63428298474418</text:p>
              </table:table-cell>
              <table:table-cell office:value-type="float" office:value="-0.0078125">
                <text:p>-0.0078125</text:p>
              </table:table-cell>
              <table:table-cell office:value-type="float" office:value="-0.7734375">
                <text:p>-0.7734375</text:p>
              </table:table-cell>
              <table:table-cell office:value-type="float" office:value="0.78515625">
                <text:p>0.78515625</text:p>
              </table:table-cell>
            </table:table-row>
            <table:table-row>
              <table:table-cell office:value-type="string">
                <text:p>63428298474931</text:p>
              </table:table-cell>
              <table:table-cell office:value-type="float" office:value="-0.19921875">
                <text:p>-0.19921875</text:p>
              </table:table-cell>
              <table:table-cell office:value-type="float" office:value="-0.7265625">
                <text:p>-0.7265625</text:p>
              </table:table-cell>
              <table:table-cell office:value-type="float" office:value="0.80078125">
                <text:p>0.80078125</text:p>
              </table:table-cell>
            </table:table-row>
            <table:table-row>
              <table:table-cell office:value-type="string">
                <text:p>63428298475468</text:p>
              </table:table-cell>
              <table:table-cell office:value-type="float" office:value="-0.40234375">
                <text:p>-0.40234375</text:p>
              </table:table-cell>
              <table:table-cell office:value-type="float" office:value="-0.66015625">
                <text:p>-0.66015625</text:p>
              </table:table-cell>
              <table:table-cell office:value-type="float" office:value="0.6796875">
                <text:p>0.6796875</text:p>
              </table:table-cell>
            </table:table-row>
            <table:table-row>
              <table:table-cell office:value-type="string">
                <text:p>63428298475932</text:p>
              </table:table-cell>
              <table:table-cell office:value-type="float" office:value="-0.48828125">
                <text:p>-0.48828125</text:p>
              </table:table-cell>
              <table:table-cell office:value-type="float" office:value="-0.6328125">
                <text:p>-0.6328125</text:p>
              </table:table-cell>
              <table:table-cell office:value-type="float" office:value="0.6328125">
                <text:p>0.6328125</text:p>
              </table:table-cell>
            </table:table-row>
            <table:table-row>
              <table:table-cell office:value-type="string">
                <text:p>63428298476436</text:p>
              </table:table-cell>
              <table:table-cell office:value-type="float" office:value="-0.50390625">
                <text:p>-0.50390625</text:p>
              </table:table-cell>
              <table:table-cell office:value-type="float" office:value="-0.63671875">
                <text:p>-0.63671875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63428298476936</text:p>
              </table:table-cell>
              <table:table-cell office:value-type="float" office:value="-0.45703125">
                <text:p>-0.45703125</text:p>
              </table:table-cell>
              <table:table-cell office:value-type="float" office:value="-0.6328125">
                <text:p>-0.632812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63428298477438</text:p>
              </table:table-cell>
              <table:table-cell office:value-type="float" office:value="-0.4140625">
                <text:p>-0.4140625</text:p>
              </table:table-cell>
              <table:table-cell office:value-type="float" office:value="-0.63671875">
                <text:p>-0.6367187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63428298477945</text:p>
              </table:table-cell>
              <table:table-cell office:value-type="float" office:value="-0.3203125">
                <text:p>-0.3203125</text:p>
              </table:table-cell>
              <table:table-cell office:value-type="float" office:value="-0.69140625">
                <text:p>-0.69140625</text:p>
              </table:table-cell>
              <table:table-cell office:value-type="float" office:value="0.75390625">
                <text:p>0.75390625</text:p>
              </table:table-cell>
            </table:table-row>
            <table:table-row>
              <table:table-cell office:value-type="string">
                <text:p>63428298478948</text:p>
              </table:table-cell>
              <table:table-cell office:value-type="float" office:value="0.2421875">
                <text:p>0.2421875</text:p>
              </table:table-cell>
              <table:table-cell office:value-type="float" office:value="-0.6171875">
                <text:p>-0.6171875</text:p>
              </table:table-cell>
              <table:table-cell office:value-type="float" office:value="0.69140625">
                <text:p>0.69140625</text:p>
              </table:table-cell>
            </table:table-row>
            <table:table-row>
              <table:table-cell office:value-type="string">
                <text:p>63428298479449</text:p>
              </table:table-cell>
              <table:table-cell office:value-type="float" office:value="0.1171875">
                <text:p>0.1171875</text:p>
              </table:table-cell>
              <table:table-cell office:value-type="float" office:value="-0.55859375">
                <text:p>-0.55859375</text:p>
              </table:table-cell>
              <table:table-cell office:value-type="float" office:value="0.74609375">
                <text:p>0.74609375</text:p>
              </table:table-cell>
            </table:table-row>
            <table:table-row>
              <table:table-cell office:value-type="string">
                <text:p>63428298479951</text:p>
              </table:table-cell>
              <table:table-cell office:value-type="float" office:value="0.1328125">
                <text:p>0.1328125</text:p>
              </table:table-cell>
              <table:table-cell office:value-type="float" office:value="-0.51953125">
                <text:p>-0.51953125</text:p>
              </table:table-cell>
              <table:table-cell office:value-type="float" office:value="0.86328125">
                <text:p>0.86328125</text:p>
              </table:table-cell>
            </table:table-row>
            <table:table-row>
              <table:table-cell office:value-type="string">
                <text:p>63428298480449</text:p>
              </table:table-cell>
              <table:table-cell office:value-type="float" office:value="0.17578125">
                <text:p>0.17578125</text:p>
              </table:table-cell>
              <table:table-cell office:value-type="float" office:value="-0.26953125">
                <text:p>-0.26953125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63428298480954</text:p>
              </table:table-cell>
              <table:table-cell office:value-type="float" office:value="0.18359375">
                <text:p>0.18359375</text:p>
              </table:table-cell>
              <table:table-cell office:value-type="float" office:value="-0.18359375">
                <text:p>-0.18359375</text:p>
              </table:table-cell>
              <table:table-cell office:value-type="float" office:value="0.9453125">
                <text:p>0.9453125</text:p>
              </table:table-cell>
            </table:table-row>
            <table:table-row>
              <table:table-cell office:value-type="string">
                <text:p>63428298481454</text:p>
              </table:table-cell>
              <table:table-cell office:value-type="float" office:value="0.19140625">
                <text:p>0.19140625</text:p>
              </table:table-cell>
              <table:table-cell office:value-type="float" office:value="-0.203125">
                <text:p>-0.203125</text:p>
              </table:table-cell>
              <table:table-cell office:value-type="float" office:value="1.08984375">
                <text:p>1.08984375</text:p>
              </table:table-cell>
            </table:table-row>
            <table:table-row>
              <table:table-cell office:value-type="string">
                <text:p>6342829848195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13671875">
                <text:p>0.13671875</text:p>
              </table:table-cell>
            </table:table-row>
            <table:table-row>
              <table:table-cell office:value-type="string">
                <text:p>63428298482457</text:p>
              </table:table-cell>
              <table:table-cell office:value-type="float" office:value="0.16796875">
                <text:p>0.16796875</text:p>
              </table:table-cell>
              <table:table-cell office:value-type="float" office:value="-0.140625">
                <text:p>-0.140625</text:p>
              </table:table-cell>
              <table:table-cell office:value-type="float" office:value="0.61328125">
                <text:p>0.61328125</text:p>
              </table:table-cell>
            </table:table-row>
            <table:table-row>
              <table:table-cell office:value-type="string">
                <text:p>63428298483012</text:p>
              </table:table-cell>
              <table:table-cell office:value-type="float" office:value="0.17578125">
                <text:p>0.17578125</text:p>
              </table:table-cell>
              <table:table-cell office:value-type="float" office:value="-0.23046875">
                <text:p>-0.23046875</text:p>
              </table:table-cell>
              <table:table-cell office:value-type="float" office:value="0.79296875">
                <text:p>0.79296875</text:p>
              </table:table-cell>
            </table:table-row>
            <table:table-row>
              <table:table-cell office:value-type="string">
                <text:p>63428298483462</text:p>
              </table:table-cell>
              <table:table-cell office:value-type="float" office:value="0.203125">
                <text:p>0.203125</text:p>
              </table:table-cell>
              <table:table-cell office:value-type="float" office:value="-0.27734375">
                <text:p>-0.27734375</text:p>
              </table:table-cell>
              <table:table-cell office:value-type="float" office:value="0.87109375">
                <text:p>0.87109375</text:p>
              </table:table-cell>
            </table:table-row>
            <table:table-row>
              <table:table-cell office:value-type="string">
                <text:p>63428298483964</text:p>
              </table:table-cell>
              <table:table-cell office:value-type="float" office:value="0.21875">
                <text:p>0.21875</text:p>
              </table:table-cell>
              <table:table-cell office:value-type="float" office:value="-0.31640625">
                <text:p>-0.31640625</text:p>
              </table:table-cell>
              <table:table-cell office:value-type="float" office:value="0.91796875">
                <text:p>0.91796875</text:p>
              </table:table-cell>
            </table:table-row>
            <table:table-row>
              <table:table-cell office:value-type="string">
                <text:p>63428298484466</text:p>
              </table:table-cell>
              <table:table-cell office:value-type="float" office:value="0.22265625">
                <text:p>0.22265625</text:p>
              </table:table-cell>
              <table:table-cell office:value-type="float" office:value="-0.34375">
                <text:p>-0.34375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63428298484982</text:p>
              </table:table-cell>
              <table:table-cell office:value-type="float" office:value="0.2265625">
                <text:p>0.2265625</text:p>
              </table:table-cell>
              <table:table-cell office:value-type="float" office:value="-0.35546875">
                <text:p>-0.35546875</text:p>
              </table:table-cell>
              <table:table-cell office:value-type="float" office:value="0.92578125">
                <text:p>0.92578125</text:p>
              </table:table-cell>
            </table:table-row>
            <table:table-row>
              <table:table-cell office:value-type="string">
                <text:p>63428298485469</text:p>
              </table:table-cell>
              <table:table-cell office:value-type="float" office:value="0.2265625">
                <text:p>0.2265625</text:p>
              </table:table-cell>
              <table:table-cell office:value-type="float" office:value="-0.35546875">
                <text:p>-0.35546875</text:p>
              </table:table-cell>
              <table:table-cell office:value-type="float" office:value="0.93359375">
                <text:p>0.93359375</text:p>
              </table:table-cell>
            </table:table-row>
            <table:table-row>
              <table:table-cell office:value-type="string">
                <text:p>63428298486028</text:p>
              </table:table-cell>
              <table:table-cell office:value-type="float" office:value="0.1171875">
                <text:p>0.1171875</text:p>
              </table:table-cell>
              <table:table-cell office:value-type="float" office:value="-0.64453125">
                <text:p>-0.64453125</text:p>
              </table:table-cell>
              <table:table-cell office:value-type="float" office:value="0.49609375">
                <text:p>0.49609375</text:p>
              </table:table-cell>
            </table:table-row>
            <table:table-row>
              <table:table-cell office:value-type="string">
                <text:p>63428298486519</text:p>
              </table:table-cell>
              <table:table-cell office:value-type="float" office:value="0.1953125">
                <text:p>0.1953125</text:p>
              </table:table-cell>
              <table:table-cell office:value-type="float" office:value="-0.4140625">
                <text:p>-0.4140625</text:p>
              </table:table-cell>
              <table:table-cell office:value-type="float" office:value="0.73046875">
                <text:p>0.73046875</text:p>
              </table:table-cell>
            </table:table-row>
            <table:table-row>
              <table:table-cell office:value-type="string">
                <text:p>63428298487017</text:p>
              </table:table-cell>
              <table:table-cell office:value-type="float" office:value="0.2109375">
                <text:p>0.2109375</text:p>
              </table:table-cell>
              <table:table-cell office:value-type="float" office:value="-0.36328125">
                <text:p>-0.36328125</text:p>
              </table:table-cell>
              <table:table-cell office:value-type="float" office:value="0.84765625">
                <text:p>0.84765625</text:p>
              </table:table-cell>
            </table:table-row>
            <table:table-row>
              <table:table-cell office:value-type="string">
                <text:p>63428298487520</text:p>
              </table:table-cell>
              <table:table-cell office:value-type="float" office:value="0.23046875">
                <text:p>0.23046875</text:p>
              </table:table-cell>
              <table:table-cell office:value-type="float" office:value="-0.37109375">
                <text:p>-0.37109375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63428298488020</text:p>
              </table:table-cell>
              <table:table-cell office:value-type="float" office:value="0.1875">
                <text:p>0.1875</text:p>
              </table:table-cell>
              <table:table-cell office:value-type="float" office:value="-0.19140625">
                <text:p>-0.191406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88519</text:p>
              </table:table-cell>
              <table:table-cell office:value-type="float" office:value="0.03515625">
                <text:p>0.03515625</text:p>
              </table:table-cell>
              <table:table-cell office:value-type="float" office:value="-0.13671875">
                <text:p>-0.13671875</text:p>
              </table:table-cell>
              <table:table-cell office:value-type="float" office:value="1.0078125">
                <text:p>1.0078125</text:p>
              </table:table-cell>
            </table:table-row>
            <table:table-row>
              <table:table-cell office:value-type="string">
                <text:p>63428298489022</text:p>
              </table:table-cell>
              <table:table-cell office:value-type="float" office:value="-0.0078125">
                <text:p>-0.0078125</text:p>
              </table:table-cell>
              <table:table-cell office:value-type="float" office:value="-0.10546875">
                <text:p>-0.10546875</text:p>
              </table:table-cell>
              <table:table-cell office:value-type="float" office:value="1.01953125">
                <text:p>1.01953125</text:p>
              </table:table-cell>
            </table:table-row>
            <table:table-row>
              <table:table-cell office:value-type="string">
                <text:p>63428298489523</text:p>
              </table:table-cell>
              <table:table-cell office:value-type="float" office:value="-0.03515625">
                <text:p>-0.03515625</text:p>
              </table:table-cell>
              <table:table-cell office:value-type="float" office:value="-0.09375">
                <text:p>-0.09375</text:p>
              </table:table-cell>
              <table:table-cell office:value-type="float" office:value="1.00390625">
                <text:p>1.00390625</text:p>
              </table:table-cell>
            </table:table-row>
            <table:table-row>
              <table:table-cell office:value-type="string">
                <text:p>63428298490025</text:p>
              </table:table-cell>
              <table:table-cell office:value-type="float" office:value="-0.04296875">
                <text:p>-0.04296875</text:p>
              </table:table-cell>
              <table:table-cell office:value-type="float" office:value="-0.09375">
                <text:p>-0.09375</text:p>
              </table:table-cell>
              <table:table-cell office:value-type="float" office:value="1.0078125">
                <text:p>1.0078125</text:p>
              </table:table-cell>
            </table:table-row>
            <table:table-row>
              <table:table-cell office:value-type="string">
                <text:p>63428298490527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9765625">
                <text:p>-0.09765625</text:p>
              </table:table-cell>
              <table:table-cell office:value-type="float" office:value="1.0078125">
                <text:p>1.0078125</text:p>
              </table:table-cell>
            </table:table-row>
            <table:table-row>
              <table:table-cell office:value-type="string">
                <text:p>63428298491029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859375">
                <text:p>-0.0859375</text:p>
              </table:table-cell>
              <table:table-cell office:value-type="float" office:value="1.0078125">
                <text:p>1.0078125</text:p>
              </table:table-cell>
            </table:table-row>
            <table:table-row>
              <table:table-cell office:value-type="string">
                <text:p>63428298491531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8984375">
                <text:p>-0.08984375</text:p>
              </table:table-cell>
              <table:table-cell office:value-type="float" office:value="1.0078125">
                <text:p>1.0078125</text:p>
              </table:table-cell>
            </table:table-row>
            <table:table-row>
              <table:table-cell office:value-type="string">
                <text:p>63428298492033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859375">
                <text:p>-0.085937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63428298492536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9765625">
                <text:p>-0.09765625</text:p>
              </table:table-cell>
              <table:table-cell office:value-type="float" office:value="1.00390625">
                <text:p>1.00390625</text:p>
              </table:table-cell>
            </table:table-row>
            <table:table-row>
              <table:table-cell office:value-type="string">
                <text:p>63428298493037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-0.09375">
                <text:p>-0.0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28298493587</text:p>
              </table:table-cell>
              <table:table-cell office:value-type="float" office:value="-0.0546875">
                <text:p>-0.0546875</text:p>
              </table:table-cell>
              <table:table-cell office:value-type="float" office:value="-0.08984375">
                <text:p>-0.08984375</text:p>
              </table:table-cell>
              <table:table-cell office:value-type="float" office:value="1.01171875">
                <text:p>1.0117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86cm" svg:height="6.971cm" xlink:href=".." chart:class="chart:line" chart:style-name="ch1">
        <chart:legend chart:legend-position="end" svg:x="13.517cm" svg:y="3.203cm" chart:style-name="ch2"/>
        <chart:plot-area chart:style-name="ch3" table:cell-range-address="Sheet1.E1:Sheet1.E166" chart:data-source-has-labels="row" svg:x="0.317cm" svg:y="0.139cm" svg:width="12.884cm" svg:height="6.55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66" chart:label-cell-address="Sheet1.E1:Sheet1.E1" chart:class="chart:line">
            <chart:data-point chart:repeated="1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:Sheet1.E1">deltaG/se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23110293011697">
                <text:p text:id="Sheet1.E2:Sheet1.E166">0.00002231102930116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7440505137025">
                <text:p>0.000297440505137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97440505137025">
                <text:p>0.000297440505137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23041898793697">
                <text:p>0.00423041898793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77144790415041">
                <text:p>0.00777144790415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38014511957152">
                <text:p>0.000238014511957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0821103564008">
                <text:p>0.000200821103564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38236983935303">
                <text:p>0.00438236983935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59842592360748">
                <text:p>0.00359842592360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09858735331237">
                <text:p>0.00409858735331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60331204428477">
                <text:p>0.000260331204428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67770209831708">
                <text:p>0.000267770209831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03376682858681">
                <text:p>0.00803376682858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80142378887816">
                <text:p>0.00780142378887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79392973495163">
                <text:p>0.00779392973495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60331204428477">
                <text:p>0.000260331204428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5707828721349">
                <text:p>0.0365707828721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77180567036706">
                <text:p>0.0477180567036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2728520409404">
                <text:p>0.212728520409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1343311479567">
                <text:p>0.121343311479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5199149602052">
                <text:p>0.0455199149602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1674502514928">
                <text:p>0.0421674502514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0357295340978">
                <text:p>0.03803572953409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84788333714681">
                <text:p>0.00484788333714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88744364078874">
                <text:p>0.0188744364078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89595933501861">
                <text:p>0.02895959335018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55357373514626">
                <text:p>0.0355357373514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36211688965833">
                <text:p>0.0436211688965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12436311223612">
                <text:p>0.0212436311223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02512132713037">
                <text:p>0.0202512132713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934591282937">
                <text:p>0.023934591282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109062329486">
                <text:p>0.022109062329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3219711368193">
                <text:p>0.183219711368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7564106635704">
                <text:p>0.097564106635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8353103409463">
                <text:p>0.118353103409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8717737163186">
                <text:p>0.1087177371631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5993723815075">
                <text:p>0.265993723815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5111665563357">
                <text:p>0.3151116655633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2948566169859">
                <text:p>0.122948566169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013422793657">
                <text:p>0.23013422793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8961167416871">
                <text:p>0.338961167416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798313904524">
                <text:p>0.24798313904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8167253561284">
                <text:p>0.128167253561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578813923923">
                <text:p>0.49578813923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4553182132135">
                <text:p>0.6645531821321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1067606421772">
                <text:p>0.421067606421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1457187623188">
                <text:p>0.191457187623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6051256733198">
                <text:p>0.126051256733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7917930789785">
                <text:p>0.137917930789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40137795952853">
                <text:p>0.0940137795952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8362706349216">
                <text:p>0.168362706349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38439628533625">
                <text:p>0.0538439628533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83358248053001">
                <text:p>0.0983358248053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232884212427">
                <text:p>0.432328842124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9601563030776">
                <text:p>0.359601563030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7575153890154">
                <text:p>0.127575153890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473680767125">
                <text:p>0.12473680767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684562757334">
                <text:p>0.285684562757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0451955630843">
                <text:p>0.7204519556308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02516104615008">
                <text:p>0.08025161046150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6104849180107">
                <text:p>0.1361048491801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4908180587993">
                <text:p>0.2449081805879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6555404751064">
                <text:p>0.0986555404751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0375412518192">
                <text:p>0.200375412518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8884394329113">
                <text:p>0.2788843943291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0280467312093">
                <text:p>0.330280467312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5392817554905">
                <text:p>0.3453928175549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1808969636907">
                <text:p>0.318089696369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0501043362632">
                <text:p>0.300501043362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4566222938102">
                <text:p>0.994566222938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10377509998167">
                <text:p>0.8103775099981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0669116174963">
                <text:p>0.340669116174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12819066568249">
                <text:p>0.912819066568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88123846858942">
                <text:p>0.6881238468589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67274924557395">
                <text:p>0.467274924557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86668089685792">
                <text:p>0.6866680896857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355309899044">
                <text:p>0.4563553098990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58652625178798">
                <text:p>0.4586526251787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46766912616894">
                <text:p>0.09467669126168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5404550776769">
                <text:p>0.6054045507767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4420964926576">
                <text:p>1.044209649265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5049656111519">
                <text:p>0.4250496561115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645338185566">
                <text:p>0.34645338185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5387981265973">
                <text:p>0.2153879812659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6661501851514">
                <text:p>0.166661501851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45318424122299">
                <text:p>0.0845318424122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36225424321896">
                <text:p>0.02362254243218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1068893070598">
                <text:p>0.311068893070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2179913211926">
                <text:p>0.2721799132119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7480715044021">
                <text:p>0.287480715044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6465360173929">
                <text:p>0.0864653601739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05159384977736">
                <text:p>0.305159384977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8186902538835">
                <text:p>0.018186902538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618206004375">
                <text:p>1.12618206004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0424736945154">
                <text:p>1.704247369451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6176051325996">
                <text:p>1.36176051325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94610136896344">
                <text:p>0.694610136896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88361141474042">
                <text:p>0.688361141474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8220678752944">
                <text:p>2.18220678752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840798381785">
                <text:p>1.538407983817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73972836781553">
                <text:p>0.473972836781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49968782251633">
                <text:p>0.04499687822516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75828922515586">
                <text:p>0.7758289225155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61035241797507">
                <text:p>0.8610352417975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44888854950191">
                <text:p>0.744888854950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58563327682444">
                <text:p>0.658563327682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3942476120172">
                <text:p>0.6139424761201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03430864794869">
                <text:p>0.6034308647948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1446658655061">
                <text:p>0.5914466586550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0005008097072">
                <text:p>0.600050080970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43801143937157">
                <text:p>0.243801143937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56406488873601">
                <text:p>0.8564064888736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86318594768324">
                <text:p>0.7863185947683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6225284141469">
                <text:p>0.3262252841414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0965128656802">
                <text:p>0.8909651286568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1257526826361">
                <text:p>1.112575268263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3200690135113">
                <text:p>1.03200690135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78537793664973">
                <text:p>0.7785377936649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7898074207803">
                <text:p>0.6978980742078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66236927964815">
                <text:p>0.0766236927964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6025877542761">
                <text:p>0.5160258775427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33035421952323">
                <text:p>0.5330354219523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0531605061446">
                <text:p>2.305316050614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7298376308898">
                <text:p>1.372983763088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48683956430116">
                <text:p>0.948683956430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30096504272209">
                <text:p>0.7300965042722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1205670600424">
                <text:p>0.6212056706004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68136529521914">
                <text:p>0.568136529521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65454344771162">
                <text:p>0.565454344771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95384267101499">
                <text:p>0.4953842671014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85456861201244">
                <text:p>0.4854568612012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00264293307202">
                <text:p>0.5002642933072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03593130465633">
                <text:p>0.5035931304656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167189600736">
                <text:p>0.511671896007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7907740025898">
                <text:p>0.5379077400258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13998570128692">
                <text:p>0.113998570128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2552381148884">
                <text:p>0.1325523811488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56514328513771">
                <text:p>0.05565143285137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881209650531496">
                <text:p>0.08812096505314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916013684307038">
                <text:p>0.09160136843070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30913021197605">
                <text:p>0.05309130211976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94198617946576">
                <text:p>0.8941986179465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690518080307">
                <text:p>0.4206905180803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7638937243405">
                <text:p>0.2276389372434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5448213166204">
                <text:p>0.135448213166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66177331372353">
                <text:p>0.07661773313723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702985184016609">
                <text:p>0.07029851840166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46909593062466">
                <text:p>0.05469095930624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75756944851811">
                <text:p>0.04757569448518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0178717734719">
                <text:p>0.2501787177347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9843772112862">
                <text:p>0.2098437721128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5883671217966">
                <text:p>0.1258836712179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29145747987687">
                <text:p>0.07291457479876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1547688376397">
                <text:p>0.021547688376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2652934273412">
                <text:p>0.0826529342734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0780953554185">
                <text:p>0.06707809535541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95170230607496">
                <text:p>0.0695170230607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19560350072456">
                <text:p>0.003195603500724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00041653395884">
                <text:p>0.03000416533958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24229171263">
                <text:p>0.03242291712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11930807573872">
                <text:p>0.111930807573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2794916083503">
                <text:p>0.8427949160835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58690648637359">
                <text:p>0.3586906486373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1384512816001">
                <text:p>0.161384512816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80697250833782">
                <text:p>0.080697250833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51cm" svg:height="7cm" xlink:href=".." chart:class="chart:line" chart:style-name="ch1">
        <chart:legend chart:legend-position="end" svg:x="14.574cm" svg:y="3.218cm" chart:style-name="ch2"/>
        <chart:plot-area chart:style-name="ch3" table:cell-range-address="Sheet1.J1:Sheet1.J166" chart:data-source-has-labels="row" svg:x="0.369cm" svg:y="0.14cm" svg:width="13.837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166" chart:label-cell-address="Sheet1.J1:Sheet1.J1" chart:class="chart:line">
            <chart:data-point chart:repeated="1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1:Sheet1.J1">deltaAverage/samp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J2:Sheet1.J166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37564737918039">
                <text:p>0.000137564737918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1106185131653">
                <text:p>0.0011106185131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0983672504097">
                <text:p>0.00290983672504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06280879013077">
                <text:p>0.00306280879013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94805334667347">
                <text:p>0.0029480533466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7880799605223">
                <text:p>0.00277880799605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7217766369794">
                <text:p>0.00207217766369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0736913185479">
                <text:p>0.00150736913185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1539717398212">
                <text:p>0.00111539717398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6904735958962">
                <text:p>0.00166904735958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90208619764365">
                <text:p>0.00290208619764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88671781207928">
                <text:p>0.00388671781207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0464252777701">
                <text:p>0.0020464252777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06465051758409">
                <text:p>0.00206465051758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4673550738034">
                <text:p>0.0124673550738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4068932080178">
                <text:p>0.054068932080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7825780170733">
                <text:p>0.157825780170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7033801378055">
                <text:p>0.137033801378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59226687176911">
                <text:p>0.08592266871769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4595904771948">
                <text:p>0.104595904771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69190174365752">
                <text:p>0.0569190174365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3148708980985">
                <text:p>0.0203148708980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64744902735393">
                <text:p>0.00864744902735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4177836176511">
                <text:p>0.00714177836176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1307912288632">
                <text:p>0.0121307912288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1159638720808">
                <text:p>0.0121159638720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75982267826514">
                <text:p>0.00775982267826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31905458195265">
                <text:p>0.01319054581952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8676104044008">
                <text:p>0.0108676104044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8857339036813">
                <text:p>0.018857339036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5586734241093">
                <text:p>0.125586734241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707364411015">
                <text:p>0.133707364411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21846146819917">
                <text:p>0.08218461468199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7836873914512">
                <text:p>0.0778368739145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44736217132365">
                <text:p>0.0944736217132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7101651017636">
                <text:p>0.1371016510176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46273605286942">
                <text:p>0.0846273605286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89982977744619">
                <text:p>0.04899829777446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8102105623143">
                <text:p>0.128102105623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5700677973143">
                <text:p>0.105700677973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7242948202701">
                <text:p>0.107242948202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9553819846068">
                <text:p>0.159553819846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4596953609952">
                <text:p>0.1745969536099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8779393143081">
                <text:p>0.1587793931430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0079764318662">
                <text:p>0.130079764318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44905165126081">
                <text:p>0.0344905165126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07318371805046">
                <text:p>0.0307318371805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200504382193">
                <text:p>0.072005043821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22098163137846">
                <text:p>0.0622098163137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8874018053519">
                <text:p>0.238874018053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6313362913771">
                <text:p>0.6263133629137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6775657039371">
                <text:p>0.526775657039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8558307845935">
                <text:p>0.185583078459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2592609356444">
                <text:p>0.1125926093564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2934558522527">
                <text:p>0.2229345585225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1430543870277">
                <text:p>0.211430543870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21932151176101">
                <text:p>0.08219321511761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5561981109661">
                <text:p>0.1555619811096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78144509555988">
                <text:p>0.278144509555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9760120012734">
                <text:p>0.2097601200127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62835232203048">
                <text:p>0.07628352322030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15759020269988">
                <text:p>0.0515759020269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5769630116358">
                <text:p>0.0165769630116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50731357097234">
                <text:p>0.005507313570972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7087335843432">
                <text:p>0.1170873358434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1187412018109">
                <text:p>0.401187412018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186135528155">
                <text:p>0.48186135528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4678108688842">
                <text:p>0.4446781086888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811464483102">
                <text:p>0.340811464483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1912733426611">
                <text:p>0.311912733426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6043123793087">
                <text:p>0.2960431237930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1493599077022">
                <text:p>0.1914935990770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6706551242364">
                <text:p>0.2067065512423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7106954713685">
                <text:p>0.1371069547136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9800362693847">
                <text:p>0.0998003626938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9916128523512">
                <text:p>0.299161285235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7870152848742">
                <text:p>0.417870152848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31757189718004">
                <text:p>0.4317571897180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527269977702">
                <text:p>0.305272699777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6005959882366">
                <text:p>0.1060059598823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2697444821874">
                <text:p>0.1026974448218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7728837691439">
                <text:p>0.0857728837691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89418516138138">
                <text:p>0.07894185161381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2119744305338">
                <text:p>0.162119744305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92581856672116">
                <text:p>0.192581856672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6363402866516">
                <text:p>0.116363402866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9004625448606">
                <text:p>0.1690046254486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3363628225197">
                <text:p>0.1933636282251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1794972946481">
                <text:p>0.1717949729464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18275011786">
                <text:p>0.55182750117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40809072202828">
                <text:p>0.6408090722028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9120546365237">
                <text:p>0.39120546365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1962662338827">
                <text:p>0.6519626623388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6034579621">
                <text:p>1.160345796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8710794752949">
                <text:p>1.187107947529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6435924922171">
                <text:p>0.9364359249221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8450558981253">
                <text:p>1.384505589812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9912274140887">
                <text:p>1.299122741408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50902672097623">
                <text:p>0.7509026720976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2745501640647">
                <text:p>0.3827455016406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02340825180944">
                <text:p>0.0702340825180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66269935419344">
                <text:p>0.09662699354193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55594596785854">
                <text:p>0.05555945967858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1846687242418">
                <text:p>0.021846687242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65439379145007">
                <text:p>0.0065439379145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4788055860031">
                <text:p>0.1047880558600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86807512436613">
                <text:p>0.2868075124366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21340620600698">
                <text:p>0.6213406206006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0799567856815">
                <text:p>0.5407995678568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54782831103037">
                <text:p>0.2547828311030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9175082928393">
                <text:p>0.5991750829283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73311387630559">
                <text:p>0.2733113876305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31453745507224">
                <text:p>0.331453745507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7715244355354">
                <text:p>0.1677152443553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72755760705217">
                <text:p>0.4727557607052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8798611219853">
                <text:p>0.9387986112198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36089653976194">
                <text:p>0.8360896539761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357823152681">
                <text:p>0.53578231526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906464613728">
                <text:p>0.259064646137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33447080514856">
                <text:p>0.133447080514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05765048871948">
                <text:p>0.06057650488719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95858219318572">
                <text:p>0.03958582193185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69485590803562">
                <text:p>0.0469485590803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43655259268132">
                <text:p>0.0243655259268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6848050056792">
                <text:p>0.016848050056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6156450320329">
                <text:p>0.0136156450320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509906503671242">
                <text:p>0.005099065036712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828074493295994">
                <text:p>0.008280744932959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01195835207248">
                <text:p>0.04011958352072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98006346145758">
                <text:p>0.03980063461457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33170696046973">
                <text:p>0.03331706960469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61119099236849">
                <text:p>0.05611190992368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47362129652939">
                <text:p>0.05473621296529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13943466486941">
                <text:p>0.313943466486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8329603277863">
                <text:p>0.3683296032778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92617191024324">
                <text:p>0.292617191024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4587831709565">
                <text:p>0.2845878317095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3533873275698">
                <text:p>0.1135338732756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66470793633765">
                <text:p>0.05664707936337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44647370376099">
                <text:p>0.02446473703760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36393283555731">
                <text:p>0.01363932835557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7039852697944">
                <text:p>0.1170398526979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4707226949867">
                <text:p>0.154707226949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49251006876697">
                <text:p>0.05492510068766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419689807658">
                <text:p>0.0394196898076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00038335365923">
                <text:p>0.07000383353659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2825675540437">
                <text:p>0.0428256755404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4721681319506">
                <text:p>0.01347216813195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46947186014031">
                <text:p>0.0146947186014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630449120030319">
                <text:p>0.00630449120030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430974520263994">
                <text:p>0.004309745202639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48847192678958">
                <text:p>0.001488471926789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895944114691516">
                <text:p>0.0008959441146915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6395510456162">
                <text:p>0.0026395510456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2540929042818">
                <text:p>0.00325409290428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49111428940507">
                <text:p>0.004491114289405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09493498003899">
                <text:p>0.005094934980038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54898392511624">
                <text:p>0.4548983925116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